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styles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settings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Thumbnails/thumbnail.png" manifest:media-type="image/png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04"/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ecksums (x64)" table:style-name="ta1">
        <table:shapes>
          <draw:frame draw:z-index="0" draw:style-name="gr1" draw:text-style-name="P1" svg:width="30.839cm" svg:height="14.981cm" svg:x="18.309cm" svg:y="0.345cm">
            <draw:object draw:notify-on-update-of-ranges="'Checksums (x64)'.B1:'Checksums (x64)'.H1 'Checksums (x64)'.A2:'Checksums (x64)'.A2 'Checksums (x64)'.B2:'Checksums (x64)'.H2 'Checksums (x64)'.A3:'Checksums (x64)'.A3 'Checksums (x64)'.B3:'Checksums (x64)'.H3 'Checksums (x64)'.A4:'Checksums (x64)'.A4 'Checksums (x64)'.B4:'Checksums (x64)'.H4 'Checksums (x64)'.A5:'Checksums (x64)'.A5 'Checksums (x64)'.B5:'Checksums (x64)'.H5 'Checksums (x64)'.A6:'Checksums (x64)'.A6 'Checksums (x64)'.B6:'Checksums (x64)'.H6 'Checksums (x64)'.A7:'Checksums (x64)'.A7 'Checksums (x64)'.B7:'Checksums (x64)'.H7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style-name="gr1" draw:text-style-name="P1" svg:width="17.594cm" svg:height="9.896cm" svg:x="0.318cm" svg:y="6.28cm">
            <draw:object draw:notify-on-update-of-ranges="'Checksums (x64)'.B9:'Checksums (x64)'.H9 'Checksums (x64)'.A10:'Checksums (x64)'.A10 'Checksums (x64)'.B10:'Checksums (x64)'.H10 'Checksums (x64)'.A11:'Checksums (x64)'.A11 'Checksums (x64)'.B11:'Checksums (x64)'.H11 'Checksums (x64)'.A12:'Checksums (x64)'.A12 'Checksums (x64)'.B12:'Checksums (x64)'.H12 'Checksums (x64)'.A13:'Checksums (x64)'.A13 'Checksums (x64)'.B13:'Checksums (x64)'.H13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005.8" calcext:value-type="float">
            <text:p>5005,8</text:p>
          </table:table-cell>
          <table:table-cell office:value-type="float" office:value="4522.2" calcext:value-type="float">
            <text:p>4522,2</text:p>
          </table:table-cell>
          <table:table-cell office:value-type="float" office:value="4542.2" calcext:value-type="float">
            <text:p>4542,2</text:p>
          </table:table-cell>
          <table:table-cell office:value-type="float" office:value="2812.1" calcext:value-type="float">
            <text:p>2812,1</text:p>
          </table:table-cell>
          <table:table-cell office:value-type="float" office:value="3211.2" calcext:value-type="float">
            <text:p>3211,2</text:p>
          </table:table-cell>
          <table:table-cell office:value-type="float" office:value="4981.9" calcext:value-type="float">
            <text:p>4981,9</text:p>
          </table:table-cell>
          <table:table-cell office:value-type="float" office:value="4994.7" calcext:value-type="float">
            <text:p>4994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33.5" calcext:value-type="float">
            <text:p>633,5</text:p>
          </table:table-cell>
          <table:table-cell office:value-type="float" office:value="752.5" calcext:value-type="float">
            <text:p>752,5</text:p>
          </table:table-cell>
          <table:table-cell office:value-type="float" office:value="1023.7" calcext:value-type="float">
            <text:p>1023,7</text:p>
          </table:table-cell>
          <table:table-cell office:value-type="float" office:value="601.9" calcext:value-type="float">
            <text:p>601,9</text:p>
          </table:table-cell>
          <table:table-cell office:value-type="float" office:value="467.4" calcext:value-type="float">
            <text:p>467,4</text:p>
          </table:table-cell>
          <table:table-cell office:value-type="float" office:value="672" calcext:value-type="float">
            <text:p>672</text:p>
          </table:table-cell>
          <table:table-cell office:value-type="float" office:value="605.7" calcext:value-type="float">
            <text:p>605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47.5" calcext:value-type="float">
            <text:p>247,5</text:p>
          </table:table-cell>
          <table:table-cell office:value-type="float" office:value="683.7" calcext:value-type="float">
            <text:p>683,7</text:p>
          </table:table-cell>
          <table:table-cell office:value-type="float" office:value="601.6" calcext:value-type="float">
            <text:p>601,6</text:p>
          </table:table-cell>
          <table:table-cell office:value-type="float" office:value="298.3" calcext:value-type="float">
            <text:p>298,3</text:p>
          </table:table-cell>
          <table:table-cell office:value-type="float" office:value="328.1" calcext:value-type="float">
            <text:p>328,1</text:p>
          </table:table-cell>
          <table:table-cell office:value-type="float" office:value="616.2" calcext:value-type="float">
            <text:p>616,2</text:p>
          </table:table-cell>
          <table:table-cell office:value-type="float" office:value="546" calcext:value-type="float">
            <text:p>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76.9" calcext:value-type="float">
            <text:p>676,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NET 7</text:p>
          </table:table-cell>
          <table:table-cell office:value-type="float" office:value="752.8" calcext:value-type="float">
            <text:p>752,8</text:p>
          </table:table-cell>
          <table:table-cell office:value-type="float" office:value="690.8" calcext:value-type="float">
            <text:p>690,8</text:p>
          </table:table-cell>
          <table:table-cell office:value-type="float" office:value="1059.9" calcext:value-type="float">
            <text:p>1059,9</text:p>
          </table:table-cell>
          <table:table-cell office:value-type="float" office:value="573.7" calcext:value-type="float">
            <text:p>573,7</text:p>
          </table:table-cell>
          <table:table-cell office:value-type="float" office:value="489.1" calcext:value-type="float">
            <text:p>489,1</text:p>
          </table:table-cell>
          <table:table-cell office:value-type="float" office:value="660.7" calcext:value-type="float">
            <text:p>660,7</text:p>
          </table:table-cell>
          <table:table-cell office:value-type="float" office:value="561.6" calcext:value-type="float">
            <text:p>561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NET 7 AOT</text:p>
          </table:table-cell>
          <table:table-cell office:value-type="float" office:value="595.6" calcext:value-type="float">
            <text:p>595,6</text:p>
          </table:table-cell>
          <table:table-cell office:value-type="float" office:value="708" calcext:value-type="float">
            <text:p>708</text:p>
          </table:table-cell>
          <table:table-cell office:value-type="float" office:value="915.5" calcext:value-type="float">
            <text:p>915,5</text:p>
          </table:table-cell>
          <table:table-cell office:value-type="float" office:value="570.4" calcext:value-type="float">
            <text:p>570,4</text:p>
          </table:table-cell>
          <table:table-cell office:value-type="float" office:value="498.8" calcext:value-type="float">
            <text:p>498,8</text:p>
          </table:table-cell>
          <table:table-cell office:value-type="float" office:value="637.5" calcext:value-type="float">
            <text:p>637,5</text:p>
          </table:table-cell>
          <table:table-cell office:value-type="float" office:value="542.8" calcext:value-type="float">
            <text:p>542,8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7.90181531176006" calcext:value-type="percentage">
            <text:p>790,18%</text:p>
          </table:table-cell>
          <table:table-cell table:style-name="ce3" table:formula="of:=[.C2]/[.C3]" office:value-type="percentage" office:value="6.00956810631229" calcext:value-type="percentage">
            <text:p>600,96%</text:p>
          </table:table-cell>
          <table:table-cell table:style-name="ce3" table:formula="of:=[.D2]/[.D3]" office:value-type="percentage" office:value="4.43704210217837" calcext:value-type="percentage">
            <text:p>443,70%</text:p>
          </table:table-cell>
          <table:table-cell table:style-name="ce3" table:formula="of:=[.E2]/[.E3]" office:value-type="percentage" office:value="4.67203854460874" calcext:value-type="percentage">
            <text:p>467,20%</text:p>
          </table:table-cell>
          <table:table-cell table:style-name="ce3" table:formula="of:=[.F2]/[.F3]" office:value-type="percentage" office:value="6.87034659820282" calcext:value-type="percentage">
            <text:p>687,03%</text:p>
          </table:table-cell>
          <table:table-cell table:style-name="ce3" table:formula="of:=[.G2]/[.G3]" office:value-type="percentage" office:value="7.41354166666667" calcext:value-type="percentage">
            <text:p>741,35%</text:p>
          </table:table-cell>
          <table:table-cell table:style-name="ce3" table:formula="of:=[.H2]/[.H3]" office:value-type="percentage" office:value="8.24616146607231" calcext:value-type="percentage">
            <text:p>824,6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$2]/[.B4]" office:value-type="percentage" office:value="20.2254545454545" calcext:value-type="percentage">
            <text:p>2022,55%</text:p>
          </table:table-cell>
          <table:table-cell table:style-name="ce3" table:formula="of:=[.C2]/[.C4]" office:value-type="percentage" office:value="6.61430451952611" calcext:value-type="percentage">
            <text:p>661,43%</text:p>
          </table:table-cell>
          <table:table-cell table:style-name="ce3" table:formula="of:=[.D2]/[.D4]" office:value-type="percentage" office:value="7.55019946808511" calcext:value-type="percentage">
            <text:p>755,02%</text:p>
          </table:table-cell>
          <table:table-cell table:style-name="ce3" table:formula="of:=[.E2]/[.E4]" office:value-type="percentage" office:value="9.42708682534361" calcext:value-type="percentage">
            <text:p>942,71%</text:p>
          </table:table-cell>
          <table:table-cell table:style-name="ce3" table:formula="of:=[.F2]/[.F4]" office:value-type="percentage" office:value="9.78725998171289" calcext:value-type="percentage">
            <text:p>978,73%</text:p>
          </table:table-cell>
          <table:table-cell table:style-name="ce3" table:formula="of:=[.G2]/[.G4]" office:value-type="percentage" office:value="8.08487504057124" calcext:value-type="percentage">
            <text:p>808,49%</text:p>
          </table:table-cell>
          <table:table-cell table:style-name="ce3" table:formula="of:=[.H2]/[.H4]" office:value-type="percentage" office:value="9.1478021978022" calcext:value-type="percentage">
            <text:p>914,7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NET 7</text:p>
          </table:table-cell>
          <table:table-cell table:style-name="ce3" table:formula="of:=[.B$2]/[.B6]" office:value-type="percentage" office:value="6.64957492029756" calcext:value-type="percentage">
            <text:p>664,96%</text:p>
          </table:table-cell>
          <table:table-cell table:style-name="ce3" table:formula="of:=[.C$2]/[.C6]" office:value-type="percentage" office:value="6.54632310364795" calcext:value-type="percentage">
            <text:p>654,63%</text:p>
          </table:table-cell>
          <table:table-cell table:style-name="ce3" table:formula="of:=[.D$2]/[.D6]" office:value-type="percentage" office:value="4.28549863194641" calcext:value-type="percentage">
            <text:p>428,55%</text:p>
          </table:table-cell>
          <table:table-cell table:style-name="ce3" table:formula="of:=[.E$2]/[.E6]" office:value-type="percentage" office:value="4.90169077915287" calcext:value-type="percentage">
            <text:p>490,17%</text:p>
          </table:table-cell>
          <table:table-cell table:style-name="ce3" table:formula="of:=[.F$2]/[.F6]" office:value-type="percentage" office:value="6.56552852177469" calcext:value-type="percentage">
            <text:p>656,55%</text:p>
          </table:table-cell>
          <table:table-cell table:style-name="ce3" table:formula="of:=[.G$2]/[.G6]" office:value-type="percentage" office:value="7.54033600726502" calcext:value-type="percentage">
            <text:p>754,03%</text:p>
          </table:table-cell>
          <table:table-cell table:style-name="ce3" table:formula="of:=[.H$2]/[.H6]" office:value-type="percentage" office:value="8.89369658119658" calcext:value-type="percentage">
            <text:p>889,3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NET 7 AOT</text:p>
          </table:table-cell>
          <table:table-cell table:style-name="ce3" table:formula="of:=[.B$2]/[.B7]" office:value-type="percentage" office:value="8.40463398253862" calcext:value-type="percentage">
            <text:p>840,46%</text:p>
          </table:table-cell>
          <table:table-cell table:style-name="ce3" table:formula="of:=[.C$2]/[.C7]" office:value-type="percentage" office:value="6.38728813559322" calcext:value-type="percentage">
            <text:p>638,73%</text:p>
          </table:table-cell>
          <table:table-cell table:style-name="ce3" table:formula="of:=[.D$2]/[.D7]" office:value-type="percentage" office:value="4.96144183506281" calcext:value-type="percentage">
            <text:p>496,14%</text:p>
          </table:table-cell>
          <table:table-cell table:style-name="ce3" table:formula="of:=[.E$2]/[.E7]" office:value-type="percentage" office:value="4.93004908835905" calcext:value-type="percentage">
            <text:p>493,00%</text:p>
          </table:table-cell>
          <table:table-cell table:style-name="ce3" table:formula="of:=[.F$2]/[.F7]" office:value-type="percentage" office:value="6.43785084202085" calcext:value-type="percentage">
            <text:p>643,79%</text:p>
          </table:table-cell>
          <table:table-cell table:style-name="ce3" table:formula="of:=[.G$2]/[.G7]" office:value-type="percentage" office:value="7.81474509803922" calcext:value-type="percentage">
            <text:p>781,47%</text:p>
          </table:table-cell>
          <table:table-cell table:style-name="ce3" table:formula="of:=[.H$2]/[.H7]" office:value-type="percentage" office:value="9.20173176123803" calcext:value-type="percentage">
            <text:p>920,17%</text:p>
          </table:table-cell>
          <table:table-cell table:number-columns-repeated="6"/>
        </table:table-row>
        <table:table-row table:style-name="ro1" table:number-rows-repeated="37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Hashes (x64)" table:style-name="ta1">
        <table:shapes>
          <draw:frame draw:z-index="0" draw:style-name="gr1" draw:text-style-name="P1" svg:width="30.839cm" svg:height="14.981cm" svg:x="13.548cm" svg:y="0.001cm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 'Hashes (x64)'.A5:'Hashes (x64)'.A5 'Hashes (x64)'.B5:'Hashes (x64)'.F5 'Hashes (x64)'.A6:'Hashes (x64)'.A6 'Hashes (x64)'.B6:'Hashes (x64)'.F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363" calcext:value-type="float">
            <text:p>1363</text:p>
          </table:table-cell>
          <table:table-cell office:value-type="float" office:value="702.9" calcext:value-type="float">
            <text:p>702,9</text:p>
          </table:table-cell>
          <table:table-cell office:value-type="float" office:value="729.2" calcext:value-type="float">
            <text:p>729,2</text:p>
          </table:table-cell>
          <table:table-cell office:value-type="float" office:value="1303" calcext:value-type="float">
            <text:p>1303</text:p>
          </table:table-cell>
          <table:table-cell office:value-type="float" office:value="1281" calcext:value-type="float">
            <text:p>1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381" calcext:value-type="float">
            <text:p>1381</text:p>
          </table:table-cell>
          <table:table-cell office:value-type="float" office:value="685.9" calcext:value-type="float">
            <text:p>685,9</text:p>
          </table:table-cell>
          <table:table-cell office:value-type="float" office:value="722.4" calcext:value-type="float">
            <text:p>722,4</text:p>
          </table:table-cell>
          <table:table-cell office:value-type="float" office:value="1255" calcext:value-type="float">
            <text:p>1255</text:p>
          </table:table-cell>
          <table:table-cell office:value-type="float" office:value="1251" calcext:value-type="float">
            <text:p>1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391" calcext:value-type="float">
            <text:p>1391</text:p>
          </table:table-cell>
          <table:table-cell office:value-type="float" office:value="696.3" calcext:value-type="float">
            <text:p>696,3</text:p>
          </table:table-cell>
          <table:table-cell office:value-type="float" office:value="708.2" calcext:value-type="float">
            <text:p>708,2</text:p>
          </table:table-cell>
          <table:table-cell office:value-type="float" office:value="1262" calcext:value-type="float">
            <text:p>1262</text:p>
          </table:table-cell>
          <table:table-cell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NET 7</text:p>
          </table:table-cell>
          <table:table-cell office:value-type="float" office:value="1360" calcext:value-type="float">
            <text:p>1360</text:p>
          </table:table-cell>
          <table:table-cell office:value-type="float" office:value="697.8" calcext:value-type="float">
            <text:p>697,8</text:p>
          </table:table-cell>
          <table:table-cell office:value-type="float" office:value="720.4" calcext:value-type="float">
            <text:p>720,4</text:p>
          </table:table-cell>
          <table:table-cell office:value-type="float" office:value="1284" calcext:value-type="float">
            <text:p>1284</text:p>
          </table:table-cell>
          <table:table-cell office:value-type="float" office:value="1239" calcext:value-type="float">
            <text:p>1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NET 7 AOT</text:p>
          </table:table-cell>
          <table:table-cell office:value-type="float" office:value="1389" calcext:value-type="float">
            <text:p>1389</text:p>
          </table:table-cell>
          <table:table-cell office:value-type="float" office:value="680.9" calcext:value-type="float">
            <text:p>680,9</text:p>
          </table:table-cell>
          <table:table-cell office:value-type="float" office:value="707.5" calcext:value-type="float">
            <text:p>707,5</text:p>
          </table:table-cell>
          <table:table-cell office:value-type="float" office:value="1247" calcext:value-type="float">
            <text:p>1247</text:p>
          </table:table-cell>
          <table:table-cell office:value-type="float" office:value="1276" calcext:value-type="float">
            <text:p>127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1.01320616287601" calcext:value-type="percentage">
            <text:p>101,32%</text:p>
          </table:table-cell>
          <table:table-cell table:style-name="ce3" table:formula="of:=[.C$3]/[.C$2]" office:value-type="percentage" office:value="0.975814482856736" calcext:value-type="percentage">
            <text:p>97,58%</text:p>
          </table:table-cell>
          <table:table-cell table:style-name="ce3" table:formula="of:=[.D$3]/[.D$2]" office:value-type="percentage" office:value="0.990674712013165" calcext:value-type="percentage">
            <text:p>99,07%</text:p>
          </table:table-cell>
          <table:table-cell table:style-name="ce3" table:formula="of:=[.E$3]/[.E$2]" office:value-type="percentage" office:value="0.963161933998465" calcext:value-type="percentage">
            <text:p>96,32%</text:p>
          </table:table-cell>
          <table:table-cell table:style-name="ce3" table:formula="of:=[.F$3]/[.F$2]" office:value-type="percentage" office:value="0.976580796252927" calcext:value-type="percentage">
            <text:p>97,66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1.02054292002935" calcext:value-type="percentage">
            <text:p>102,05%</text:p>
          </table:table-cell>
          <table:table-cell table:style-name="ce3" table:formula="of:=[.C4]/[.C$2]" office:value-type="percentage" office:value="0.990610328638498" calcext:value-type="percentage">
            <text:p>99,06%</text:p>
          </table:table-cell>
          <table:table-cell table:style-name="ce3" table:formula="of:=[.D4]/[.D$2]" office:value-type="percentage" office:value="0.971201316511245" calcext:value-type="percentage">
            <text:p>97,12%</text:p>
          </table:table-cell>
          <table:table-cell table:style-name="ce3" table:formula="of:=[.E4]/[.E$2]" office:value-type="percentage" office:value="0.968534151957022" calcext:value-type="percentage">
            <text:p>96,85%</text:p>
          </table:table-cell>
          <table:table-cell table:style-name="ce3" table:formula="of:=[.F4]/[.F$2]" office:value-type="percentage" office:value="0.97111631537861" calcext:value-type="percentage">
            <text:p>97,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NET 7</text:p>
          </table:table-cell>
          <table:table-cell table:style-name="ce3" table:formula="of:=[.B5]/[.B$2]" office:value-type="percentage" office:value="0.997798972853999" calcext:value-type="percentage">
            <text:p>99,78%</text:p>
          </table:table-cell>
          <table:table-cell table:style-name="ce3" table:formula="of:=[.C5]/[.C$2]" office:value-type="percentage" office:value="0.992744344857021" calcext:value-type="percentage">
            <text:p>99,27%</text:p>
          </table:table-cell>
          <table:table-cell table:style-name="ce3" table:formula="of:=[.D5]/[.D$2]" office:value-type="percentage" office:value="0.987931980252331" calcext:value-type="percentage">
            <text:p>98,79%</text:p>
          </table:table-cell>
          <table:table-cell table:style-name="ce3" table:formula="of:=[.E5]/[.E$2]" office:value-type="percentage" office:value="0.985418265541059" calcext:value-type="percentage">
            <text:p>98,54%</text:p>
          </table:table-cell>
          <table:table-cell table:style-name="ce3" table:formula="of:=[.F5]/[.F$2]" office:value-type="percentage" office:value="0.967213114754098" calcext:value-type="percentage">
            <text:p>96,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NET 7 AOT</text:p>
          </table:table-cell>
          <table:table-cell table:style-name="ce3" table:formula="of:=[.B6]/[.B$2]" office:value-type="percentage" office:value="1.01907556859868" calcext:value-type="percentage">
            <text:p>101,91%</text:p>
          </table:table-cell>
          <table:table-cell table:style-name="ce3" table:formula="of:=[.C6]/[.C$2]" office:value-type="percentage" office:value="0.968701095461659" calcext:value-type="percentage">
            <text:p>96,87%</text:p>
          </table:table-cell>
          <table:table-cell table:style-name="ce3" table:formula="of:=[.D6]/[.D$2]" office:value-type="percentage" office:value="0.970241360394953" calcext:value-type="percentage">
            <text:p>97,02%</text:p>
          </table:table-cell>
          <table:table-cell table:style-name="ce3" table:formula="of:=[.E6]/[.E$2]" office:value-type="percentage" office:value="0.957022256331543" calcext:value-type="percentage">
            <text:p>95,70%</text:p>
          </table:table-cell>
          <table:table-cell table:style-name="ce3" table:formula="of:=[.F6]/[.F$2]" office:value-type="percentage" office:value="0.996096799375488" calcext:value-type="percentage">
            <text:p>99,61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30.839cm" svg:height="14.981cm" svg:x="4.517cm" svg:y="0.001cm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 'SpamSum (x64)'.A6:'SpamSum (x64)'.A6 'SpamSum (x64)'.B6:'SpamSum (x64)'.B6 'SpamSum (x64)'.A7:'SpamSum (x64)'.A7 'SpamSum (x64)'.B7:'SpamSum (x64)'.B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158" calcext:value-type="float">
            <text:p>12,158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1.825" calcext:value-type="float">
            <text:p>11,825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269" calcext:value-type="float">
            <text:p>19,269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7.357" calcext:value-type="float">
            <text:p>7,357</text:p>
          </table:table-cell>
        </table:table-row>
        <table:table-row table:style-name="ro1">
          <table:table-cell office:value-type="string" calcext:value-type="string">
            <text:p>.NET 7</text:p>
          </table:table-cell>
          <table:table-cell office:value-type="float" office:value="11.653" calcext:value-type="float">
            <text:p>11,653</text:p>
          </table:table-cell>
        </table:table-row>
        <table:table-row table:style-name="ro1">
          <table:table-cell office:value-type="string" calcext:value-type="string">
            <text:p>.NET 7 AOT</text:p>
          </table:table-cell>
          <table:table-cell office:value-type="float" office:value="11.669" calcext:value-type="float">
            <text:p>11,66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02816067653277" calcext:value-type="percentage">
            <text:p>102,82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0.630961648243292" calcext:value-type="percentage">
            <text:p>63,10%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table:style-name="ce3" table:formula="of:=[.B3]/[.B5]" office:value-type="percentage" office:value="1.60731276335463" calcext:value-type="percentage">
            <text:p>160,73%</text:p>
          </table:table-cell>
        </table:table-row>
        <table:table-row table:style-name="ro1">
          <table:table-cell office:value-type="string" calcext:value-type="string">
            <text:p>.NET 7</text:p>
          </table:table-cell>
          <table:table-cell table:style-name="ce3" table:formula="of:=[.B4]/[.B6]" office:value-type="percentage" office:value="1.6535656054235" calcext:value-type="percentage">
            <text:p>165,36%</text:p>
          </table:table-cell>
        </table:table-row>
        <table:table-row table:style-name="ro1">
          <table:table-cell office:value-type="string" calcext:value-type="string">
            <text:p>.NET 7 AOT</text:p>
          </table:table-cell>
          <table:table-cell table:style-name="ce3" table:formula="of:=[.B5]/[.B7]" office:value-type="percentage" office:value="0.630473905218956" calcext:value-type="percentage">
            <text:p>63,05%</text:p>
          </table:table-cell>
        </table:table-row>
      </table:table>
      <table:table table:name="Checksums (AS)" table:style-name="ta1">
        <table:shapes>
          <draw:frame draw:z-index="0" draw:style-name="gr1" draw:text-style-name="P1" svg:width="30.839cm" svg:height="14.981cm" svg:x="18.309cm" svg:y="0.345cm">
            <draw:object draw:notify-on-update-of-ranges="'Checksums (AS)'.A1:'Checksums (AS)'.A1 'Checksums (AS)'.B1:'Checksums (AS)'.H1 'Checksums (AS)'.A2:'Checksums (AS)'.A2 'Checksums (AS)'.B2:'Checksums (AS)'.H2 'Checksums (AS)'.A3:'Checksums (AS)'.A3 'Checksums (AS)'.B3:'Checksums (AS)'.H3 'Checksums (AS)'.A4:'Checksums (AS)'.A4 'Checksums (AS)'.B4:'Checksums (AS)'.H4 'Checksums (AS)'.A5:'Checksums (AS)'.A5 'Checksums (AS)'.B5:'Checksums (AS)'.H5 'Checksums (AS)'.A6:'Checksums (AS)'.A6 'Checksums (AS)'.B6:'Checksums (AS)'.H6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1" draw:style-name="gr1" draw:text-style-name="P1" svg:width="17.594cm" svg:height="9.896cm" svg:x="0.318cm" svg:y="6.28cm">
            <draw:object draw:notify-on-update-of-ranges="'Checksums (AS)'.A8:'Checksums (AS)'.A8 'Checksums (AS)'.B8:'Checksums (AS)'.H8 'Checksums (AS)'.A9:'Checksums (AS)'.A9 'Checksums (AS)'.B9:'Checksums (AS)'.H9 'Checksums (AS)'.A10:'Checksums (AS)'.A10 'Checksums (AS)'.B10:'Checksums (AS)'.H10 'Checksums (AS)'.A11:'Checksums (AS)'.A11 'Checksums (AS)'.B11:'Checksums (AS)'.H11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863.4" calcext:value-type="float">
            <text:p>6863,4</text:p>
          </table:table-cell>
          <table:table-cell office:value-type="float" office:value="5677" calcext:value-type="float">
            <text:p>5677</text:p>
          </table:table-cell>
          <table:table-cell office:value-type="float" office:value="5764.8" calcext:value-type="float">
            <text:p>5764,8</text:p>
          </table:table-cell>
          <table:table-cell office:value-type="float" office:value="4362.1" calcext:value-type="float">
            <text:p>4362,1</text:p>
          </table:table-cell>
          <table:table-cell office:value-type="float" office:value="4069" calcext:value-type="float">
            <text:p>4069</text:p>
          </table:table-cell>
          <table:table-cell office:value-type="float" office:value="6887.8" calcext:value-type="float">
            <text:p>6887,8</text:p>
          </table:table-cell>
          <table:table-cell office:value-type="float" office:value="6883.8" calcext:value-type="float">
            <text:p>6883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886" calcext:value-type="float">
            <text:p>886</text:p>
          </table:table-cell>
          <table:table-cell office:value-type="float" office:value="1233" calcext:value-type="float">
            <text:p>1233</text:p>
          </table:table-cell>
          <table:table-cell office:value-type="float" office:value="1359.2" calcext:value-type="float">
            <text:p>1359,2</text:p>
          </table:table-cell>
          <table:table-cell office:value-type="float" office:value="659" calcext:value-type="float">
            <text:p>659</text:p>
          </table:table-cell>
          <table:table-cell office:value-type="float" office:value="1743" calcext:value-type="float">
            <text:p>1743</text:p>
          </table:table-cell>
          <table:table-cell office:value-type="float" office:value="1018" calcext:value-type="float">
            <text:p>1018</text:p>
          </table:table-cell>
          <table:table-cell office:value-type="float" office:value="905.9" calcext:value-type="float">
            <text:p>905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31.7" calcext:value-type="float">
            <text:p>531,7</text:p>
          </table:table-cell>
          <table:table-cell office:value-type="float" office:value="1074" calcext:value-type="float">
            <text:p>1074</text:p>
          </table:table-cell>
          <table:table-cell office:value-type="float" office:value="899.5" calcext:value-type="float">
            <text:p>899,5</text:p>
          </table:table-cell>
          <table:table-cell office:value-type="float" office:value="855.8" calcext:value-type="float">
            <text:p>855,8</text:p>
          </table:table-cell>
          <table:table-cell office:value-type="float" office:value="1284" calcext:value-type="float">
            <text:p>1284</text:p>
          </table:table-cell>
          <table:table-cell office:value-type="float" office:value="987.6" calcext:value-type="float">
            <text:p>987,6</text:p>
          </table:table-cell>
          <table:table-cell office:value-type="float" office:value="859.3" calcext:value-type="float">
            <text:p>859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.NET 7</text:p>
          </table:table-cell>
          <table:table-cell office:value-type="float" office:value="850.6" calcext:value-type="float">
            <text:p>850,6</text:p>
          </table:table-cell>
          <table:table-cell office:value-type="float" office:value="1078" calcext:value-type="float">
            <text:p>1078</text:p>
          </table:table-cell>
          <table:table-cell office:value-type="float" office:value="1240.7" calcext:value-type="float">
            <text:p>1240,7</text:p>
          </table:table-cell>
          <table:table-cell office:value-type="float" office:value="645.5" calcext:value-type="float">
            <text:p>645,5</text:p>
          </table:table-cell>
          <table:table-cell office:value-type="float" office:value="1456" calcext:value-type="float">
            <text:p>1456</text:p>
          </table:table-cell>
          <table:table-cell office:value-type="float" office:value="1026.6" calcext:value-type="float">
            <text:p>1026,6</text:p>
          </table:table-cell>
          <table:table-cell office:value-type="float" office:value="927.6" calcext:value-type="float">
            <text:p>927,6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7.74650112866817" calcext:value-type="percentage">
            <text:p>774,65%</text:p>
          </table:table-cell>
          <table:table-cell table:style-name="ce3" table:formula="of:=[.C2]/[.C3]" office:value-type="percentage" office:value="4.60421735604217" calcext:value-type="percentage">
            <text:p>460,42%</text:p>
          </table:table-cell>
          <table:table-cell table:style-name="ce3" table:formula="of:=[.D2]/[.D3]" office:value-type="percentage" office:value="4.24131842260153" calcext:value-type="percentage">
            <text:p>424,13%</text:p>
          </table:table-cell>
          <table:table-cell table:style-name="ce3" table:formula="of:=[.E2]/[.E3]" office:value-type="percentage" office:value="6.61927162367223" calcext:value-type="percentage">
            <text:p>661,93%</text:p>
          </table:table-cell>
          <table:table-cell table:style-name="ce3" table:formula="of:=[.F2]/[.F3]" office:value-type="percentage" office:value="2.33448078026391" calcext:value-type="percentage">
            <text:p>233,45%</text:p>
          </table:table-cell>
          <table:table-cell table:style-name="ce3" table:formula="of:=[.G2]/[.G3]" office:value-type="percentage" office:value="6.76601178781925" calcext:value-type="percentage">
            <text:p>676,60%</text:p>
          </table:table-cell>
          <table:table-cell table:style-name="ce3" table:formula="of:=[.H2]/[.H3]" office:value-type="percentage" office:value="7.59885197041616" calcext:value-type="percentage">
            <text:p>759,89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$2]/[.B4]" office:value-type="percentage" office:value="12.9084069964266" calcext:value-type="percentage">
            <text:p>1290,84%</text:p>
          </table:table-cell>
          <table:table-cell table:style-name="ce3" table:formula="of:=[.C2]/[.C4]" office:value-type="percentage" office:value="5.28584729981378" calcext:value-type="percentage">
            <text:p>528,58%</text:p>
          </table:table-cell>
          <table:table-cell table:style-name="ce3" table:formula="of:=[.D2]/[.D4]" office:value-type="percentage" office:value="6.4088938299055" calcext:value-type="percentage">
            <text:p>640,89%</text:p>
          </table:table-cell>
          <table:table-cell table:style-name="ce3" table:formula="of:=[.E2]/[.E4]" office:value-type="percentage" office:value="5.09710212666511" calcext:value-type="percentage">
            <text:p>509,71%</text:p>
          </table:table-cell>
          <table:table-cell table:style-name="ce3" table:formula="of:=[.F2]/[.F4]" office:value-type="percentage" office:value="3.1690031152648" calcext:value-type="percentage">
            <text:p>316,90%</text:p>
          </table:table-cell>
          <table:table-cell table:style-name="ce3" table:formula="of:=[.G2]/[.G4]" office:value-type="percentage" office:value="6.9742810854597" calcext:value-type="percentage">
            <text:p>697,43%</text:p>
          </table:table-cell>
          <table:table-cell table:style-name="ce3" table:formula="of:=[.H2]/[.H4]" office:value-type="percentage" office:value="8.01093913650646" calcext:value-type="percentage">
            <text:p>801,09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NET 7</text:p>
          </table:table-cell>
          <table:table-cell table:style-name="ce3" table:formula="of:=[.B$2]/[.B6]" office:value-type="percentage" office:value="8.06889254643781" calcext:value-type="percentage">
            <text:p>806,89%</text:p>
          </table:table-cell>
          <table:table-cell table:style-name="ce3" table:formula="of:=[.C$2]/[.C6]" office:value-type="percentage" office:value="5.26623376623377" calcext:value-type="percentage">
            <text:p>526,62%</text:p>
          </table:table-cell>
          <table:table-cell table:style-name="ce3" table:formula="of:=[.D$2]/[.D6]" office:value-type="percentage" office:value="4.646409285081" calcext:value-type="percentage">
            <text:p>464,64%</text:p>
          </table:table-cell>
          <table:table-cell table:style-name="ce3" table:formula="of:=[.E$2]/[.E6]" office:value-type="percentage" office:value="6.75770720371805" calcext:value-type="percentage">
            <text:p>675,77%</text:p>
          </table:table-cell>
          <table:table-cell table:style-name="ce3" table:formula="of:=[.F$2]/[.F6]" office:value-type="percentage" office:value="2.79464285714286" calcext:value-type="percentage">
            <text:p>279,46%</text:p>
          </table:table-cell>
          <table:table-cell table:style-name="ce3" table:formula="of:=[.G$2]/[.G6]" office:value-type="percentage" office:value="6.70933177479057" calcext:value-type="percentage">
            <text:p>670,93%</text:p>
          </table:table-cell>
          <table:table-cell table:style-name="ce3" table:formula="of:=[.H$2]/[.H6]" office:value-type="percentage" office:value="7.42108667529107" calcext:value-type="percentage">
            <text:p>742,11%</text:p>
          </table:table-cell>
          <table:table-cell table:number-columns-repeated="6"/>
        </table:table-row>
        <table:table-row table:style-name="ro1" table:number-rows-repeated="37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Hashes (AS)" table:style-name="ta1">
        <table:shapes>
          <draw:frame draw:z-index="0" draw:style-name="gr1" draw:text-style-name="P1" svg:width="30.839cm" svg:height="14.981cm" svg:x="13.548cm" svg:y="0.001cm">
            <draw:object draw:notify-on-update-of-ranges="'Hashes (AS)'.A1:'Hashes (AS)'.A1 'Hashes (AS)'.B1:'Hashes (AS)'.F1 'Hashes (AS)'.A2:'Hashes (AS)'.A2 'Hashes (AS)'.B2:'Hashes (AS)'.F2 'Hashes (AS)'.A3:'Hashes (AS)'.A3 'Hashes (AS)'.B3:'Hashes (AS)'.F3 'Hashes (AS)'.A4:'Hashes (AS)'.A4 'Hashes (AS)'.B4:'Hashes (AS)'.F4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41" calcext:value-type="float">
            <text:p>2441</text:p>
          </table:table-cell>
          <table:table-cell office:value-type="float" office:value="931.6" calcext:value-type="float">
            <text:p>931,6</text:p>
          </table:table-cell>
          <table:table-cell office:value-type="float" office:value="928.1" calcext:value-type="float">
            <text:p>928,1</text:p>
          </table:table-cell>
          <table:table-cell table:number-columns-repeated="2"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OpenSS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NET 7</text:p>
          </table:table-cell>
          <table:table-cell office:value-type="float" office:value="2451" calcext:value-type="float">
            <text:p>2451</text:p>
          </table:table-cell>
          <table:table-cell office:value-type="float" office:value="925.8" calcext:value-type="float">
            <text:p>925,8</text:p>
          </table:table-cell>
          <table:table-cell office:value-type="float" office:value="951" calcext:value-type="float">
            <text:p>951</text:p>
          </table:table-cell>
          <table:table-cell office:value-type="float" office:value="1225" calcext:value-type="float">
            <text:p>1225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3]/[.B$2]" office:value-type="percentage" office:value="0" calcext:value-type="percentage">
            <text:p>0,00%</text:p>
          </table:table-cell>
          <table:table-cell table:style-name="ce3" table:formula="of:=[.C3]/[.C$2]" office:value-type="percentage" office:value="0" calcext:value-type="percentage">
            <text:p>0,00%</text:p>
          </table:table-cell>
          <table:table-cell table:style-name="ce3" table:formula="of:=[.D3]/[.D$2]" office:value-type="percentage" office:value="0" calcext:value-type="percentage">
            <text:p>0,00%</text:p>
          </table:table-cell>
          <table:table-cell table:style-name="ce3" table:formula="of:=[.E3]/[.E$2]" office:value-type="percentage" office:value="0" calcext:value-type="percentage">
            <text:p>0,00%</text:p>
          </table:table-cell>
          <table:table-cell table:style-name="ce3" table:formula="of:=[.F3]/[.F$2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NET 7</text:p>
          </table:table-cell>
          <table:table-cell table:style-name="ce3" table:formula="of:=[.B4]/[.B$2]" office:value-type="percentage" office:value="1.00409668168783" calcext:value-type="percentage">
            <text:p>100,41%</text:p>
          </table:table-cell>
          <table:table-cell table:style-name="ce3" table:formula="of:=[.C4]/[.C$2]" office:value-type="percentage" office:value="0.993774151996565" calcext:value-type="percentage">
            <text:p>99,38%</text:p>
          </table:table-cell>
          <table:table-cell table:style-name="ce3" table:formula="of:=[.D4]/[.D$2]" office:value-type="percentage" office:value="1.02467406529469" calcext:value-type="percentage">
            <text:p>102,47%</text:p>
          </table:table-cell>
          <table:table-cell table:style-name="ce3" table:formula="of:=[.E4]/[.E$2]" office:value-type="percentage" office:value="1.003276003276" calcext:value-type="percentage">
            <text:p>100,33%</text:p>
          </table:table-cell>
          <table:table-cell table:style-name="ce3" table:formula="of:=[.F4]/[.F$2]" office:value-type="percentage" office:value="1.001638001638" calcext:value-type="percentage">
            <text:p>100,16%</text:p>
          </table:table-cell>
        </table:table-row>
      </table:table>
      <table:table table:name="SpamSum (AS)" table:style-name="ta1">
        <table:shapes>
          <draw:frame draw:z-index="0" draw:style-name="gr1" draw:text-style-name="P1" svg:width="30.839cm" svg:height="14.981cm" svg:x="4.517cm" svg:y="0.001cm">
            <draw:object draw:notify-on-update-of-ranges="'SpamSum (AS)'.A1:'SpamSum (AS)'.A1 'SpamSum (AS)'.B1:'SpamSum (AS)'.B1 'SpamSum (AS)'.A2:'SpamSum (AS)'.A2 'SpamSum (AS)'.B2:'SpamSum (AS)'.B2 'SpamSum (AS)'.A3:'SpamSum (AS)'.A3 'SpamSum (AS)'.B3:'SpamSum (AS)'.B3 'SpamSum (AS)'.A4:'SpamSum (AS)'.A4 'SpamSum (AS)'.B4:'SpamSum (AS)'.B4 'SpamSum (AS)'.A5:'SpamSum (AS)'.A5 'SpamSum (AS)'.B5:'SpamSum (AS)'.B5 'SpamSum (AS)'.A6:'SpamSum (AS)'.A6 'SpamSum (AS)'.B6:'SpamSum (AS)'.B6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65" calcext:value-type="float">
            <text:p>12,65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67" calcext:value-type="float">
            <text:p>12,67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6.27" calcext:value-type="float">
            <text:p>16,27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9.69" calcext:value-type="float">
            <text:p>19,69</text:p>
          </table:table-cell>
        </table:table-row>
        <table:table-row table:style-name="ro1">
          <table:table-cell office:value-type="string" calcext:value-type="string">
            <text:p>.NET 7</text:p>
          </table:table-cell>
          <table:table-cell office:value-type="float" office:value="10.85" calcext:value-type="float">
            <text:p>10,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0.998421468034728" calcext:value-type="percentage">
            <text:p>99,84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0.777504609711125" calcext:value-type="percentage">
            <text:p>77,75%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table:style-name="ce3" table:formula="of:=[.B3]/[.B5]" office:value-type="percentage" office:value="0.643473844591163" calcext:value-type="percentage">
            <text:p>64,35%</text:p>
          </table:table-cell>
        </table:table-row>
        <table:table-row table:style-name="ro1">
          <table:table-cell office:value-type="string" calcext:value-type="string">
            <text:p>.NET 7</text:p>
          </table:table-cell>
          <table:table-cell table:style-name="ce3" table:formula="of:=[.B4]/[.B6]" office:value-type="percentage" office:value="1.49953917050691" calcext:value-type="percentage">
            <text:p>149,95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30.839cm" svg:height="14.981cm" svg:x="18.309cm" svg:y="0.345cm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7.594cm" svg:height="9.896cm" svg:x="0.401cm" svg:y="5.324cm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4.581" calcext:value-type="float">
            <text:p>4,581</text:p>
          </table:table-cell>
          <table:table-cell office:value-type="float" office:value="6.901" calcext:value-type="float">
            <text:p>6,901</text:p>
          </table:table-cell>
          <table:table-cell office:value-type="float" office:value="7.361" calcext:value-type="float">
            <text:p>7,361</text:p>
          </table:table-cell>
          <table:table-cell office:value-type="float" office:value="3.387" calcext:value-type="float">
            <text:p>3,387</text:p>
          </table:table-cell>
          <table:table-cell office:value-type="float" office:value="7.813" calcext:value-type="float">
            <text:p>7,813</text:p>
          </table:table-cell>
          <table:table-cell office:value-type="float" office:value="4.837" calcext:value-type="float">
            <text:p>4,837</text:p>
          </table:table-cell>
          <table:table-cell office:value-type="float" office:value="4.463" calcext:value-type="float">
            <text:p>4,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.762" calcext:value-type="float">
            <text:p>2,762</text:p>
          </table:table-cell>
          <table:table-cell office:value-type="float" office:value="3.825" calcext:value-type="float">
            <text:p>3,825</text:p>
          </table:table-cell>
          <table:table-cell office:value-type="float" office:value="3.88" calcext:value-type="float">
            <text:p>3,88</text:p>
          </table:table-cell>
          <table:table-cell office:value-type="float" office:value="2.769" calcext:value-type="float">
            <text:p>2,769</text:p>
          </table:table-cell>
          <table:table-cell office:value-type="float" office:value="6.844" calcext:value-type="float">
            <text:p>6,84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3" calcext:value-type="float">
            <text:p>3,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3.89238157607509" calcext:value-type="percentage">
            <text:p>389,24%</text:p>
          </table:table-cell>
          <table:table-cell table:style-name="ce3" table:formula="of:=[.C2]/[.C3]" office:value-type="percentage" office:value="1.88277061295464" calcext:value-type="percentage">
            <text:p>188,28%</text:p>
          </table:table-cell>
          <table:table-cell table:style-name="ce3" table:formula="of:=[.D2]/[.D3]" office:value-type="percentage" office:value="1.99714712674908" calcext:value-type="percentage">
            <text:p>199,71%</text:p>
          </table:table-cell>
          <table:table-cell table:style-name="ce3" table:formula="of:=[.E2]/[.E3]" office:value-type="percentage" office:value="4.46147032772365" calcext:value-type="percentage">
            <text:p>446,15%</text:p>
          </table:table-cell>
          <table:table-cell table:style-name="ce3" table:formula="of:=[.F2]/[.F3]" office:value-type="percentage" office:value="1.83130679636503" calcext:value-type="percentage">
            <text:p>183,13%</text:p>
          </table:table-cell>
          <table:table-cell table:style-name="ce3" table:formula="of:=[.G2]/[.G3]" office:value-type="percentage" office:value="3.67190407277238" calcext:value-type="percentage">
            <text:p>367,19%</text:p>
          </table:table-cell>
          <table:table-cell table:style-name="ce3" table:formula="of:=[.H2]/[.H3]" office:value-type="percentage" office:value="3.9822989020838" calcext:value-type="percentage">
            <text:p>398,2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6.45582910934106" calcext:value-type="percentage">
            <text:p>645,58%</text:p>
          </table:table-cell>
          <table:table-cell table:style-name="ce3" table:formula="of:=[.C2]/[.C4]" office:value-type="percentage" office:value="3.39686274509804" calcext:value-type="percentage">
            <text:p>339,69%</text:p>
          </table:table-cell>
          <table:table-cell table:style-name="ce3" table:formula="of:=[.D2]/[.D4]" office:value-type="percentage" office:value="3.7889175257732" calcext:value-type="percentage">
            <text:p>378,89%</text:p>
          </table:table-cell>
          <table:table-cell table:style-name="ce3" table:formula="of:=[.E2]/[.E4]" office:value-type="percentage" office:value="5.45720476706392" calcext:value-type="percentage">
            <text:p>545,72%</text:p>
          </table:table-cell>
          <table:table-cell table:style-name="ce3" table:formula="of:=[.F2]/[.F4]" office:value-type="percentage" office:value="2.0905902980713" calcext:value-type="percentage">
            <text:p>209,06%</text:p>
          </table:table-cell>
          <table:table-cell table:style-name="ce3" table:formula="of:=[.G2]/[.G4]" office:value-type="percentage" office:value="5.28286734086853" calcext:value-type="percentage">
            <text:p>528,29%</text:p>
          </table:table-cell>
          <table:table-cell table:style-name="ce3" table:formula="of:=[.H2]/[.H4]" office:value-type="percentage" office:value="5.33723723723724" calcext:value-type="percentage">
            <text:p>533,72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Hashes (arm64)" table:style-name="ta1">
        <table:shapes>
          <draw:frame draw:z-index="0" draw:style-name="gr1" draw:text-style-name="P1" svg:width="30.839cm" svg:height="14.981cm" svg:x="13.548cm" svg:y="0.001cm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.624" calcext:value-type="float">
            <text:p>7,624</text:p>
          </table:table-cell>
          <table:table-cell office:value-type="float" office:value="8.732" calcext:value-type="float">
            <text:p>8,732</text:p>
          </table:table-cell>
          <table:table-cell office:value-type="float" office:value="12.59" calcext:value-type="float">
            <text:p>12,59</text:p>
          </table:table-cell>
          <table:table-cell office:value-type="float" office:value="9.755" calcext:value-type="float">
            <text:p>9,755</text:p>
          </table:table-cell>
          <table:table-cell office:value-type="float" office:value="9.782" calcext:value-type="float">
            <text:p>9,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375" calcext:value-type="float">
            <text:p>8,375</text:p>
          </table:table-cell>
          <table:table-cell office:value-type="float" office:value="8.525" calcext:value-type="float">
            <text:p>8,525</text:p>
          </table:table-cell>
          <table:table-cell office:value-type="float" office:value="13.81" calcext:value-type="float">
            <text:p>13,81</text:p>
          </table:table-cell>
          <table:table-cell office:value-type="float" office:value="9.73" calcext:value-type="float">
            <text:p>9,73</text:p>
          </table:table-cell>
          <table:table-cell office:value-type="float" office:value="9.72" calcext:value-type="float">
            <text:p>9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405" calcext:value-type="float">
            <text:p>8,405</text:p>
          </table:table-cell>
          <table:table-cell office:value-type="float" office:value="8.657" calcext:value-type="float">
            <text:p>8,657</text:p>
          </table:table-cell>
          <table:table-cell office:value-type="float" office:value="13.52" calcext:value-type="float">
            <text:p>13,52</text:p>
          </table:table-cell>
          <table:table-cell office:value-type="float" office:value="10.269" calcext:value-type="float">
            <text:p>10,269</text:p>
          </table:table-cell>
          <table:table-cell office:value-type="float" office:value="10.108" calcext:value-type="float">
            <text:p>10,108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1.09850472193075" calcext:value-type="percentage">
            <text:p>109,85%</text:p>
          </table:table-cell>
          <table:table-cell table:style-name="ce3" table:formula="of:=[.C$3]/[.C$2]" office:value-type="percentage" office:value="0.976294090700871" calcext:value-type="percentage">
            <text:p>97,63%</text:p>
          </table:table-cell>
          <table:table-cell table:style-name="ce3" table:formula="of:=[.D$3]/[.D$2]" office:value-type="percentage" office:value="1.09690230341541" calcext:value-type="percentage">
            <text:p>109,69%</text:p>
          </table:table-cell>
          <table:table-cell table:style-name="ce3" table:formula="of:=[.E$3]/[.E$2]" office:value-type="percentage" office:value="0.997437211686315" calcext:value-type="percentage">
            <text:p>99,74%</text:p>
          </table:table-cell>
          <table:table-cell table:style-name="ce3" table:formula="of:=[.F$3]/[.F$2]" office:value-type="percentage" office:value="0.993661827847066" calcext:value-type="percentage">
            <text:p>99,37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1.10243966421826" calcext:value-type="percentage">
            <text:p>110,24%</text:p>
          </table:table-cell>
          <table:table-cell table:style-name="ce3" table:formula="of:=[.C4]/[.C$2]" office:value-type="percentage" office:value="0.991410902427852" calcext:value-type="percentage">
            <text:p>99,14%</text:p>
          </table:table-cell>
          <table:table-cell table:style-name="ce3" table:formula="of:=[.D4]/[.D$2]" office:value-type="percentage" office:value="1.07386814932486" calcext:value-type="percentage">
            <text:p>107,39%</text:p>
          </table:table-cell>
          <table:table-cell table:style-name="ce3" table:formula="of:=[.E4]/[.E$2]" office:value-type="percentage" office:value="1.05269092772937" calcext:value-type="percentage">
            <text:p>105,27%</text:p>
          </table:table-cell>
          <table:table-cell table:style-name="ce3" table:formula="of:=[.F4]/[.F$2]" office:value-type="percentage" office:value="1.03332651809446" calcext:value-type="percentage">
            <text:p>103,33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30.839cm" svg:height="14.981cm" svg:x="4.517cm" svg:y="0.001cm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0.41" calcext:value-type="float">
            <text:p>80,41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85.59" calcext:value-type="float">
            <text:p>85,59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66.06" calcext:value-type="float">
            <text:p>66,06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32.4" calcext:value-type="float">
            <text:p>32,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0.939478911087744" calcext:value-type="percentage">
            <text:p>93,95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21722676354829" calcext:value-type="percentage">
            <text:p>121,72%</text:p>
          </table:table-cell>
        </table:table-row>
      </table:table>
      <table:table table:name="Checksums (arm)" table:style-name="ta1">
        <table:shapes>
          <draw:frame draw:z-index="0" draw:style-name="gr1" draw:text-style-name="P1" svg:width="30.839cm" svg:height="14.981cm" svg:x="18.309cm" svg:y="0.345cm">
            <draw:object draw:notify-on-update-of-ranges="'Checksums (arm)'.B1:'Checksums (arm)'.H1 'Checksums (arm)'.A2:'Checksums (arm)'.A2 'Checksums (arm)'.B2:'Checksums (arm)'.H2 'Checksums (arm)'.A3:'Checksums (arm)'.A3 'Checksums (arm)'.B3:'Checksums (arm)'.H3 'Checksums (arm)'.A4:'Checksums (arm)'.A4 'Checksums (arm)'.B4:'Checksums (arm)'.H4 'Checksums (arm)'.A5:'Checksums (arm)'.A5 'Checksums (arm)'.B5:'Checksums (arm)'.H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7.594cm" svg:height="9.896cm" svg:x="0.401cm" svg:y="5.324cm">
            <draw:object draw:notify-on-update-of-ranges="'Checksums (arm)'.B9:'Checksums (arm)'.H9 'Checksums (arm)'.A10:'Checksums (arm)'.A10 'Checksums (arm)'.B10:'Checksums (arm)'.H10 'Checksums (arm)'.A11:'Checksums (arm)'.A11 'Checksums (arm)'.B11:'Checksums (arm)'.H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245" calcext:value-type="float">
            <text:p>44,24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7" calcext:value-type="float">
            <text:p>18,87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664" calcext:value-type="float">
            <text:p>6,664</text:p>
          </table:table-cell>
          <table:table-cell office:value-type="float" office:value="8.552" calcext:value-type="float">
            <text:p>8,552</text:p>
          </table:table-cell>
          <table:table-cell office:value-type="float" office:value="10.618" calcext:value-type="float">
            <text:p>10,618</text:p>
          </table:table-cell>
          <table:table-cell office:value-type="float" office:value="10.6" calcext:value-type="float">
            <text:p>10,6</text:p>
          </table:table-cell>
          <table:table-cell office:value-type="float" office:value="10.64" calcext:value-type="float">
            <text:p>10,64</text:p>
          </table:table-cell>
          <table:table-cell office:value-type="float" office:value="10.712" calcext:value-type="float">
            <text:p>10,712</text:p>
          </table:table-cell>
          <table:table-cell office:value-type="float" office:value="6.644" calcext:value-type="float">
            <text:p>6,6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275" calcext:value-type="float">
            <text:p>5,275</text:p>
          </table:table-cell>
          <table:table-cell office:value-type="float" office:value="6.463" calcext:value-type="float">
            <text:p>6,463</text:p>
          </table:table-cell>
          <table:table-cell office:value-type="float" office:value="6.409" calcext:value-type="float">
            <text:p>6,409</text:p>
          </table:table-cell>
          <table:table-cell office:value-type="float" office:value="9.673" calcext:value-type="float">
            <text:p>9,673</text:p>
          </table:table-cell>
          <table:table-cell office:value-type="float" office:value="9.531" calcext:value-type="float">
            <text:p>9,531</text:p>
          </table:table-cell>
          <table:table-cell office:value-type="float" office:value="5.841" calcext:value-type="float">
            <text:p>5,841</text:p>
          </table:table-cell>
          <table:table-cell office:value-type="float" office:value="5.882" calcext:value-type="float">
            <text:p>5,8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211" calcext:value-type="float">
            <text:p>6,211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6.63940576230492" calcext:value-type="percentage">
            <text:p>663,94%</text:p>
          </table:table-cell>
          <table:table-cell table:style-name="ce3" table:formula="of:=[.C2]/[.C3]" office:value-type="percentage" office:value="2.04115996258185" calcext:value-type="percentage">
            <text:p>204,12%</text:p>
          </table:table-cell>
          <table:table-cell table:style-name="ce3" table:formula="of:=[.D2]/[.D3]" office:value-type="percentage" office:value="1.63740817479751" calcext:value-type="percentage">
            <text:p>163,74%</text:p>
          </table:table-cell>
          <table:table-cell table:style-name="ce3" table:formula="of:=[.E2]/[.E3]" office:value-type="percentage" office:value="1.55754716981132" calcext:value-type="percentage">
            <text:p>155,75%</text:p>
          </table:table-cell>
          <table:table-cell table:style-name="ce3" table:formula="of:=[.F2]/[.F3]" office:value-type="percentage" office:value="1.7734962406015" calcext:value-type="percentage">
            <text:p>177,35%</text:p>
          </table:table-cell>
          <table:table-cell table:style-name="ce3" table:formula="of:=[.G2]/[.G3]" office:value-type="percentage" office:value="4.90832710978342" calcext:value-type="percentage">
            <text:p>490,83%</text:p>
          </table:table-cell>
          <table:table-cell table:style-name="ce3" table:formula="of:=[.H2]/[.H3]" office:value-type="percentage" office:value="6.29650812763396" calcext:value-type="percentage">
            <text:p>629,6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8.38767772511848" calcext:value-type="percentage">
            <text:p>838,77%</text:p>
          </table:table-cell>
          <table:table-cell table:style-name="ce3" table:formula="of:=[.C2]/[.C4]" office:value-type="percentage" office:value="2.70091288875135" calcext:value-type="percentage">
            <text:p>270,09%</text:p>
          </table:table-cell>
          <table:table-cell table:style-name="ce3" table:formula="of:=[.D2]/[.D4]" office:value-type="percentage" office:value="2.71274769854892" calcext:value-type="percentage">
            <text:p>271,27%</text:p>
          </table:table-cell>
          <table:table-cell table:style-name="ce3" table:formula="of:=[.E2]/[.E4]" office:value-type="percentage" office:value="1.70681277783521" calcext:value-type="percentage">
            <text:p>170,68%</text:p>
          </table:table-cell>
          <table:table-cell table:style-name="ce3" table:formula="of:=[.F2]/[.F4]" office:value-type="percentage" office:value="1.97985520931697" calcext:value-type="percentage">
            <text:p>197,99%</text:p>
          </table:table-cell>
          <table:table-cell table:style-name="ce3" table:formula="of:=[.G2]/[.G4]" office:value-type="percentage" office:value="9.00154083204931" calcext:value-type="percentage">
            <text:p>900,15%</text:p>
          </table:table-cell>
          <table:table-cell table:style-name="ce3" table:formula="of:=[.H2]/[.H4]" office:value-type="percentage" office:value="7.11220673240395" calcext:value-type="percentage">
            <text:p>711,22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Hashes (arm)" table:style-name="ta1">
        <table:shapes>
          <draw:frame draw:z-index="0" draw:style-name="gr1" draw:text-style-name="P1" svg:width="30.839cm" svg:height="14.981cm" svg:x="13.548cm" svg:y="0.001cm">
            <draw:object draw:notify-on-update-of-ranges="'Hashes (arm)'.B1:'Hashes (arm)'.F1 'Hashes (arm)'.A2:'Hashes (arm)'.A2 'Hashes (arm)'.B2:'Hashes (arm)'.F2 'Hashes (arm)'.A3:'Hashes (arm)'.A3 'Hashes (arm)'.B3:'Hashes (arm)'.F3 'Hashes (arm)'.A4:'Hashes (arm)'.A4 'Hashes (arm)'.B4:'Hashes (arm)'.F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391" calcext:value-type="float">
            <text:p>8,391</text:p>
          </table:table-cell>
          <table:table-cell office:value-type="float" office:value="10.11" calcext:value-type="float">
            <text:p>10,11</text:p>
          </table:table-cell>
          <table:table-cell office:value-type="float" office:value="13.08" calcext:value-type="float">
            <text:p>13,08</text:p>
          </table:table-cell>
          <table:table-cell office:value-type="float" office:value="29.05" calcext:value-type="float">
            <text:p>29,05</text:p>
          </table:table-cell>
          <table:table-cell office:value-type="float" office:value="29.06" calcext:value-type="float">
            <text:p>29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353" calcext:value-type="float">
            <text:p>8,353</text:p>
          </table:table-cell>
          <table:table-cell office:value-type="float" office:value="10.06" calcext:value-type="float">
            <text:p>10,06</text:p>
          </table:table-cell>
          <table:table-cell office:value-type="float" office:value="13.06" calcext:value-type="float">
            <text:p>13,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397" calcext:value-type="float">
            <text:p>8,397</text:p>
          </table:table-cell>
          <table:table-cell office:value-type="float" office:value="10.11" calcext:value-type="float">
            <text:p>10,11</text:p>
          </table:table-cell>
          <table:table-cell office:value-type="float" office:value="13.11" calcext:value-type="float">
            <text:p>13,11</text:p>
          </table:table-cell>
          <table:table-cell table:number-columns-repeated="2" office:value-type="float" office:value="29.11" calcext:value-type="float">
            <text:p>29,1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0.995471338338696" calcext:value-type="percentage">
            <text:p>99,55%</text:p>
          </table:table-cell>
          <table:table-cell table:style-name="ce3" table:formula="of:=[.C$3]/[.C$2]" office:value-type="percentage" office:value="0.995054401582592" calcext:value-type="percentage">
            <text:p>99,51%</text:p>
          </table:table-cell>
          <table:table-cell table:style-name="ce3" table:formula="of:=[.D$3]/[.D$2]" office:value-type="percentage" office:value="0.998470948012233" calcext:value-type="percentage">
            <text:p>99,85%</text:p>
          </table:table-cell>
          <table:table-cell table:style-name="ce3" table:formula="of:=[.E$3]/[.E$2]" office:value-type="percentage" office:value="0.998278829604131" calcext:value-type="percentage">
            <text:p>99,83%</text:p>
          </table:table-cell>
          <table:table-cell table:style-name="ce3" table:formula="of:=[.F$3]/[.F$2]" office:value-type="percentage" office:value="0.997935306262904" calcext:value-type="percentage">
            <text:p>99,79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1.00071505184126" calcext:value-type="percentage">
            <text:p>100,07%</text:p>
          </table:table-cell>
          <table:table-cell table:style-name="ce3" table:formula="of:=[.C4]/[.C$2]" office:value-type="percentage" office:value="1" calcext:value-type="percentage">
            <text:p>100,00%</text:p>
          </table:table-cell>
          <table:table-cell table:style-name="ce3" table:formula="of:=[.D4]/[.D$2]" office:value-type="percentage" office:value="1.00229357798165" calcext:value-type="percentage">
            <text:p>100,23%</text:p>
          </table:table-cell>
          <table:table-cell table:style-name="ce3" table:formula="of:=[.E4]/[.E$2]" office:value-type="percentage" office:value="1.00206540447504" calcext:value-type="percentage">
            <text:p>100,21%</text:p>
          </table:table-cell>
          <table:table-cell table:style-name="ce3" table:formula="of:=[.F4]/[.F$2]" office:value-type="percentage" office:value="1.00172057811425" calcext:value-type="percentage">
            <text:p>100,17%</text:p>
          </table:table-cell>
          <table:table-cell table:number-columns-repeated="2"/>
        </table:table-row>
      </table:table>
      <table:table table:name="SpamSum (arm)" table:style-name="ta1">
        <table:shapes>
          <draw:frame draw:z-index="0" draw:style-name="gr1" draw:text-style-name="P1" svg:width="30.839cm" svg:height="14.981cm" svg:x="4.517cm" svg:y="0.001cm">
            <draw:object draw:notify-on-update-of-ranges="'SpamSum (arm)'.B1:'SpamSum (arm)'.B1 'SpamSum (arm)'.A2:'SpamSum (arm)'.A2 'SpamSum (arm)'.B2:'SpamSum (arm)'.B2 'SpamSum (arm)'.A3:'SpamSum (arm)'.A3 'SpamSum (arm)'.B3:'SpamSum (arm)'.B3 'SpamSum (arm)'.A4:'SpamSum (arm)'.A4 'SpamSum (arm)'.B4:'SpamSum (arm)'.B4 'SpamSum (arm)'.A5:'SpamSum (arm)'.A5 'SpamSum (arm)'.B5:'SpamSum (arm)'.B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59.81" calcext:value-type="float">
            <text:p>259,81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60.7" calcext:value-type="float">
            <text:p>260,7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92.72" calcext:value-type="float">
            <text:p>592,72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49.02" calcext:value-type="float">
            <text:p>49,02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0.996586114307633" calcext:value-type="percentage">
            <text:p>99,66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0.438335132946417" calcext:value-type="percentage">
            <text:p>43,83%</text:p>
          </table:table-cell>
        </table:table-row>
      </table:table>
      <table:table table:name="Sheet1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4" table:default-cell-style-name="Default"/>
        <table:table-row table:style-name="ro1">
          <table:table-cell table:style-name="ce4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2"/>
          <table:covered-table-cell table:style-name="Default"/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x64</text:p>
          </table:table-cell>
          <table:table-cell office:value-type="float" office:value="6.09" calcext:value-type="float">
            <text:p>6,09</text:p>
          </table:table-cell>
          <table:table-cell office:value-type="float" office:value="3.493" calcext:value-type="float">
            <text:p>3,493</text:p>
          </table:table-cell>
          <table:table-cell table:formula="of:=[.B3]/[.C3]" office:value-type="percentage" office:value="1.7434869739479" calcext:value-type="percentage">
            <text:p>174,3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35.952" calcext:value-type="float">
            <text:p>35,952</text:p>
          </table:table-cell>
          <table:table-cell office:value-type="float" office:value="25.591" calcext:value-type="float">
            <text:p>25,591</text:p>
          </table:table-cell>
          <table:table-cell table:formula="of:=[.B4]/[.C4]" office:value-type="percentage" office:value="1.40486889922238" calcext:value-type="percentage">
            <text:p>140,4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9.053" calcext:value-type="float">
            <text:p>39,053</text:p>
          </table:table-cell>
          <table:table-cell office:value-type="float" office:value="31.785" calcext:value-type="float">
            <text:p>31,785</text:p>
          </table:table-cell>
          <table:table-cell table:formula="of:=[.B5]/[.C5]" office:value-type="percentage" office:value="1.22866131823187" calcext:value-type="percentage">
            <text:p>122,87%</text:p>
          </table:table-cell>
          <table:table-cell table:number-columns-repeated="14"/>
        </table:table-row>
      </table:table>
      <table:table table:name="Decompression (x64)" table:style-name="ta1">
        <table:shapes>
          <draw:frame draw:z-index="0" draw:style-name="gr1" draw:text-style-name="P1" svg:width="28.58cm" svg:height="14.981cm" svg:x="20.568cm" svg:y="0.345cm">
            <draw:object draw:notify-on-update-of-ranges="'Decompression (x64)'.B1:'Decompression (x64)'.I1 'Decompression (x64)'.A2:'Decompression (x64)'.A2 'Decompression (x64)'.B2:'Decompression (x64)'.I2 'Decompression (x64)'.A3:'Decompression (x64)'.A3 'Decompression (x64)'.B3:'Decompression (x64)'.I3 'Decompression (x64)'.A4:'Decompression (x64)'.A4 'Decompression (x64)'.B4:'Decompression (x64)'.I4 'Decompression (x64)'.A5:'Decompression (x64)'.A5 'Decompression (x64)'.B5:'Decompression (x64)'.I5 'Decompression (x64)'.A6:'Decompression (x64)'.A6 'Decompression (x64)'.B6:'Decompression (x64)'.I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852cm" svg:height="11.076cm" svg:x="0.358cm" svg:y="6.242cm">
            <draw:object draw:notify-on-update-of-ranges="'Decompression (x64)'.B9:'Decompression (x64)'.I9 'Decompression (x64)'.A10:'Decompression (x64)'.A10 'Decompression (x64)'.B10:'Decompression (x64)'.I10 'Decompression (x64)'.A11:'Decompression (x64)'.A11 'Decompression (x64)'.B11:'Decompression (x64)'.I11 'Decompression (x64)'.A12:'Decompression (x64)'.A12 'Decompression (x64)'.B12:'Decompression (x64)'.I12 'Decompression (x64)'.A13:'Decompression (x64)'.A13 'Decompression (x64)'.B13:'Decompression (x64)'.I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06435" calcext:value-type="float">
            <text:p>0,06435</text:p>
          </table:table-cell>
          <table:table-cell office:value-type="float" office:value="0.7036" calcext:value-type="float">
            <text:p>0,7036</text:p>
          </table:table-cell>
          <table:table-cell office:value-type="float" office:value="2.2952" calcext:value-type="float">
            <text:p>2,2952</text:p>
          </table:table-cell>
          <table:table-cell office:value-type="float" office:value="90.38" calcext:value-type="float">
            <text:p>90,38</text:p>
          </table:table-cell>
          <table:table-cell office:value-type="float" office:value="75.13" calcext:value-type="float">
            <text:p>75,13</text:p>
          </table:table-cell>
          <table:table-cell office:value-type="float" office:value="3.3943" calcext:value-type="float">
            <text:p>3,3943</text:p>
          </table:table-cell>
          <table:table-cell office:value-type="float" office:value="99.04" calcext:value-type="float">
            <text:p>99,04</text:p>
          </table:table-cell>
          <table:table-cell office:value-type="float" office:value="56.39" calcext:value-type="float">
            <text:p>56,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0.03499" calcext:value-type="float">
            <text:p>0,03499</text:p>
          </table:table-cell>
          <table:table-cell office:value-type="float" office:value="0.7035" calcext:value-type="float">
            <text:p>0,7035</text:p>
          </table:table-cell>
          <table:table-cell office:value-type="float" office:value="0.3021" calcext:value-type="float">
            <text:p>0,3021</text:p>
          </table:table-cell>
          <table:table-cell office:value-type="float" office:value="57.32" calcext:value-type="float">
            <text:p>57,32</text:p>
          </table:table-cell>
          <table:table-cell office:value-type="float" office:value="72.23" calcext:value-type="float">
            <text:p>72,23</text:p>
          </table:table-cell>
          <table:table-cell office:value-type="float" office:value="0.7356" calcext:value-type="float">
            <text:p>0,7356</text:p>
          </table:table-cell>
          <table:table-cell office:value-type="float" office:value="115.77" calcext:value-type="float">
            <text:p>115,77</text:p>
          </table:table-cell>
          <table:table-cell office:value-type="float" office:value="57.49" calcext:value-type="float">
            <text:p>57,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03247" calcext:value-type="float">
            <text:p>0,03247</text:p>
          </table:table-cell>
          <table:table-cell/>
          <table:table-cell office:value-type="float" office:value="0.1388" calcext:value-type="float">
            <text:p>0,1388</text:p>
          </table:table-cell>
          <table:table-cell office:value-type="float" office:value="37.29" calcext:value-type="float">
            <text:p>37,29</text:p>
          </table:table-cell>
          <table:table-cell office:value-type="float" office:value="54.97" calcext:value-type="float">
            <text:p>54,97</text:p>
          </table:table-cell>
          <table:table-cell/>
          <table:table-cell office:value-type="float" office:value="44.11" calcext:value-type="float">
            <text:p>44,11</text:p>
          </table:table-cell>
          <table:table-cell office:value-type="float" office:value="41.17" calcext:value-type="float">
            <text:p>41,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NET 7</text:p>
          </table:table-cell>
          <table:table-cell office:value-type="float" office:value="0.03743" calcext:value-type="float">
            <text:p>0,03743</text:p>
          </table:table-cell>
          <table:table-cell office:value-type="float" office:value="0.8618" calcext:value-type="float">
            <text:p>0,8618</text:p>
          </table:table-cell>
          <table:table-cell office:value-type="float" office:value="0.3177" calcext:value-type="float">
            <text:p>0,3177</text:p>
          </table:table-cell>
          <table:table-cell office:value-type="float" office:value="51.23" calcext:value-type="float">
            <text:p>51,23</text:p>
          </table:table-cell>
          <table:table-cell office:value-type="float" office:value="73.84" calcext:value-type="float">
            <text:p>73,84</text:p>
          </table:table-cell>
          <table:table-cell office:value-type="float" office:value="0.7358" calcext:value-type="float">
            <text:p>0,7358</text:p>
          </table:table-cell>
          <table:table-cell office:value-type="float" office:value="93.28" calcext:value-type="float">
            <text:p>93,28</text:p>
          </table:table-cell>
          <table:table-cell office:value-type="float" office:value="49.69" calcext:value-type="float">
            <text:p>49,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NET 7 AOT</text:p>
          </table:table-cell>
          <table:table-cell office:value-type="float" office:value="0.03403" calcext:value-type="float">
            <text:p>0,03403</text:p>
          </table:table-cell>
          <table:table-cell office:value-type="float" office:value="0.6916" calcext:value-type="float">
            <text:p>0,6916</text:p>
          </table:table-cell>
          <table:table-cell office:value-type="float" office:value="0.2981" calcext:value-type="float">
            <text:p>0,2981</text:p>
          </table:table-cell>
          <table:table-cell office:value-type="float" office:value="47.42" calcext:value-type="float">
            <text:p>47,42</text:p>
          </table:table-cell>
          <table:table-cell office:value-type="float" office:value="71.35" calcext:value-type="float">
            <text:p>71,35</text:p>
          </table:table-cell>
          <table:table-cell office:value-type="float" office:value="0.7736" calcext:value-type="float">
            <text:p>0,7736</text:p>
          </table:table-cell>
          <table:table-cell office:value-type="float" office:value="88.42" calcext:value-type="float">
            <text:p>88,42</text:p>
          </table:table-cell>
          <table:table-cell office:value-type="float" office:value="52.34" calcext:value-type="float">
            <text:p>52,34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83909688482424" calcext:value-type="percentage">
            <text:p>183,91%</text:p>
          </table:table-cell>
          <table:table-cell table:style-name="ce3" table:formula="of:=[.C2]/[.C3]" office:value-type="percentage" office:value="1.0001421464108" calcext:value-type="percentage">
            <text:p>100,01%</text:p>
          </table:table-cell>
          <table:table-cell table:style-name="ce3" table:formula="of:=[.D2]/[.D3]" office:value-type="percentage" office:value="7.59748427672956" calcext:value-type="percentage">
            <text:p>759,75%</text:p>
          </table:table-cell>
          <table:table-cell table:style-name="ce3" table:formula="of:=[.E2]/[.E3]" office:value-type="percentage" office:value="1.57676203768318" calcext:value-type="percentage">
            <text:p>157,68%</text:p>
          </table:table-cell>
          <table:table-cell table:style-name="ce3" table:formula="of:=[.F2]/[.F3]" office:value-type="percentage" office:value="1.04014952235913" calcext:value-type="percentage">
            <text:p>104,01%</text:p>
          </table:table-cell>
          <table:table-cell table:style-name="ce3" table:formula="of:=[.G2]/[.G3]" office:value-type="percentage" office:value="4.61432843936922" calcext:value-type="percentage">
            <text:p>461,43%</text:p>
          </table:table-cell>
          <table:table-cell table:style-name="ce3" table:formula="of:=[.H2]/[.H3]" office:value-type="percentage" office:value="0.855489332296796" calcext:value-type="percentage">
            <text:p>85,55%</text:p>
          </table:table-cell>
          <table:table-cell table:style-name="ce3" table:formula="of:=[.I2]/[.I3]" office:value-type="percentage" office:value="0.98086623760654" calcext:value-type="percentage">
            <text:p>98,0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$2]/[.B4]" office:value-type="percentage" office:value="1.98182938096705" calcext:value-type="percentage">
            <text:p>198,18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formula="of:=[.D2]/[.D4]" office:value-type="percentage" office:value="16.536023054755" calcext:value-type="percentage">
            <text:p>1653,60%</text:p>
          </table:table-cell>
          <table:table-cell table:style-name="ce3" table:formula="of:=[.E2]/[.E4]" office:value-type="percentage" office:value="2.4237060874229" calcext:value-type="percentage">
            <text:p>242,37%</text:p>
          </table:table-cell>
          <table:table-cell table:style-name="ce3" table:formula="of:=[.F2]/[.F4]" office:value-type="percentage" office:value="1.36674549754412" calcext:value-type="percentage">
            <text:p>136,67%</text:p>
          </table:table-cell>
          <table:table-cell table:style-name="ce3" table:formula="of:=[.G2]/[.G4]" office:value-type="string" office:string-value="" calcext:value-type="error">
            <text:p>#DIV/0!</text:p>
          </table:table-cell>
          <table:table-cell table:style-name="ce3" table:formula="of:=[.H2]/[.H4]" office:value-type="percentage" office:value="2.24529585128089" calcext:value-type="percentage">
            <text:p>224,53%</text:p>
          </table:table-cell>
          <table:table-cell table:style-name="ce3" table:formula="of:=[.I2]/[.I4]" office:value-type="percentage" office:value="1.36968666504736" calcext:value-type="percentage">
            <text:p>136,9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NET 7</text:p>
          </table:table-cell>
          <table:table-cell table:style-name="ce3" table:formula="of:=[.B$2]/[.B5]" office:value-type="percentage" office:value="1.71920919048891" calcext:value-type="percentage">
            <text:p>171,92%</text:p>
          </table:table-cell>
          <table:table-cell table:style-name="ce3" table:formula="of:=[.C$2]/[.C5]" office:value-type="percentage" office:value="0.816430726386633" calcext:value-type="percentage">
            <text:p>81,64%</text:p>
          </table:table-cell>
          <table:table-cell table:style-name="ce3" table:formula="of:=[.D$2]/[.D5]" office:value-type="percentage" office:value="7.22442555870318" calcext:value-type="percentage">
            <text:p>722,44%</text:p>
          </table:table-cell>
          <table:table-cell table:style-name="ce3" table:formula="of:=[.E$2]/[.E5]" office:value-type="percentage" office:value="1.76420066367363" calcext:value-type="percentage">
            <text:p>176,42%</text:p>
          </table:table-cell>
          <table:table-cell table:style-name="ce3" table:formula="of:=[.F$2]/[.F5]" office:value-type="percentage" office:value="1.01747020585049" calcext:value-type="percentage">
            <text:p>101,75%</text:p>
          </table:table-cell>
          <table:table-cell table:style-name="ce3" table:formula="of:=[.G$2]/[.G5]" office:value-type="percentage" office:value="4.613074204947" calcext:value-type="percentage">
            <text:p>461,31%</text:p>
          </table:table-cell>
          <table:table-cell table:style-name="ce3" table:formula="of:=[.H$2]/[.H5]" office:value-type="percentage" office:value="1.06174957118353" calcext:value-type="percentage">
            <text:p>106,17%</text:p>
          </table:table-cell>
          <table:table-cell table:style-name="ce3" table:formula="of:=[.I$2]/[.I5]" office:value-type="percentage" office:value="1.13483598309519" calcext:value-type="percentage">
            <text:p>113,4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NET 7 AOT</text:p>
          </table:table-cell>
          <table:table-cell table:style-name="ce3" table:formula="of:=[.B$2]/[.B6]" office:value-type="percentage" office:value="1.8909785483397" calcext:value-type="percentage">
            <text:p>189,10%</text:p>
          </table:table-cell>
          <table:table-cell table:style-name="ce3" table:formula="of:=[.C$2]/[.C6]" office:value-type="percentage" office:value="1.01735106998265" calcext:value-type="percentage">
            <text:p>101,74%</text:p>
          </table:table-cell>
          <table:table-cell table:style-name="ce3" table:formula="of:=[.D$2]/[.D6]" office:value-type="percentage" office:value="7.69942972156994" calcext:value-type="percentage">
            <text:p>769,94%</text:p>
          </table:table-cell>
          <table:table-cell table:style-name="ce3" table:formula="of:=[.E$2]/[.E6]" office:value-type="percentage" office:value="1.90594685786588" calcext:value-type="percentage">
            <text:p>190,59%</text:p>
          </table:table-cell>
          <table:table-cell table:style-name="ce3" table:formula="of:=[.F$2]/[.F6]" office:value-type="percentage" office:value="1.05297827610371" calcext:value-type="percentage">
            <text:p>105,30%</text:p>
          </table:table-cell>
          <table:table-cell table:style-name="ce3" table:formula="of:=[.G$2]/[.G6]" office:value-type="percentage" office:value="4.38766804550155" calcext:value-type="percentage">
            <text:p>438,77%</text:p>
          </table:table-cell>
          <table:table-cell table:style-name="ce3" table:formula="of:=[.H$2]/[.H6]" office:value-type="percentage" office:value="1.1201085727211" calcext:value-type="percentage">
            <text:p>112,01%</text:p>
          </table:table-cell>
          <table:table-cell table:style-name="ce3" table:formula="of:=[.I$2]/[.I6]" office:value-type="percentage" office:value="1.07737867787543" calcext:value-type="percentage">
            <text:p>107,74%</text:p>
          </table:table-cell>
          <table:table-cell table:number-columns-repeated="5"/>
        </table:table-row>
        <table:table-row table:style-name="ro1" table:number-rows-repeated="37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Decompression (AS)" table:style-name="ta1">
        <table:shapes>
          <draw:frame draw:z-index="0" draw:style-name="gr1" draw:text-style-name="P1" svg:width="28.58cm" svg:height="14.981cm" svg:x="20.568cm" svg:y="0.345cm">
            <draw:object draw:notify-on-update-of-ranges="'Decompression (AS)'.A1:'Decompression (AS)'.A1 'Decompression (AS)'.B1:'Decompression (AS)'.I1 'Decompression (AS)'.A2:'Decompression (AS)'.A2 'Decompression (AS)'.B2:'Decompression (AS)'.I2 'Decompression (AS)'.A3:'Decompression (AS)'.A3 'Decompression (AS)'.B3:'Decompression (AS)'.I3 'Decompression (AS)'.A4:'Decompression (AS)'.A4 'Decompression (AS)'.B4:'Decompression (AS)'.I4 'Decompression (AS)'.A5:'Decompression (AS)'.A5 'Decompression (AS)'.B5:'Decompression (AS)'.I5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9.852cm" svg:height="11.076cm" svg:x="0.358cm" svg:y="6.242cm">
            <draw:object draw:notify-on-update-of-ranges="'Decompression (AS)'.A8:'Decompression (AS)'.A8 'Decompression (AS)'.B8:'Decompression (AS)'.I8 'Decompression (AS)'.A9:'Decompression (AS)'.A9 'Decompression (AS)'.B9:'Decompression (AS)'.I9 'Decompression (AS)'.A10:'Decompression (AS)'.A10 'Decompression (AS)'.B10:'Decompression (AS)'.I10 'Decompression (AS)'.A11:'Decompression (AS)'.A11 'Decompression (AS)'.B11:'Decompression (AS)'.I11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1693" calcext:value-type="float">
            <text:p>0,1693</text:p>
          </table:table-cell>
          <table:table-cell office:value-type="float" office:value="1.204" calcext:value-type="float">
            <text:p>1,204</text:p>
          </table:table-cell>
          <table:table-cell office:value-type="float" office:value="4.6594" calcext:value-type="float">
            <text:p>4,6594</text:p>
          </table:table-cell>
          <table:table-cell office:value-type="float" office:value="109.56" calcext:value-type="float">
            <text:p>109,56</text:p>
          </table:table-cell>
          <table:table-cell office:value-type="float" office:value="80.67" calcext:value-type="float">
            <text:p>80,67</text:p>
          </table:table-cell>
          <table:table-cell office:value-type="float" office:value="4.2452" calcext:value-type="float">
            <text:p>4,2452</text:p>
          </table:table-cell>
          <table:table-cell office:value-type="float" office:value="100.37" calcext:value-type="float">
            <text:p>100,37</text:p>
          </table:table-cell>
          <table:table-cell office:value-type="float" office:value="59.92" calcext:value-type="float">
            <text:p>59,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0.1483" calcext:value-type="float">
            <text:p>0,1483</text:p>
          </table:table-cell>
          <table:table-cell office:value-type="float" office:value="1.203" calcext:value-type="float">
            <text:p>1,203</text:p>
          </table:table-cell>
          <table:table-cell office:value-type="float" office:value="0.7659" calcext:value-type="float">
            <text:p>0,7659</text:p>
          </table:table-cell>
          <table:table-cell office:value-type="float" office:value="44.32" calcext:value-type="float">
            <text:p>44,32</text:p>
          </table:table-cell>
          <table:table-cell office:value-type="float" office:value="80.67" calcext:value-type="float">
            <text:p>80,67</text:p>
          </table:table-cell>
          <table:table-cell office:value-type="float" office:value="0.3062" calcext:value-type="float">
            <text:p>0,3062</text:p>
          </table:table-cell>
          <table:table-cell office:value-type="float" office:value="100.37" calcext:value-type="float">
            <text:p>100,37</text:p>
          </table:table-cell>
          <table:table-cell office:value-type="float" office:value="59.92" calcext:value-type="float">
            <text:p>59,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162" calcext:value-type="float">
            <text:p>0,162</text:p>
          </table:table-cell>
          <table:table-cell/>
          <table:table-cell office:value-type="float" office:value="0.5709" calcext:value-type="float">
            <text:p>0,5709</text:p>
          </table:table-cell>
          <table:table-cell office:value-type="float" office:value="40.6" calcext:value-type="float">
            <text:p>40,6</text:p>
          </table:table-cell>
          <table:table-cell office:value-type="float" office:value="60.11" calcext:value-type="float">
            <text:p>60,11</text:p>
          </table:table-cell>
          <table:table-cell/>
          <table:table-cell office:value-type="float" office:value="51.61" calcext:value-type="float">
            <text:p>51,61</text:p>
          </table:table-cell>
          <table:table-cell office:value-type="float" office:value="40.62" calcext:value-type="float">
            <text:p>40,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NET 7</text:p>
          </table:table-cell>
          <table:table-cell office:value-type="float" office:value="0.1406" calcext:value-type="float">
            <text:p>0,1406</text:p>
          </table:table-cell>
          <table:table-cell office:value-type="float" office:value="1.068" calcext:value-type="float">
            <text:p>1,068</text:p>
          </table:table-cell>
          <table:table-cell office:value-type="float" office:value="0.6992" calcext:value-type="float">
            <text:p>0,6992</text:p>
          </table:table-cell>
          <table:table-cell office:value-type="float" office:value="41.2" calcext:value-type="float">
            <text:p>41,2</text:p>
          </table:table-cell>
          <table:table-cell office:value-type="float" office:value="80.77" calcext:value-type="float">
            <text:p>80,77</text:p>
          </table:table-cell>
          <table:table-cell office:value-type="float" office:value="0.2971" calcext:value-type="float">
            <text:p>0,2971</text:p>
          </table:table-cell>
          <table:table-cell office:value-type="float" office:value="95.75" calcext:value-type="float">
            <text:p>95,75</text:p>
          </table:table-cell>
          <table:table-cell office:value-type="float" office:value="55.92" calcext:value-type="float">
            <text:p>55,92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$2]/[.B3]" office:value-type="percentage" office:value="1.1416048550236" calcext:value-type="percentage">
            <text:p>114,16%</text:p>
          </table:table-cell>
          <table:table-cell table:style-name="ce3" table:formula="of:=[.C$2]/[.C3]" office:value-type="percentage" office:value="1.00083125519534" calcext:value-type="percentage">
            <text:p>100,08%</text:p>
          </table:table-cell>
          <table:table-cell table:style-name="ce3" table:formula="of:=[.D$2]/[.D3]" office:value-type="percentage" office:value="6.08356182269226" calcext:value-type="percentage">
            <text:p>608,36%</text:p>
          </table:table-cell>
          <table:table-cell table:style-name="ce3" table:formula="of:=[.E$2]/[.E3]" office:value-type="percentage" office:value="2.47202166064982" calcext:value-type="percentage">
            <text:p>247,20%</text:p>
          </table:table-cell>
          <table:table-cell table:style-name="ce3" table:formula="of:=[.F$2]/[.F3]" office:value-type="percentage" office:value="1" calcext:value-type="percentage">
            <text:p>100,00%</text:p>
          </table:table-cell>
          <table:table-cell table:style-name="ce3" table:formula="of:=[.G$2]/[.G3]" office:value-type="percentage" office:value="13.8641410842587" calcext:value-type="percentage">
            <text:p>1386,41%</text:p>
          </table:table-cell>
          <table:table-cell table:style-name="ce3" table:formula="of:=[.H$2]/[.H3]" office:value-type="percentage" office:value="1" calcext:value-type="percentage">
            <text:p>100,00%</text:p>
          </table:table-cell>
          <table:table-cell table:style-name="ce3" table:formula="of:=[.I$2]/[.I3]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$2]/[.B4]" office:value-type="percentage" office:value="1.04506172839506" calcext:value-type="percentage">
            <text:p>104,51%</text:p>
          </table:table-cell>
          <table:table-cell table:style-name="ce3" table:formula="of:=[.C$2]/[.C4]" office:value-type="string" office:string-value="" calcext:value-type="error">
            <text:p>#DIV/0!</text:p>
          </table:table-cell>
          <table:table-cell table:style-name="ce3" table:formula="of:=[.D$2]/[.D4]" office:value-type="percentage" office:value="8.16149938693291" calcext:value-type="percentage">
            <text:p>816,15%</text:p>
          </table:table-cell>
          <table:table-cell table:style-name="ce3" table:formula="of:=[.E$2]/[.E4]" office:value-type="percentage" office:value="2.69852216748768" calcext:value-type="percentage">
            <text:p>269,85%</text:p>
          </table:table-cell>
          <table:table-cell table:style-name="ce3" table:formula="of:=[.F$2]/[.F4]" office:value-type="percentage" office:value="1.34203959407752" calcext:value-type="percentage">
            <text:p>134,20%</text:p>
          </table:table-cell>
          <table:table-cell table:style-name="ce3" table:formula="of:=[.G$2]/[.G4]" office:value-type="string" office:string-value="" calcext:value-type="error">
            <text:p>#DIV/0!</text:p>
          </table:table-cell>
          <table:table-cell table:style-name="ce3" table:formula="of:=[.H$2]/[.H4]" office:value-type="percentage" office:value="1.94477814377059" calcext:value-type="percentage">
            <text:p>194,48%</text:p>
          </table:table-cell>
          <table:table-cell table:style-name="ce3" table:formula="of:=[.I$2]/[.I4]" office:value-type="percentage" office:value="1.47513540128016" calcext:value-type="percentage">
            <text:p>147,5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NET 7</text:p>
          </table:table-cell>
          <table:table-cell table:style-name="ce3" table:formula="of:=[.B$2]/[.B5]" office:value-type="percentage" office:value="1.20412517780939" calcext:value-type="percentage">
            <text:p>120,41%</text:p>
          </table:table-cell>
          <table:table-cell table:style-name="ce3" table:formula="of:=[.C$2]/[.C5]" office:value-type="percentage" office:value="1.12734082397004" calcext:value-type="percentage">
            <text:p>112,73%</text:p>
          </table:table-cell>
          <table:table-cell table:style-name="ce3" table:formula="of:=[.D$2]/[.D5]" office:value-type="percentage" office:value="6.66390160183066" calcext:value-type="percentage">
            <text:p>666,39%</text:p>
          </table:table-cell>
          <table:table-cell table:style-name="ce3" table:formula="of:=[.E$2]/[.E5]" office:value-type="percentage" office:value="2.65922330097087" calcext:value-type="percentage">
            <text:p>265,92%</text:p>
          </table:table-cell>
          <table:table-cell table:style-name="ce3" table:formula="of:=[.F$2]/[.F5]" office:value-type="percentage" office:value="0.998761916553176" calcext:value-type="percentage">
            <text:p>99,88%</text:p>
          </table:table-cell>
          <table:table-cell table:style-name="ce3" table:formula="of:=[.G$2]/[.G5]" office:value-type="percentage" office:value="14.2887916526422" calcext:value-type="percentage">
            <text:p>1428,88%</text:p>
          </table:table-cell>
          <table:table-cell table:style-name="ce3" table:formula="of:=[.H$2]/[.H5]" office:value-type="percentage" office:value="1.04825065274151" calcext:value-type="percentage">
            <text:p>104,83%</text:p>
          </table:table-cell>
          <table:table-cell table:style-name="ce3" table:formula="of:=[.I$2]/[.I5]" office:value-type="percentage" office:value="1.07153075822604" calcext:value-type="percentage">
            <text:p>107,15%</text:p>
          </table:table-cell>
          <table:table-cell table:number-columns-repeated="5"/>
        </table:table-row>
        <table:table-row table:style-name="ro1" table:number-rows-repeated="37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Decompression (arm)" table:style-name="ta1">
        <table:shapes>
          <draw:frame draw:z-index="0" draw:style-name="gr1" draw:text-style-name="P1" svg:width="28.663cm" svg:height="14.981cm" svg:x="20.485cm" svg:y="0.345cm">
            <draw:object draw:notify-on-update-of-ranges="'Decompression (arm)'.B1:'Decompression (arm)'.I1 'Decompression (arm)'.A2:'Decompression (arm)'.A2 'Decompression (arm)'.B2:'Decompression (arm)'.I2 'Decompression (arm)'.A3:'Decompression (arm)'.A3 'Decompression (arm)'.B3:'Decompression (arm)'.I3 'Decompression (arm)'.A4:'Decompression (arm)'.A4 'Decompression (arm)'.B4:'Decompression (arm)'.I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19.824cm" svg:height="9.907cm" svg:x="0.413cm" svg:y="5.339cm">
            <draw:object draw:notify-on-update-of-ranges="'Decompression (arm)'.B9:'Decompression (arm)'.I9 'Decompression (arm)'.A10:'Decompression (arm)'.A10 'Decompression (arm)'.B10:'Decompression (arm)'.I10 'Decompression (arm)'.A11:'Decompression (arm)'.A11 'Decompression (arm)'.B11:'Decompression (arm)'.I1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4.2" calcext:value-type="float">
            <text:p>664,2</text:p>
          </table:table-cell>
          <table:table-cell office:value-type="float" office:value="5.279" calcext:value-type="float">
            <text:p>5,279</text:p>
          </table:table-cell>
          <table:table-cell office:value-type="float" office:value="40.541" calcext:value-type="float">
            <text:p>40,541</text:p>
          </table:table-cell>
          <table:table-cell office:value-type="float" office:value="627" calcext:value-type="float">
            <text:p>627</text:p>
          </table:table-cell>
          <table:table-cell office:value-type="float" office:value="290.5" calcext:value-type="float">
            <text:p>290,5</text:p>
          </table:table-cell>
          <table:table-cell office:value-type="float" office:value="16.397" calcext:value-type="float">
            <text:p>16,397</text:p>
          </table:table-cell>
          <table:table-cell office:value-type="float" office:value="563.2" calcext:value-type="float">
            <text:p>563,2</text:p>
          </table:table-cell>
          <table:table-cell office:value-type="float" office:value="556.1" calcext:value-type="float">
            <text:p>556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549.8" calcext:value-type="float">
            <text:p>549,8</text:p>
          </table:table-cell>
          <table:table-cell office:value-type="float" office:value="5.319" calcext:value-type="float">
            <text:p>5,319</text:p>
          </table:table-cell>
          <table:table-cell office:value-type="float" office:value="5.779" calcext:value-type="float">
            <text:p>5,779</text:p>
          </table:table-cell>
          <table:table-cell office:value-type="float" office:value="489.6" calcext:value-type="float">
            <text:p>489,6</text:p>
          </table:table-cell>
          <table:table-cell office:value-type="float" office:value="290.5" calcext:value-type="float">
            <text:p>290,5</text:p>
          </table:table-cell>
          <table:table-cell office:value-type="float" office:value="8.078" calcext:value-type="float">
            <text:p>8,078</text:p>
          </table:table-cell>
          <table:table-cell office:value-type="float" office:value="563.2" calcext:value-type="float">
            <text:p>563,2</text:p>
          </table:table-cell>
          <table:table-cell office:value-type="float" office:value="556.1" calcext:value-type="float">
            <text:p>556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39.5" calcext:value-type="float">
            <text:p>539,5</text:p>
          </table:table-cell>
          <table:table-cell/>
          <table:table-cell office:value-type="float" office:value="4.962" calcext:value-type="float">
            <text:p>4,962</text:p>
          </table:table-cell>
          <table:table-cell office:value-type="float" office:value="307.2" calcext:value-type="float">
            <text:p>307,2</text:p>
          </table:table-cell>
          <table:table-cell office:value-type="float" office:value="186.9" calcext:value-type="float">
            <text:p>186,9</text:p>
          </table:table-cell>
          <table:table-cell/>
          <table:table-cell office:value-type="float" office:value="275.3" calcext:value-type="float">
            <text:p>275,3</text:p>
          </table:table-cell>
          <table:table-cell office:value-type="float" office:value="323.6" calcext:value-type="float">
            <text:p>323,6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20807566387777" calcext:value-type="percentage">
            <text:p>120,81%</text:p>
          </table:table-cell>
          <table:table-cell table:style-name="ce3" table:formula="of:=[.C2]/[.C3]" office:value-type="percentage" office:value="0.992479789434104" calcext:value-type="percentage">
            <text:p>99,25%</text:p>
          </table:table-cell>
          <table:table-cell table:style-name="ce3" table:formula="of:=[.D2]/[.D3]" office:value-type="percentage" office:value="7.01522754801869" calcext:value-type="percentage">
            <text:p>701,52%</text:p>
          </table:table-cell>
          <table:table-cell table:style-name="ce3" table:formula="of:=[.E2]/[.E3]" office:value-type="percentage" office:value="1.28063725490196" calcext:value-type="percentage">
            <text:p>128,06%</text:p>
          </table:table-cell>
          <table:table-cell table:style-name="ce3" table:formula="of:=[.F2]/[.F3]" office:value-type="percentage" office:value="1" calcext:value-type="percentage">
            <text:p>100,00%</text:p>
          </table:table-cell>
          <table:table-cell table:style-name="ce3" table:formula="of:=[.G2]/[.G3]" office:value-type="percentage" office:value="2.02983411735578" calcext:value-type="percentage">
            <text:p>202,98%</text:p>
          </table:table-cell>
          <table:table-cell table:style-name="ce3" table:formula="of:=[.H2]/[.H3]" office:value-type="percentage" office:value="1" calcext:value-type="percentage">
            <text:p>100,00%</text:p>
          </table:table-cell>
          <table:table-cell table:style-name="ce3" table:formula="of:=[.I2]/[.I3]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23113994439296" calcext:value-type="percentage">
            <text:p>123,11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formula="of:=[.D2]/[.D4]" office:value-type="percentage" office:value="8.17029423619508" calcext:value-type="percentage">
            <text:p>817,03%</text:p>
          </table:table-cell>
          <table:table-cell table:style-name="ce3" table:formula="of:=[.E2]/[.E4]" office:value-type="percentage" office:value="2.041015625" calcext:value-type="percentage">
            <text:p>204,10%</text:p>
          </table:table-cell>
          <table:table-cell table:style-name="ce3" table:formula="of:=[.F2]/[.F4]" office:value-type="percentage" office:value="1.55430711610487" calcext:value-type="percentage">
            <text:p>155,43%</text:p>
          </table:table-cell>
          <table:table-cell table:style-name="ce3" table:formula="of:=[.G2]/[.G4]" office:value-type="string" office:string-value="" calcext:value-type="error">
            <text:p>#DIV/0!</text:p>
          </table:table-cell>
          <table:table-cell table:style-name="ce3" table:formula="of:=[.H2]/[.H4]" office:value-type="percentage" office:value="2.04576825281511" calcext:value-type="percentage">
            <text:p>204,58%</text:p>
          </table:table-cell>
          <table:table-cell table:style-name="ce3" table:formula="of:=[.I2]/[.I4]" office:value-type="percentage" office:value="1.71847960444994" calcext:value-type="percentage">
            <text:p>171,85%</text:p>
          </table:table-cell>
          <table:table-cell table:number-columns-repeated="5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Decompression (arm64)" table:style-name="ta1">
        <table:shapes>
          <draw:frame draw:z-index="0" draw:style-name="gr1" draw:text-style-name="P1" svg:width="28.69cm" svg:height="14.981cm" svg:x="20.458cm" svg:y="0.345cm">
            <draw:object draw:notify-on-update-of-ranges="'Decompression (arm64)'.B1:'Decompression (arm64)'.I1 'Decompression (arm64)'.A2:'Decompression (arm64)'.A2 'Decompression (arm64)'.B2:'Decompression (arm64)'.I2 'Decompression (arm64)'.A3:'Decompression (arm64)'.A3 'Decompression (arm64)'.B3:'Decompression (arm64)'.I3 'Decompression (arm64)'.A4:'Decompression (arm64)'.A4 'Decompression (arm64)'.B4:'Decompression (arm64)'.I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9.824cm" svg:height="9.907cm" svg:x="0.413cm" svg:y="5.339cm">
            <draw:object draw:notify-on-update-of-ranges="'Decompression (arm64)'.B9:'Decompression (arm64)'.I9 'Decompression (arm64)'.A10:'Decompression (arm64)'.A10 'Decompression (arm64)'.B10:'Decompression (arm64)'.I10 'Decompression (arm64)'.A11:'Decompression (arm64)'.A11 'Decompression (arm64)'.B11:'Decompression (arm64)'.I1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70.5" calcext:value-type="float">
            <text:p>370,5</text:p>
          </table:table-cell>
          <table:table-cell office:value-type="float" office:value="3.348" calcext:value-type="float">
            <text:p>3,348</text:p>
          </table:table-cell>
          <table:table-cell office:value-type="float" office:value="22.813" calcext:value-type="float">
            <text:p>22,813</text:p>
          </table:table-cell>
          <table:table-cell office:value-type="float" office:value="660.9" calcext:value-type="float">
            <text:p>660,9</text:p>
          </table:table-cell>
          <table:table-cell office:value-type="float" office:value="263.2" calcext:value-type="float">
            <text:p>263,2</text:p>
          </table:table-cell>
          <table:table-cell office:value-type="float" office:value="15.042" calcext:value-type="float">
            <text:p>15,042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53" calcext:value-type="float">
            <text:p>253</text:p>
          </table:table-cell>
          <table:table-cell office:value-type="float" office:value="3.346" calcext:value-type="float">
            <text:p>3,346</text:p>
          </table:table-cell>
          <table:table-cell office:value-type="float" office:value="2.05" calcext:value-type="float">
            <text:p>2,05</text:p>
          </table:table-cell>
          <table:table-cell office:value-type="float" office:value="330.4" calcext:value-type="float">
            <text:p>330,4</text:p>
          </table:table-cell>
          <table:table-cell office:value-type="float" office:value="263.2" calcext:value-type="float">
            <text:p>263,2</text:p>
          </table:table-cell>
          <table:table-cell office:value-type="float" office:value="5.791" calcext:value-type="float">
            <text:p>5,791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39.1" calcext:value-type="float">
            <text:p>239,1</text:p>
          </table:table-cell>
          <table:table-cell/>
          <table:table-cell office:value-type="float" office:value="1.127" calcext:value-type="float">
            <text:p>1,127</text:p>
          </table:table-cell>
          <table:table-cell office:value-type="float" office:value="252.3" calcext:value-type="float">
            <text:p>252,3</text:p>
          </table:table-cell>
          <table:table-cell office:value-type="float" office:value="170.7" calcext:value-type="float">
            <text:p>170,7</text:p>
          </table:table-cell>
          <table:table-cell/>
          <table:table-cell office:value-type="float" office:value="158.9" calcext:value-type="float">
            <text:p>158,9</text:p>
          </table:table-cell>
          <table:table-cell office:value-type="float" office:value="147.2" calcext:value-type="float">
            <text:p>147,2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46442687747036" calcext:value-type="percentage">
            <text:p>146,44%</text:p>
          </table:table-cell>
          <table:table-cell table:style-name="ce3" table:formula="of:=[.C2]/[.C3]" office:value-type="percentage" office:value="1.0005977286312" calcext:value-type="percentage">
            <text:p>100,06%</text:p>
          </table:table-cell>
          <table:table-cell table:style-name="ce3" table:formula="of:=[.D2]/[.D3]" office:value-type="percentage" office:value="11.1282926829268" calcext:value-type="percentage">
            <text:p>1112,83%</text:p>
          </table:table-cell>
          <table:table-cell table:style-name="ce3" table:formula="of:=[.E2]/[.E3]" office:value-type="percentage" office:value="2.00030266343826" calcext:value-type="percentage">
            <text:p>200,03%</text:p>
          </table:table-cell>
          <table:table-cell table:style-name="ce3" table:formula="of:=[.F2]/[.F3]" office:value-type="percentage" office:value="1" calcext:value-type="percentage">
            <text:p>100,00%</text:p>
          </table:table-cell>
          <table:table-cell table:style-name="ce3" table:formula="of:=[.G2]/[.G3]" office:value-type="percentage" office:value="2.59747884648593" calcext:value-type="percentage">
            <text:p>259,75%</text:p>
          </table:table-cell>
          <table:table-cell table:style-name="ce3" table:formula="of:=[.H2]/[.H3]" office:value-type="percentage" office:value="1" calcext:value-type="percentage">
            <text:p>100,00%</text:p>
          </table:table-cell>
          <table:table-cell table:style-name="ce3" table:formula="of:=[.I2]/[.I3]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5495608531995" calcext:value-type="percentage">
            <text:p>154,96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formula="of:=[.D2]/[.D4]" office:value-type="percentage" office:value="20.2422360248447" calcext:value-type="percentage">
            <text:p>2024,22%</text:p>
          </table:table-cell>
          <table:table-cell table:style-name="ce3" table:formula="of:=[.E2]/[.E4]" office:value-type="percentage" office:value="2.61950059453032" calcext:value-type="percentage">
            <text:p>261,95%</text:p>
          </table:table-cell>
          <table:table-cell table:style-name="ce3" table:formula="of:=[.F2]/[.F4]" office:value-type="percentage" office:value="1.5418863503222" calcext:value-type="percentage">
            <text:p>154,19%</text:p>
          </table:table-cell>
          <table:table-cell table:style-name="ce3" table:formula="of:=[.G2]/[.G4]" office:value-type="string" office:string-value="" calcext:value-type="error">
            <text:p>#DIV/0!</text:p>
          </table:table-cell>
          <table:table-cell table:style-name="ce3" table:formula="of:=[.H2]/[.H4]" office:value-type="percentage" office:value="2.54059156702329" calcext:value-type="percentage">
            <text:p>254,06%</text:p>
          </table:table-cell>
          <table:table-cell table:style-name="ce3" table:formula="of:=[.I2]/[.I4]" office:value-type="percentage" office:value="1.87771739130435" calcext:value-type="percentage">
            <text:p>187,77%</text:p>
          </table:table-cell>
          <table:table-cell table:number-columns-repeated="5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Compression (x64)" table:style-name="ta1">
        <table:shapes>
          <draw:frame draw:z-index="0" draw:style-name="gr1" draw:text-style-name="P1" svg:width="28.58cm" svg:height="14.981cm" svg:x="20.568cm" svg:y="0.345cm">
            <draw:object draw:notify-on-update-of-ranges="'Compression (x64)'.B1:'Compression (x64)'.F1 'Compression (x64)'.A2:'Compression (x64)'.A2 'Compression (x64)'.B2:'Compression (x64)'.F2 'Compression (x64)'.A3:'Compression (x64)'.A3 'Compression (x64)'.B3:'Compression (x64)'.F3 'Compression (x64)'.A4:'Compression (x64)'.A4 'Compression (x64)'.B4:'Compression (x64)'.F4 'Compression (x64)'.A5:'Compression (x64)'.A5 'Compression (x64)'.B5:'Compression (x64)'.F5 'Compression (x64)'.A6:'Compression (x64)'.A6 'Compression (x64)'.B6:'Compression (x64)'.F6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style-name="gr1" draw:text-style-name="P1" svg:width="19.852cm" svg:height="11.076cm" svg:x="0.385cm" svg:y="6.746cm">
            <draw:object draw:notify-on-update-of-ranges="'Compression (x64)'.B9:'Compression (x64)'.F9 'Compression (x64)'.A10:'Compression (x64)'.A10 'Compression (x64)'.B10:'Compression (x64)'.F10 'Compression (x64)'.A11:'Compression (x64)'.A11 'Compression (x64)'.B11:'Compression (x64)'.F11 'Compression (x64)'.A12:'Compression (x64)'.A12 'Compression (x64)'.B12:'Compression (x64)'.F12 'Compression (x64)'.A13:'Compression (x64)'.A13 'Compression (x64)'.B13:'Compression (x64)'.F1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8.5" calcext:value-type="float">
            <text:p>668,5</text:p>
          </table:table-cell>
          <table:table-cell office:value-type="float" office:value="1505" calcext:value-type="float">
            <text:p>1505</text:p>
          </table:table-cell>
          <table:table-cell office:value-type="float" office:value="1487.7" calcext:value-type="float">
            <text:p>1487,7</text:p>
          </table:table-cell>
          <table:table-cell office:value-type="float" office:value="7885" calcext:value-type="float">
            <text:p>7885</text:p>
          </table:table-cell>
          <table:table-cell office:value-type="float" office:value="356.2" calcext:value-type="float">
            <text:p>356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405.2" calcext:value-type="float">
            <text:p>405,2</text:p>
          </table:table-cell>
          <table:table-cell office:value-type="float" office:value="1213" calcext:value-type="float">
            <text:p>1213</text:p>
          </table:table-cell>
          <table:table-cell office:value-type="float" office:value="201.2" calcext:value-type="float">
            <text:p>201,2</text:p>
          </table:table-cell>
          <table:table-cell office:value-type="float" office:value="7681" calcext:value-type="float">
            <text:p>7681</text:p>
          </table:table-cell>
          <table:table-cell office:value-type="float" office:value="350.5" calcext:value-type="float">
            <text:p>350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75.6" calcext:value-type="float">
            <text:p>175,6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2971" calcext:value-type="float">
            <text:p>2971</text:p>
          </table:table-cell>
          <table:table-cell office:value-type="float" office:value="155.8" calcext:value-type="float">
            <text:p>155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NET 7</text:p>
          </table:table-cell>
          <table:table-cell office:value-type="float" office:value="320.1" calcext:value-type="float">
            <text:p>320,1</text:p>
          </table:table-cell>
          <table:table-cell office:value-type="float" office:value="1242" calcext:value-type="float">
            <text:p>1242</text:p>
          </table:table-cell>
          <table:table-cell office:value-type="float" office:value="231.7" calcext:value-type="float">
            <text:p>231,7</text:p>
          </table:table-cell>
          <table:table-cell office:value-type="float" office:value="6834" calcext:value-type="float">
            <text:p>6834</text:p>
          </table:table-cell>
          <table:table-cell office:value-type="float" office:value="367.6" calcext:value-type="float">
            <text:p>367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NET 7 AOT</text:p>
          </table:table-cell>
          <table:table-cell office:value-type="float" office:value="318.1" calcext:value-type="float">
            <text:p>318,1</text:p>
          </table:table-cell>
          <table:table-cell office:value-type="float" office:value="1305" calcext:value-type="float">
            <text:p>1305</text:p>
          </table:table-cell>
          <table:table-cell office:value-type="float" office:value="180.3" calcext:value-type="float">
            <text:p>180,3</text:p>
          </table:table-cell>
          <table:table-cell office:value-type="float" office:value="7028" calcext:value-type="float">
            <text:p>7028</text:p>
          </table:table-cell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64980256663376" calcext:value-type="percentage">
            <text:p>164,98%</text:p>
          </table:table-cell>
          <table:table-cell table:style-name="ce3" table:formula="of:=[.C2]/[.C3]" office:value-type="percentage" office:value="1.24072547403133" calcext:value-type="percentage">
            <text:p>124,07%</text:p>
          </table:table-cell>
          <table:table-cell table:style-name="ce3" table:formula="of:=[.D2]/[.D3]" office:value-type="percentage" office:value="7.3941351888668" calcext:value-type="percentage">
            <text:p>739,41%</text:p>
          </table:table-cell>
          <table:table-cell table:style-name="ce3" table:formula="of:=[.E2]/[.E3]" office:value-type="percentage" office:value="1.02655904179143" calcext:value-type="percentage">
            <text:p>102,66%</text:p>
          </table:table-cell>
          <table:table-cell table:style-name="ce3" table:formula="of:=[.F2]/[.F3]" office:value-type="percentage" office:value="1.01626248216833" calcext:value-type="percentage">
            <text:p>101,6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$2]/[.B4]" office:value-type="percentage" office:value="3.80694760820046" calcext:value-type="percentage">
            <text:p>380,69%</text:p>
          </table:table-cell>
          <table:table-cell table:style-name="ce3" table:formula="of:=[.C$2]/[.C4]" office:value-type="percentage" office:value="1.9147582697201" calcext:value-type="percentage">
            <text:p>191,48%</text:p>
          </table:table-cell>
          <table:table-cell table:style-name="ce3" table:formula="of:=[.D2]/[.D4]" office:value-type="string" office:string-value="" calcext:value-type="error">
            <text:p>#DIV/0!</text:p>
          </table:table-cell>
          <table:table-cell table:style-name="ce3" table:formula="of:=[.E$2]/[.E4]" office:value-type="percentage" office:value="2.65398855604174" calcext:value-type="percentage">
            <text:p>265,40%</text:p>
          </table:table-cell>
          <table:table-cell table:style-name="ce3" table:formula="of:=[.F2]/[.F4]" office:value-type="percentage" office:value="2.28626444159178" calcext:value-type="percentage">
            <text:p>228,6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NET 7</text:p>
          </table:table-cell>
          <table:table-cell table:style-name="ce3" table:formula="of:=[.B$2]/[.B5]" office:value-type="percentage" office:value="2.08840987191503" calcext:value-type="percentage">
            <text:p>208,84%</text:p>
          </table:table-cell>
          <table:table-cell table:style-name="ce3" table:formula="of:=[.C$2]/[.C5]" office:value-type="percentage" office:value="1.21175523349436" calcext:value-type="percentage">
            <text:p>121,18%</text:p>
          </table:table-cell>
          <table:table-cell table:style-name="ce3" table:formula="of:=[.D$2]/[.D5]" office:value-type="percentage" office:value="6.42080276219249" calcext:value-type="percentage">
            <text:p>642,08%</text:p>
          </table:table-cell>
          <table:table-cell table:style-name="ce3" table:formula="of:=[.E$2]/[.E5]" office:value-type="percentage" office:value="1.15378987415862" calcext:value-type="percentage">
            <text:p>115,38%</text:p>
          </table:table-cell>
          <table:table-cell table:style-name="ce3" table:formula="of:=[.F$2]/[.F5]" office:value-type="percentage" office:value="0.9689880304679" calcext:value-type="percentage">
            <text:p>96,9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NET 7 AOT</text:p>
          </table:table-cell>
          <table:table-cell table:style-name="ce3" table:formula="of:=[.B$2]/[.B6]" office:value-type="percentage" office:value="2.10154039610185" calcext:value-type="percentage">
            <text:p>210,15%</text:p>
          </table:table-cell>
          <table:table-cell table:style-name="ce3" table:formula="of:=[.C$2]/[.C6]" office:value-type="percentage" office:value="1.15325670498084" calcext:value-type="percentage">
            <text:p>115,33%</text:p>
          </table:table-cell>
          <table:table-cell table:style-name="ce3" table:formula="of:=[.D$2]/[.D6]" office:value-type="percentage" office:value="8.25124792013311" calcext:value-type="percentage">
            <text:p>825,12%</text:p>
          </table:table-cell>
          <table:table-cell table:style-name="ce3" table:formula="of:=[.E$2]/[.E6]" office:value-type="percentage" office:value="1.12194080819579" calcext:value-type="percentage">
            <text:p>112,19%</text:p>
          </table:table-cell>
          <table:table-cell table:style-name="ce3" table:formula="of:=[.F$2]/[.F6]" office:value-type="percentage" office:value="1.04152046783626" calcext:value-type="percentage">
            <text:p>104,15%</text:p>
          </table:table-cell>
          <table:table-cell table:number-columns-repeated="5"/>
        </table:table-row>
        <table:table-row table:style-name="ro1" table:number-rows-repeated="37">
          <table:table-cell table:number-columns-repeated="11"/>
        </table:table-row>
        <table:table-row table:style-name="ro1">
          <table:table-cell table:number-columns-repeated="5"/>
          <table:table-cell table:style-name="ce3" table:number-columns-repeated="6"/>
        </table:table-row>
        <table:table-row table:style-name="ro1">
          <table:table-cell table:number-columns-repeated="5"/>
          <table:table-cell table:style-name="ce3" table:number-columns-repeated="6"/>
        </table:table-row>
      </table:table>
      <table:table table:name="Compression (AS)" table:style-name="ta1">
        <table:shapes>
          <draw:frame draw:z-index="0" draw:style-name="gr1" draw:text-style-name="P1" svg:width="28.58cm" svg:height="14.981cm" svg:x="20.568cm" svg:y="0.345cm">
            <draw:object draw:notify-on-update-of-ranges="'Compression (AS)'.A1:'Compression (AS)'.A1 'Compression (AS)'.B1:'Compression (AS)'.F1 'Compression (AS)'.A2:'Compression (AS)'.A2 'Compression (AS)'.B2:'Compression (AS)'.F2 'Compression (AS)'.A3:'Compression (AS)'.A3 'Compression (AS)'.B3:'Compression (AS)'.F3 'Compression (AS)'.A4:'Compression (AS)'.A4 'Compression (AS)'.B4:'Compression (AS)'.F4 'Compression (AS)'.A5:'Compression (AS)'.A5 'Compression (AS)'.B5:'Compression (AS)'.F5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" draw:style-name="gr1" draw:text-style-name="P1" svg:width="19.852cm" svg:height="11.076cm" svg:x="0.385cm" svg:y="6.746cm">
            <draw:object draw:notify-on-update-of-ranges="'Compression (AS)'.A8:'Compression (AS)'.A8 'Compression (AS)'.B8:'Compression (AS)'.F8 'Compression (AS)'.A9:'Compression (AS)'.A9 'Compression (AS)'.B9:'Compression (AS)'.F9 'Compression (AS)'.A10:'Compression (AS)'.A10 'Compression (AS)'.B10:'Compression (AS)'.F10 'Compression (AS)'.A11:'Compression (AS)'.A11 'Compression (AS)'.B11:'Compression (AS)'.F1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192.8" calcext:value-type="float">
            <text:p>1192,8</text:p>
          </table:table-cell>
          <table:table-cell office:value-type="float" office:value="1256.3" calcext:value-type="float">
            <text:p>1256,3</text:p>
          </table:table-cell>
          <table:table-cell office:value-type="float" office:value="1822.6" calcext:value-type="float">
            <text:p>1822,6</text:p>
          </table:table-cell>
          <table:table-cell office:value-type="float" office:value="7900" calcext:value-type="float">
            <text:p>7900</text:p>
          </table:table-cell>
          <table:table-cell office:value-type="float" office:value="340.4" calcext:value-type="float">
            <text:p>34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368.4" calcext:value-type="float">
            <text:p>368,4</text:p>
          </table:table-cell>
          <table:table-cell office:value-type="float" office:value="1256.3" calcext:value-type="float">
            <text:p>1256,3</text:p>
          </table:table-cell>
          <table:table-cell office:value-type="float" office:value="176.8" calcext:value-type="float">
            <text:p>176,8</text:p>
          </table:table-cell>
          <table:table-cell office:value-type="float" office:value="7900" calcext:value-type="float">
            <text:p>7900</text:p>
          </table:table-cell>
          <table:table-cell office:value-type="float" office:value="340.4" calcext:value-type="float">
            <text:p>34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9.2" calcext:value-type="float">
            <text:p>189,2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3511" calcext:value-type="float">
            <text:p>3511</text:p>
          </table:table-cell>
          <table:table-cell office:value-type="float" office:value="479.7" calcext:value-type="float">
            <text:p>479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NET 7</text:p>
          </table:table-cell>
          <table:table-cell office:value-type="float" office:value="320.5" calcext:value-type="float">
            <text:p>320,5</text:p>
          </table:table-cell>
          <table:table-cell office:value-type="float" office:value="1073" calcext:value-type="float">
            <text:p>1073</text:p>
          </table:table-cell>
          <table:table-cell office:value-type="float" office:value="176.4" calcext:value-type="float">
            <text:p>176,4</text:p>
          </table:table-cell>
          <table:table-cell office:value-type="float" office:value="6429" calcext:value-type="float">
            <text:p>6429</text:p>
          </table:table-cell>
          <table:table-cell office:value-type="float" office:value="324.8" calcext:value-type="float">
            <text:p>324,8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3.23778501628665" calcext:value-type="percentage">
            <text:p>323,78%</text:p>
          </table:table-cell>
          <table:table-cell table:style-name="ce3" table:formula="of:=[.C2]/[.C3]" office:value-type="percentage" office:value="1" calcext:value-type="percentage">
            <text:p>100,00%</text:p>
          </table:table-cell>
          <table:table-cell table:style-name="ce3" table:formula="of:=[.D2]/[.D3]" office:value-type="percentage" office:value="10.3088235294118" calcext:value-type="percentage">
            <text:p>1030,88%</text:p>
          </table:table-cell>
          <table:table-cell table:style-name="ce3" table:formula="of:=[.E2]/[.E3]" office:value-type="percentage" office:value="1" calcext:value-type="percentage">
            <text:p>100,00%</text:p>
          </table:table-cell>
          <table:table-cell table:style-name="ce3" table:formula="of:=[.F2]/[.F3]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$2]/[.B4]" office:value-type="percentage" office:value="6.30443974630021" calcext:value-type="percentage">
            <text:p>630,44%</text:p>
          </table:table-cell>
          <table:table-cell table:style-name="ce3" table:formula="of:=[.C$2]/[.C4]" office:value-type="percentage" office:value="1.53020706455542" calcext:value-type="percentage">
            <text:p>153,02%</text:p>
          </table:table-cell>
          <table:table-cell table:style-name="ce3" table:formula="of:=[.D2]/[.D4]" office:value-type="string" office:string-value="" calcext:value-type="error">
            <text:p>#DIV/0!</text:p>
          </table:table-cell>
          <table:table-cell table:style-name="ce3" table:formula="of:=[.E$2]/[.E4]" office:value-type="percentage" office:value="2.25007120478496" calcext:value-type="percentage">
            <text:p>225,01%</text:p>
          </table:table-cell>
          <table:table-cell table:style-name="ce3" table:formula="of:=[.F2]/[.F4]" office:value-type="percentage" office:value="0.709610173024807" calcext:value-type="percentage">
            <text:p>70,9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NET 7</text:p>
          </table:table-cell>
          <table:table-cell table:style-name="ce3" table:formula="of:=[.B$2]/[.B5]" office:value-type="percentage" office:value="3.7216848673947" calcext:value-type="percentage">
            <text:p>372,17%</text:p>
          </table:table-cell>
          <table:table-cell table:style-name="ce3" table:formula="of:=[.C$2]/[.C5]" office:value-type="percentage" office:value="1.1708294501398" calcext:value-type="percentage">
            <text:p>117,08%</text:p>
          </table:table-cell>
          <table:table-cell table:style-name="ce3" table:formula="of:=[.D$2]/[.D5]" office:value-type="percentage" office:value="10.3321995464853" calcext:value-type="percentage">
            <text:p>1033,22%</text:p>
          </table:table-cell>
          <table:table-cell table:style-name="ce3" table:formula="of:=[.E$2]/[.E5]" office:value-type="percentage" office:value="1.22880696842433" calcext:value-type="percentage">
            <text:p>122,88%</text:p>
          </table:table-cell>
          <table:table-cell table:style-name="ce3" table:formula="of:=[.F$2]/[.F5]" office:value-type="percentage" office:value="1.04802955665025" calcext:value-type="percentage">
            <text:p>104,80%</text:p>
          </table:table-cell>
          <table:table-cell table:number-columns-repeated="5"/>
        </table:table-row>
        <table:table-row table:style-name="ro1" table:number-rows-repeated="37">
          <table:table-cell table:number-columns-repeated="11"/>
        </table:table-row>
        <table:table-row table:style-name="ro1">
          <table:table-cell table:number-columns-repeated="5"/>
          <table:table-cell table:style-name="ce3" table:number-columns-repeated="6"/>
        </table:table-row>
        <table:table-row table:style-name="ro1">
          <table:table-cell table:number-columns-repeated="5"/>
          <table:table-cell table:style-name="ce3" table:number-columns-repeated="6"/>
        </table:table-row>
      </table:table>
      <table:table table:name="Compression (arm)" table:style-name="ta1">
        <table:shapes>
          <draw:frame draw:z-index="0" draw:style-name="gr1" draw:text-style-name="P1" svg:width="28.663cm" svg:height="14.981cm" svg:x="20.485cm" svg:y="0.345cm">
            <draw:object draw:notify-on-update-of-ranges="'Compression (arm)'.B1:'Compression (arm)'.F1 'Compression (arm)'.A2:'Compression (arm)'.A2 'Compression (arm)'.B2:'Compression (arm)'.F2 'Compression (arm)'.A3:'Compression (arm)'.A3 'Compression (arm)'.B3:'Compression (arm)'.F3 'Compression (arm)'.A4:'Compression (arm)'.A4 'Compression (arm)'.B4:'Compression (arm)'.F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9.824cm" svg:height="9.907cm" svg:x="0.413cm" svg:y="5.339cm">
            <draw:object draw:notify-on-update-of-ranges="'Compression (arm)'.B9:'Compression (arm)'.F9 'Compression (arm)'.A10:'Compression (arm)'.A10 'Compression (arm)'.B10:'Compression (arm)'.F10 'Compression (arm)'.A11:'Compression (arm)'.A11 'Compression (arm)'.B11:'Compression (arm)'.F1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011" calcext:value-type="float">
            <text:p>6011</text:p>
          </table:table-cell>
          <table:table-cell office:value-type="float" office:value="7586" calcext:value-type="float">
            <text:p>7586</text:p>
          </table:table-cell>
          <table:table-cell office:value-type="float" office:value="6689.5" calcext:value-type="float">
            <text:p>6689,5</text:p>
          </table:table-cell>
          <table:table-cell office:value-type="float" office:value="51450" calcext:value-type="float">
            <text:p>51450</text:p>
          </table:table-cell>
          <table:table-cell office:value-type="float" office:value="3780" calcext:value-type="float">
            <text:p>37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933" calcext:value-type="float">
            <text:p>1933</text:p>
          </table:table-cell>
          <table:table-cell office:value-type="float" office:value="7586" calcext:value-type="float">
            <text:p>7586</text:p>
          </table:table-cell>
          <table:table-cell office:value-type="float" office:value="914.5" calcext:value-type="float">
            <text:p>914,5</text:p>
          </table:table-cell>
          <table:table-cell office:value-type="float" office:value="51450" calcext:value-type="float">
            <text:p>51450</text:p>
          </table:table-cell>
          <table:table-cell office:value-type="float" office:value="3780" calcext:value-type="float">
            <text:p>37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024" calcext:value-type="float">
            <text:p>1024</text:p>
          </table:table-cell>
          <table:table-cell office:value-type="float" office:value="4006" calcext:value-type="float">
            <text:p>4006</text:p>
          </table:table-cell>
          <table:table-cell/>
          <table:table-cell office:value-type="float" office:value="16920" calcext:value-type="float">
            <text:p>16920</text:p>
          </table:table-cell>
          <table:table-cell office:value-type="float" office:value="2113" calcext:value-type="float">
            <text:p>2113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3.10967408173823" calcext:value-type="percentage">
            <text:p>310,97%</text:p>
          </table:table-cell>
          <table:table-cell table:style-name="ce3" table:formula="of:=[.C2]/[.C3]" office:value-type="percentage" office:value="1" calcext:value-type="percentage">
            <text:p>100,00%</text:p>
          </table:table-cell>
          <table:table-cell table:style-name="ce3" table:formula="of:=[.D2]/[.D3]" office:value-type="percentage" office:value="7.31492618917441" calcext:value-type="percentage">
            <text:p>731,49%</text:p>
          </table:table-cell>
          <table:table-cell table:style-name="ce3" table:formula="of:=[.E2]/[.E3]" office:value-type="percentage" office:value="1" calcext:value-type="percentage">
            <text:p>100,00%</text:p>
          </table:table-cell>
          <table:table-cell table:style-name="ce3" table:formula="of:=[.F2]/[.F3]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5.8701171875" calcext:value-type="percentage">
            <text:p>587,01%</text:p>
          </table:table-cell>
          <table:table-cell table:style-name="ce3" table:formula="of:=[.C2]/[.C4]" office:value-type="percentage" office:value="1.8936595107339" calcext:value-type="percentage">
            <text:p>189,37%</text:p>
          </table:table-cell>
          <table:table-cell table:style-name="ce3" table:formula="of:=[.D2]/[.D4]" office:value-type="string" office:string-value="" calcext:value-type="error">
            <text:p>#DIV/0!</text:p>
          </table:table-cell>
          <table:table-cell table:style-name="ce3" table:formula="of:=[.E2]/[.E4]" office:value-type="percentage" office:value="3.04078014184397" calcext:value-type="percentage">
            <text:p>304,08%</text:p>
          </table:table-cell>
          <table:table-cell table:style-name="ce3" table:formula="of:=[.F2]/[.F4]" office:value-type="percentage" office:value="1.78892569805963" calcext:value-type="percentage">
            <text:p>178,89%</text:p>
          </table:table-cell>
          <table:table-cell table:number-columns-repeated="5"/>
        </table:table-row>
        <table:table-row table:style-name="ro1" table:number-rows-repeated="39">
          <table:table-cell table:number-columns-repeated="11"/>
        </table:table-row>
        <table:table-row table:style-name="ro1">
          <table:table-cell table:number-columns-repeated="5"/>
          <table:table-cell table:style-name="ce3" table:number-columns-repeated="6"/>
        </table:table-row>
        <table:table-row table:style-name="ro1">
          <table:table-cell table:number-columns-repeated="5"/>
          <table:table-cell table:style-name="ce3" table:number-columns-repeated="6"/>
        </table:table-row>
      </table:table>
      <table:table table:name="Compression (arm64)" table:style-name="ta1">
        <table:shapes>
          <draw:frame draw:z-index="0" draw:style-name="gr1" draw:text-style-name="P1" svg:width="28.69cm" svg:height="14.981cm" svg:x="20.458cm" svg:y="0.345cm">
            <draw:object draw:notify-on-update-of-ranges="'Compression (arm64)'.B1:'Compression (arm64)'.F1 'Compression (arm64)'.A2:'Compression (arm64)'.A2 'Compression (arm64)'.B2:'Compression (arm64)'.F2 'Compression (arm64)'.A3:'Compression (arm64)'.A3 'Compression (arm64)'.B3:'Compression (arm64)'.F3 'Compression (arm64)'.A4:'Compression (arm64)'.A4 'Compression (arm64)'.B4:'Compression (arm64)'.F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style-name="gr1" draw:text-style-name="P1" svg:width="19.824cm" svg:height="9.907cm" svg:x="0.413cm" svg:y="5.339cm">
            <draw:object draw:notify-on-update-of-ranges="'Compression (arm64)'.B9:'Compression (arm64)'.F9 'Compression (arm64)'.A10:'Compression (arm64)'.A10 'Compression (arm64)'.B10:'Compression (arm64)'.F10 'Compression (arm64)'.A11:'Compression (arm64)'.A11 'Compression (arm64)'.B11:'Compression (arm64)'.F1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89.1" calcext:value-type="float">
            <text:p>6689,1</text:p>
          </table:table-cell>
          <table:table-cell office:value-type="float" office:value="6438" calcext:value-type="float">
            <text:p>6438</text:p>
          </table:table-cell>
          <table:table-cell office:value-type="float" office:value="6411.7" calcext:value-type="float">
            <text:p>6411,7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883.3" calcext:value-type="float">
            <text:p>1883,3</text:p>
          </table:table-cell>
          <table:table-cell office:value-type="float" office:value="6438" calcext:value-type="float">
            <text:p>6438</text:p>
          </table:table-cell>
          <table:table-cell office:value-type="float" office:value="815.7" calcext:value-type="float">
            <text:p>815,7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983.8" calcext:value-type="float">
            <text:p>983,8</text:p>
          </table:table-cell>
          <table:table-cell office:value-type="float" office:value="3634" calcext:value-type="float">
            <text:p>3634</text:p>
          </table:table-cell>
          <table:table-cell/>
          <table:table-cell office:value-type="float" office:value="15350" calcext:value-type="float">
            <text:p>15350</text:p>
          </table:table-cell>
          <table:table-cell office:value-type="float" office:value="266.7" calcext:value-type="float">
            <text:p>266,7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3.55179737694473" calcext:value-type="percentage">
            <text:p>355,18%</text:p>
          </table:table-cell>
          <table:table-cell table:style-name="ce3" table:formula="of:=[.C2]/[.C3]" office:value-type="percentage" office:value="1" calcext:value-type="percentage">
            <text:p>100,00%</text:p>
          </table:table-cell>
          <table:table-cell table:style-name="ce3" table:formula="of:=[.D2]/[.D3]" office:value-type="percentage" office:value="7.86036533039107" calcext:value-type="percentage">
            <text:p>786,04%</text:p>
          </table:table-cell>
          <table:table-cell table:style-name="ce3" table:formula="of:=[.E2]/[.E3]" office:value-type="percentage" office:value="1" calcext:value-type="percentage">
            <text:p>100,00%</text:p>
          </table:table-cell>
          <table:table-cell table:style-name="ce3" table:formula="of:=[.F2]/[.F3]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6.79924781459646" calcext:value-type="percentage">
            <text:p>679,92%</text:p>
          </table:table-cell>
          <table:table-cell table:style-name="ce3" table:formula="of:=[.C2]/[.C4]" office:value-type="percentage" office:value="1.77160154100165" calcext:value-type="percentage">
            <text:p>177,16%</text:p>
          </table:table-cell>
          <table:table-cell table:style-name="ce3" table:formula="of:=[.D2]/[.D4]" office:value-type="string" office:string-value="" calcext:value-type="error">
            <text:p>#DIV/0!</text:p>
          </table:table-cell>
          <table:table-cell table:style-name="ce3" table:formula="of:=[.E2]/[.E4]" office:value-type="percentage" office:value="2.97328990228013" calcext:value-type="percentage">
            <text:p>297,33%</text:p>
          </table:table-cell>
          <table:table-cell table:style-name="ce3" table:formula="of:=[.F2]/[.F4]" office:value-type="percentage" office:value="7.51031121109861" calcext:value-type="percentage">
            <text:p>751,03%</text:p>
          </table:table-cell>
          <table:table-cell table:number-columns-repeated="5"/>
        </table:table-row>
        <table:table-row table:style-name="ro1" table:number-rows-repeated="39">
          <table:table-cell table:number-columns-repeated="11"/>
        </table:table-row>
        <table:table-row table:style-name="ro1">
          <table:table-cell table:number-columns-repeated="5"/>
          <table:table-cell table:style-name="ce3" table:number-columns-repeated="6"/>
        </table:table-row>
        <table:table-row table:style-name="ro1">
          <table:table-cell table:number-columns-repeated="5"/>
          <table:table-cell table:style-name="ce3" table:number-columns-repeated="6"/>
        </table:table-row>
      </table:table>
      <table:table table:name="Sheet17" table:style-name="ta1">
        <table:shapes>
          <draw:frame draw:z-index="0" draw:style-name="gr1" draw:text-style-name="P1" svg:width="24.422cm" svg:height="15.061cm" svg:x="20.458cm" svg:y="0.159cm">
            <draw:object draw:notify-on-update-of-ranges="Sheet17.B14:Sheet17.H14 Sheet17.A15:Sheet17.A15 Sheet17.B15:Sheet17.H15 Sheet17.A16:Sheet17.A16 Sheet17.B16:Sheet17.H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07.1" calcext:value-type="float">
            <text:p>5207,1</text:p>
          </table:table-cell>
          <table:table-cell office:value-type="float" office:value="4651.7" calcext:value-type="float">
            <text:p>4651,7</text:p>
          </table:table-cell>
          <table:table-cell office:value-type="float" office:value="4848.5" calcext:value-type="float">
            <text:p>4848,5</text:p>
          </table:table-cell>
          <table:table-cell office:value-type="float" office:value="2818.6" calcext:value-type="float">
            <text:p>2818,6</text:p>
          </table:table-cell>
          <table:table-cell office:value-type="float" office:value="2560.1" calcext:value-type="float">
            <text:p>2560,1</text:p>
          </table:table-cell>
          <table:table-cell office:value-type="float" office:value="5237.1" calcext:value-type="float">
            <text:p>5237,1</text:p>
          </table:table-cell>
          <table:table-cell office:value-type="float" office:value="5293.7" calcext:value-type="float">
            <text:p>5293,7</text:p>
          </table:table-cell>
          <table:table-cell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916.2" calcext:value-type="float">
            <text:p>916,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171" calcext:value-type="float">
            <text:p>1171</text:p>
          </table:table-cell>
          <table:table-cell office:value-type="float" office:value="922.4" calcext:value-type="float">
            <text:p>922,4</text:p>
          </table:table-cell>
          <table:table-cell office:value-type="float" office:value="711.5" calcext:value-type="float">
            <text:p>711,5</text:p>
          </table:table-cell>
          <table:table-cell office:value-type="float" office:value="924.8" calcext:value-type="float">
            <text:p>924,8</text:p>
          </table:table-cell>
          <table:table-cell office:value-type="float" office:value="836.7" calcext:value-type="float">
            <text:p>836,7</text:p>
          </table:table-cell>
          <table:table-cell office:value-type="string" calcext:value-type="string">
            <text:p>x6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245" calcext:value-type="float">
            <text:p>44,24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6.664" calcext:value-type="float">
            <text:p>6,664</text:p>
          </table:table-cell>
          <table:table-cell office:value-type="float" office:value="8.552" calcext:value-type="float">
            <text:p>8,552</text:p>
          </table:table-cell>
          <table:table-cell office:value-type="float" office:value="10.618" calcext:value-type="float">
            <text:p>10,618</text:p>
          </table:table-cell>
          <table:table-cell office:value-type="float" office:value="10.6" calcext:value-type="float">
            <text:p>10,6</text:p>
          </table:table-cell>
          <table:table-cell office:value-type="float" office:value="10.77" calcext:value-type="float">
            <text:p>10,77</text:p>
          </table:table-cell>
          <table:table-cell office:value-type="float" office:value="10.712" calcext:value-type="float">
            <text:p>10,712</text:p>
          </table:table-cell>
          <table:table-cell office:value-type="float" office:value="6.644" calcext:value-type="float">
            <text:p>6,644</text:p>
          </table:table-cell>
          <table:table-cell office:value-type="string" calcext:value-type="string">
            <text:p>arm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4.581" calcext:value-type="float">
            <text:p>4,581</text:p>
          </table:table-cell>
          <table:table-cell office:value-type="float" office:value="6.901" calcext:value-type="float">
            <text:p>6,901</text:p>
          </table:table-cell>
          <table:table-cell office:value-type="float" office:value="7.361" calcext:value-type="float">
            <text:p>7,361</text:p>
          </table:table-cell>
          <table:table-cell office:value-type="float" office:value="3.387" calcext:value-type="float">
            <text:p>3,387</text:p>
          </table:table-cell>
          <table:table-cell office:value-type="float" office:value="7.813" calcext:value-type="float">
            <text:p>7,813</text:p>
          </table:table-cell>
          <table:table-cell office:value-type="float" office:value="4.837" calcext:value-type="float">
            <text:p>4,837</text:p>
          </table:table-cell>
          <table:table-cell office:value-type="float" office:value="4.463" calcext:value-type="float">
            <text:p>4,463</text:p>
          </table:table-cell>
          <table:table-cell office:value-type="string" calcext:value-type="string">
            <text:p>arm6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07.1" calcext:value-type="float">
            <text:p>5207,1</text:p>
          </table:table-cell>
          <table:table-cell office:value-type="float" office:value="4651.7" calcext:value-type="float">
            <text:p>4651,7</text:p>
          </table:table-cell>
          <table:table-cell office:value-type="float" office:value="4848.5" calcext:value-type="float">
            <text:p>4848,5</text:p>
          </table:table-cell>
          <table:table-cell office:value-type="float" office:value="2818.6" calcext:value-type="float">
            <text:p>2818,6</text:p>
          </table:table-cell>
          <table:table-cell office:value-type="float" office:value="2560.1" calcext:value-type="float">
            <text:p>2560,1</text:p>
          </table:table-cell>
          <table:table-cell office:value-type="float" office:value="5237.1" calcext:value-type="float">
            <text:p>5237,1</text:p>
          </table:table-cell>
          <table:table-cell office:value-type="float" office:value="5293.7" calcext:value-type="float">
            <text:p>5293,7</text:p>
          </table:table-cell>
          <table:table-cell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29.9" calcext:value-type="float">
            <text:p>529,9</text:p>
          </table:table-cell>
          <table:table-cell office:value-type="float" office:value="967.9" calcext:value-type="float">
            <text:p>967,9</text:p>
          </table:table-cell>
          <table:table-cell office:value-type="float" office:value="854.9" calcext:value-type="float">
            <text:p>854,9</text:p>
          </table:table-cell>
          <table:table-cell office:value-type="float" office:value="575.6" calcext:value-type="float">
            <text:p>575,6</text:p>
          </table:table-cell>
          <table:table-cell office:value-type="float" office:value="626.7" calcext:value-type="float">
            <text:p>626,7</text:p>
          </table:table-cell>
          <table:table-cell office:value-type="float" office:value="858.2" calcext:value-type="float">
            <text:p>858,2</text:p>
          </table:table-cell>
          <table:table-cell office:value-type="float" office:value="792.1" calcext:value-type="float">
            <text:p>792,1</text:p>
          </table:table-cell>
          <table:table-cell office:value-type="string" calcext:value-type="string">
            <text:p>x6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355" calcext:value-type="float">
            <text:p>44,35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.275" calcext:value-type="float">
            <text:p>5,275</text:p>
          </table:table-cell>
          <table:table-cell office:value-type="float" office:value="6.463" calcext:value-type="float">
            <text:p>6,463</text:p>
          </table:table-cell>
          <table:table-cell office:value-type="float" office:value="6.409" calcext:value-type="float">
            <text:p>6,409</text:p>
          </table:table-cell>
          <table:table-cell office:value-type="float" office:value="8.56" calcext:value-type="float">
            <text:p>8,56</text:p>
          </table:table-cell>
          <table:table-cell office:value-type="float" office:value="8.63" calcext:value-type="float">
            <text:p>8,63</text:p>
          </table:table-cell>
          <table:table-cell office:value-type="float" office:value="5.841" calcext:value-type="float">
            <text:p>5,841</text:p>
          </table:table-cell>
          <table:table-cell office:value-type="float" office:value="5.882" calcext:value-type="float">
            <text:p>5,882</text:p>
          </table:table-cell>
          <table:table-cell office:value-type="string" calcext:value-type="string">
            <text:p>arm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.762" calcext:value-type="float">
            <text:p>2,762</text:p>
          </table:table-cell>
          <table:table-cell office:value-type="float" office:value="3.825" calcext:value-type="float">
            <text:p>3,825</text:p>
          </table:table-cell>
          <table:table-cell office:value-type="float" office:value="3.88" calcext:value-type="float">
            <text:p>3,88</text:p>
          </table:table-cell>
          <table:table-cell office:value-type="float" office:value="2.769" calcext:value-type="float">
            <text:p>2,769</text:p>
          </table:table-cell>
          <table:table-cell office:value-type="float" office:value="6.844" calcext:value-type="float">
            <text:p>6,84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3" calcext:value-type="float">
            <text:p>3,33</text:p>
          </table:table-cell>
          <table:table-cell office:value-type="string" calcext:value-type="string">
            <text:p>arm6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43.1" calcext:value-type="float">
            <text:p>143,1</text:p>
          </table:table-cell>
          <table:table-cell office:value-type="float" office:value="75.13" calcext:value-type="float">
            <text:p>75,13</text:p>
          </table:table-cell>
          <table:table-cell office:value-type="float" office:value="99.04" calcext:value-type="float">
            <text:p>99,04</text:p>
          </table:table-cell>
          <table:table-cell office:value-type="float" office:value="56.39" calcext:value-type="float">
            <text:p>56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89.03" calcext:value-type="float">
            <text:p>89,03</text:p>
          </table:table-cell>
          <table:table-cell office:value-type="float" office:value="56.86" calcext:value-type="float">
            <text:p>56,86</text:p>
          </table:table-cell>
          <table:table-cell office:value-type="float" office:value="50.28" calcext:value-type="float">
            <text:p>50,28</text:p>
          </table:table-cell>
          <table:table-cell office:value-type="float" office:value="47.46" calcext:value-type="float">
            <text:p>47,46</text:p>
          </table:table-cell>
          <table:table-cell office:value-type="string" calcext:value-type="string">
            <text:p>x6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27" calcext:value-type="float">
            <text:p>627</text:p>
          </table:table-cell>
          <table:table-cell office:value-type="float" office:value="290.5" calcext:value-type="float">
            <text:p>290,5</text:p>
          </table:table-cell>
          <table:table-cell office:value-type="float" office:value="563.2" calcext:value-type="float">
            <text:p>563,2</text:p>
          </table:table-cell>
          <table:table-cell office:value-type="float" office:value="556.1" calcext:value-type="float">
            <text:p>556,1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307.2" calcext:value-type="float">
            <text:p>307,2</text:p>
          </table:table-cell>
          <table:table-cell office:value-type="float" office:value="186.9" calcext:value-type="float">
            <text:p>186,9</text:p>
          </table:table-cell>
          <table:table-cell office:value-type="float" office:value="275.3" calcext:value-type="float">
            <text:p>275,3</text:p>
          </table:table-cell>
          <table:table-cell office:value-type="float" office:value="323.6" calcext:value-type="float">
            <text:p>323,6</text:p>
          </table:table-cell>
          <table:table-cell office:value-type="string" calcext:value-type="string">
            <text:p>arm3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0.9" calcext:value-type="float">
            <text:p>660,9</text:p>
          </table:table-cell>
          <table:table-cell office:value-type="float" office:value="263.2" calcext:value-type="float">
            <text:p>263,2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52.3" calcext:value-type="float">
            <text:p>252,3</text:p>
          </table:table-cell>
          <table:table-cell office:value-type="float" office:value="170.7" calcext:value-type="float">
            <text:p>170,7</text:p>
          </table:table-cell>
          <table:table-cell office:value-type="float" office:value="158.9" calcext:value-type="float">
            <text:p>158,9</text:p>
          </table:table-cell>
          <table:table-cell office:value-type="float" office:value="147.2" calcext:value-type="float">
            <text:p>147,2</text:p>
          </table:table-cell>
          <table:table-cell office:value-type="string" calcext:value-type="string">
            <text:p>arm6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85.3" calcext:value-type="float">
            <text:p>885,3</text:p>
          </table:table-cell>
          <table:table-cell office:value-type="float" office:value="1505" calcext:value-type="float">
            <text:p>1505</text:p>
          </table:table-cell>
          <table:table-cell office:value-type="float" office:value="7885" calcext:value-type="float">
            <text:p>7885</text:p>
          </table:table-cell>
          <table:table-cell office:value-type="float" office:value="356.2" calcext:value-type="float">
            <text:p>356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31.5" calcext:value-type="float">
            <text:p>231,5</text:p>
          </table:table-cell>
          <table:table-cell office:value-type="float" office:value="1047" calcext:value-type="float">
            <text:p>1047</text:p>
          </table:table-cell>
          <table:table-cell office:value-type="float" office:value="3784" calcext:value-type="float">
            <text:p>3784</text:p>
          </table:table-cell>
          <table:table-cell office:value-type="float" office:value="166.1" calcext:value-type="float">
            <text:p>166,1</text:p>
          </table:table-cell>
          <table:table-cell office:value-type="string" calcext:value-type="string">
            <text:p>x6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011" calcext:value-type="float">
            <text:p>6011</text:p>
          </table:table-cell>
          <table:table-cell office:value-type="float" office:value="7586" calcext:value-type="float">
            <text:p>7586</text:p>
          </table:table-cell>
          <table:table-cell office:value-type="float" office:value="51450" calcext:value-type="float">
            <text:p>51450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1024" calcext:value-type="float">
            <text:p>1024</text:p>
          </table:table-cell>
          <table:table-cell office:value-type="float" office:value="4006" calcext:value-type="float">
            <text:p>4006</text:p>
          </table:table-cell>
          <table:table-cell office:value-type="float" office:value="16920" calcext:value-type="float">
            <text:p>16920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arm3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89.1" calcext:value-type="float">
            <text:p>6689,1</text:p>
          </table:table-cell>
          <table:table-cell office:value-type="float" office:value="6438" calcext:value-type="float">
            <text:p>6438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983.8" calcext:value-type="float">
            <text:p>983,8</text:p>
          </table:table-cell>
          <table:table-cell office:value-type="float" office:value="3634" calcext:value-type="float">
            <text:p>3634</text:p>
          </table:table-cell>
          <table:table-cell office:value-type="float" office:value="15350" calcext:value-type="float">
            <text:p>15350</text:p>
          </table:table-cell>
          <table:table-cell office:value-type="float" office:value="266.7" calcext:value-type="float">
            <text:p>266,7</text:p>
          </table:table-cell>
          <table:table-cell office:value-type="string" calcext:value-type="string">
            <text:p>arm6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54" calcext:value-type="float">
            <text:p>12,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19.54" calcext:value-type="float">
            <text:p>19,54</text:p>
          </table:table-cell>
          <table:table-cell office:value-type="string" calcext:value-type="string">
            <text:p>x6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59.81" calcext:value-type="float">
            <text:p>259,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92.72" calcext:value-type="float">
            <text:p>592,72</text:p>
          </table:table-cell>
          <table:table-cell office:value-type="string" calcext:value-type="string">
            <text:p>arm3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0.41" calcext:value-type="float">
            <text:p>80,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66.06" calcext:value-type="float">
            <text:p>66,06</text:p>
          </table:table-cell>
          <table:table-cell office:value-type="string" calcext:value-type="string">
            <text:p>arm64</text:p>
          </table:table-cell>
          <table:table-cell table:number-columns-repeated="6"/>
        </table:table-row>
      </table:table>
      <table:table table:name="Compression speed tests" table:style-name="ta1">
        <table:shapes>
          <draw:frame draw:z-index="0" draw:style-name="gr1" draw:text-style-name="P1" svg:width="18.097cm" svg:height="10.179cm" svg:x="31.676cm" svg:y="0.074cm">
            <draw:object draw:notify-on-update-of-ranges="'Compression speed tests'.K2:'Compression speed tests'.K20 'Compression speed tests'.L1:'Compression speed tests'.L1 'Compression speed tests'.L2:'Compression speed tests'.L20 'Compression speed tests'.M1:'Compression speed tests'.M1 'Compression speed tests'.M2:'Compression speed tests'.M20 'Compression speed tests'.N1:'Compression speed tests'.N1 'Compression speed tests'.N2:'Compression speed tests'.N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8.285cm" svg:height="10.285cm" svg:x="31.598cm" svg:y="10.433cm">
            <draw:object draw:notify-on-update-of-ranges="'Compression speed tests'.K23:'Compression speed tests'.K41 'Compression speed tests'.L22:'Compression speed tests'.L22 'Compression speed tests'.L23:'Compression speed tests'.L41 'Compression speed tests'.M22:'Compression speed tests'.M22 'Compression speed tests'.M23:'Compression speed tests'.M41 'Compression speed tests'.N22:'Compression speed tests'.N22 'Compression speed tests'.N23:'Compression speed tests'.N41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" draw:style-name="gr1" draw:text-style-name="P1" svg:width="20.127cm" svg:height="12.219cm" svg:x="9.141cm" svg:y="16.362cm">
            <draw:object draw:notify-on-update-of-ranges="'Compression speed tests'.A38:'Compression speed tests'.A56 'Compression speed tests'.B37:'Compression speed tests'.B37 'Compression speed tests'.B38:'Compression speed tests'.B56 'Compression speed tests'.C37:'Compression speed tests'.C37 'Compression speed tests'.C38:'Compression speed tests'.C56 'Compression speed tests'.D37:'Compression speed tests'.D37 'Compression speed tests'.D38:'Compression speed tests'.D56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zma_lc</text:p>
          </table:table-cell>
          <table:table-cell office:value-type="string" calcext:value-type="string">
            <text:p>lzma_lp</text:p>
          </table:table-cell>
          <table:table-cell office:value-type="string" calcext:value-type="string">
            <text:p>lzma_p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table:style-name="Default"/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3752.179" calcext:value-type="float">
            <text:p>23752,179</text:p>
          </table:table-cell>
          <table:table-cell office:value-type="float" office:value="194955164" calcext:value-type="float">
            <text:p>194955164</text:p>
          </table:table-cell>
          <table:table-cell table:formula="of:=598031280/[.H2]" office:value-type="percentage" office:value="3.06753238913948" calcext:value-type="percentage">
            <text:p>306,75%</text:p>
          </table:table-cell>
          <table:table-cell table:formula="of:=[.I2]*1000000/[.G2]" office:value-type="float" office:value="129.147409555119" calcext:value-type="float">
            <text:p>129,1474095551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5738.7366" calcext:value-type="float">
            <text:p>25738,7366</text:p>
          </table:table-cell>
          <table:table-cell office:value-type="float" office:value="188522552" calcext:value-type="float">
            <text:p>188522552</text:p>
          </table:table-cell>
          <table:table-cell table:formula="of:=598031280/[.H3]" office:value-type="percentage" office:value="3.17220021507029" calcext:value-type="percentage">
            <text:p>317,22%</text:p>
          </table:table-cell>
          <table:table-cell table:formula="of:=[.I3]*1000000/[.G3]" office:value-type="float" office:value="123.246150903549" calcext:value-type="float">
            <text:p>123,246150903549</text:p>
          </table:table-cell>
          <table:table-cell office:value-type="float" office:value="9" calcext:value-type="float">
            <text:p>9</text:p>
          </table:table-cell>
          <table:table-cell table:formula="of:=[.G2]" office:value-type="float" office:value="23752.179" calcext:value-type="float">
            <text:p>23752,179</text:p>
          </table:table-cell>
          <table:table-cell table:formula="of:=[.G16]" office:value-type="float" office:value="22060.7616" calcext:value-type="float">
            <text:p>22060,7616</text:p>
          </table:table-cell>
          <table:table-cell table:formula="of:=[.G17]" office:value-type="float" office:value="173738.6958" calcext:value-type="float">
            <text:p>173738,6958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7437.3903" calcext:value-type="float">
            <text:p>27437,3903</text:p>
          </table:table-cell>
          <table:table-cell office:value-type="float" office:value="188360884" calcext:value-type="float">
            <text:p>188360884</text:p>
          </table:table-cell>
          <table:table-cell table:formula="of:=598031280/[.H4]" office:value-type="percentage" office:value="3.17492287836152" calcext:value-type="percentage">
            <text:p>317,49%</text:p>
          </table:table-cell>
          <table:table-cell table:formula="of:=[.I4]*1000000/[.G4]" office:value-type="float" office:value="115.715191701797" calcext:value-type="float">
            <text:p>115,715191701797</text:p>
          </table:table-cell>
          <table:table-cell office:value-type="float" office:value="10" calcext:value-type="float">
            <text:p>10</text:p>
          </table:table-cell>
          <table:table-cell table:formula="of:=[.G3]" office:value-type="float" office:value="25738.7366" calcext:value-type="float">
            <text:p>25738,7366</text:p>
          </table:table-cell>
          <table:table-cell/>
          <table:table-cell table:formula="of:=[.G18]" office:value-type="float" office:value="174470.6353" calcext:value-type="float">
            <text:p>174470,6353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0486.1241" calcext:value-type="float">
            <text:p>30486,1241</text:p>
          </table:table-cell>
          <table:table-cell office:value-type="float" office:value="187980192" calcext:value-type="float">
            <text:p>187980192</text:p>
          </table:table-cell>
          <table:table-cell table:formula="of:=598031280/[.H5]" office:value-type="percentage" office:value="3.18135263953768" calcext:value-type="percentage">
            <text:p>318,14%</text:p>
          </table:table-cell>
          <table:table-cell table:formula="of:=[.I5]*1000000/[.G5]" office:value-type="float" office:value="104.354119569358" calcext:value-type="float">
            <text:p>104,354119569358</text:p>
          </table:table-cell>
          <table:table-cell office:value-type="float" office:value="11" calcext:value-type="float">
            <text:p>11</text:p>
          </table:table-cell>
          <table:table-cell table:formula="of:=[.G4]" office:value-type="float" office:value="27437.3903" calcext:value-type="float">
            <text:p>27437,3903</text:p>
          </table:table-cell>
          <table:table-cell/>
          <table:table-cell table:formula="of:=[.G19]" office:value-type="float" office:value="176391.2818" calcext:value-type="float">
            <text:p>176391,2818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0982.1483" calcext:value-type="float">
            <text:p>50982,1483</text:p>
          </table:table-cell>
          <table:table-cell office:value-type="float" office:value="187870734" calcext:value-type="float">
            <text:p>187870734</text:p>
          </table:table-cell>
          <table:table-cell table:formula="of:=598031280/[.H6]" office:value-type="percentage" office:value="3.1832061719629" calcext:value-type="percentage">
            <text:p>318,32%</text:p>
          </table:table-cell>
          <table:table-cell table:formula="of:=[.I6]*1000000/[.G6]" office:value-type="float" office:value="62.4376625565404" calcext:value-type="float">
            <text:p>62,4376625565404</text:p>
          </table:table-cell>
          <table:table-cell office:value-type="float" office:value="12" calcext:value-type="float">
            <text:p>12</text:p>
          </table:table-cell>
          <table:table-cell table:formula="of:=[.G5]" office:value-type="float" office:value="30486.1241" calcext:value-type="float">
            <text:p>30486,1241</text:p>
          </table:table-cell>
          <table:table-cell/>
          <table:table-cell table:formula="of:=[.G20]" office:value-type="float" office:value="173231.5549" calcext:value-type="float">
            <text:p>173231,5549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3747.9928" calcext:value-type="float">
            <text:p>53747,9928</text:p>
          </table:table-cell>
          <table:table-cell office:value-type="float" office:value="187521925" calcext:value-type="float">
            <text:p>187521925</text:p>
          </table:table-cell>
          <table:table-cell table:formula="of:=598031280/[.H7]" office:value-type="percentage" office:value="3.18912724472085" calcext:value-type="percentage">
            <text:p>318,91%</text:p>
          </table:table-cell>
          <table:table-cell table:formula="of:=[.I7]*1000000/[.G7]" office:value-type="float" office:value="59.334815656983" calcext:value-type="float">
            <text:p>59,334815656983</text:p>
          </table:table-cell>
          <table:table-cell office:value-type="float" office:value="13" calcext:value-type="float">
            <text:p>13</text:p>
          </table:table-cell>
          <table:table-cell table:formula="of:=[.G6]" office:value-type="float" office:value="50982.1483" calcext:value-type="float">
            <text:p>50982,1483</text:p>
          </table:table-cell>
          <table:table-cell/>
          <table:table-cell table:formula="of:=[.G21]" office:value-type="float" office:value="177019.3229" calcext:value-type="float">
            <text:p>177019,3229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1956.9746" calcext:value-type="float">
            <text:p>61956,9746</text:p>
          </table:table-cell>
          <table:table-cell office:value-type="float" office:value="187242685" calcext:value-type="float">
            <text:p>187242685</text:p>
          </table:table-cell>
          <table:table-cell table:formula="of:=598031280/[.H8]" office:value-type="percentage" office:value="3.19388327506626" calcext:value-type="percentage">
            <text:p>319,39%</text:p>
          </table:table-cell>
          <table:table-cell table:formula="of:=[.I8]*1000000/[.G8]" office:value-type="float" office:value="51.5500199240887" calcext:value-type="float">
            <text:p>51,5500199240887</text:p>
          </table:table-cell>
          <table:table-cell office:value-type="float" office:value="14" calcext:value-type="float">
            <text:p>14</text:p>
          </table:table-cell>
          <table:table-cell table:formula="of:=[.G7]" office:value-type="float" office:value="53747.9928" calcext:value-type="float">
            <text:p>53747,9928</text:p>
          </table:table-cell>
          <table:table-cell/>
          <table:table-cell table:formula="of:=[.G22]" office:value-type="float" office:value="176041.1031" calcext:value-type="float">
            <text:p>176041,1031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0895.1415" calcext:value-type="float">
            <text:p>80895,1415</text:p>
          </table:table-cell>
          <table:table-cell office:value-type="float" office:value="184635267" calcext:value-type="float">
            <text:p>184635267</text:p>
          </table:table-cell>
          <table:table-cell table:formula="of:=598031280/[.H9]" office:value-type="percentage" office:value="3.23898727321688" calcext:value-type="percentage">
            <text:p>323,90%</text:p>
          </table:table-cell>
          <table:table-cell table:formula="of:=[.I9]*1000000/[.G9]" office:value-type="float" office:value="40.0393300902611" calcext:value-type="float">
            <text:p>40,0393300902611</text:p>
          </table:table-cell>
          <table:table-cell office:value-type="float" office:value="15" calcext:value-type="float">
            <text:p>15</text:p>
          </table:table-cell>
          <table:table-cell table:formula="of:=[.G8]" office:value-type="float" office:value="61956.9746" calcext:value-type="float">
            <text:p>61956,9746</text:p>
          </table:table-cell>
          <table:table-cell/>
          <table:table-cell table:formula="of:=[.G23]" office:value-type="float" office:value="175593.2327" calcext:value-type="float">
            <text:p>175593,2327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3969.504" calcext:value-type="float">
            <text:p>93969,504</text:p>
          </table:table-cell>
          <table:table-cell office:value-type="float" office:value="181172906" calcext:value-type="float">
            <text:p>181172906</text:p>
          </table:table-cell>
          <table:table-cell table:formula="of:=598031280/[.H10]" office:value-type="percentage" office:value="3.3008869438789" calcext:value-type="percentage">
            <text:p>330,09%</text:p>
          </table:table-cell>
          <table:table-cell table:formula="of:=[.I10]*1000000/[.G10]" office:value-type="float" office:value="35.1272147172226" calcext:value-type="float">
            <text:p>35,1272147172226</text:p>
          </table:table-cell>
          <table:table-cell office:value-type="float" office:value="16" calcext:value-type="float">
            <text:p>16</text:p>
          </table:table-cell>
          <table:table-cell table:formula="of:=[.G9]" office:value-type="float" office:value="80895.1415" calcext:value-type="float">
            <text:p>80895,1415</text:p>
          </table:table-cell>
          <table:table-cell/>
          <table:table-cell table:formula="of:=[.G24]" office:value-type="float" office:value="171757.7812" calcext:value-type="float">
            <text:p>171757,7812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15074.9613" calcext:value-type="float">
            <text:p>115074,9613</text:p>
          </table:table-cell>
          <table:table-cell office:value-type="float" office:value="177705333" calcext:value-type="float">
            <text:p>177705333</text:p>
          </table:table-cell>
          <table:table-cell table:formula="of:=598031280/[.H11]" office:value-type="percentage" office:value="3.36529731496578" calcext:value-type="percentage">
            <text:p>336,53%</text:p>
          </table:table-cell>
          <table:table-cell table:formula="of:=[.I11]*1000000/[.G11]" office:value-type="float" office:value="29.2443923243429" calcext:value-type="float">
            <text:p>29,2443923243429</text:p>
          </table:table-cell>
          <table:table-cell office:value-type="float" office:value="17" calcext:value-type="float">
            <text:p>17</text:p>
          </table:table-cell>
          <table:table-cell table:formula="of:=[.G10]" office:value-type="float" office:value="93969.504" calcext:value-type="float">
            <text:p>93969,504</text:p>
          </table:table-cell>
          <table:table-cell/>
          <table:table-cell table:formula="of:=[.G25]" office:value-type="float" office:value="172458.0522" calcext:value-type="float">
            <text:p>172458,0522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8190.6225" calcext:value-type="float">
            <text:p>138190,6225</text:p>
          </table:table-cell>
          <table:table-cell office:value-type="float" office:value="177455525" calcext:value-type="float">
            <text:p>177455525</text:p>
          </table:table-cell>
          <table:table-cell table:formula="of:=598031280/[.H12]" office:value-type="percentage" office:value="3.37003471714955" calcext:value-type="percentage">
            <text:p>337,00%</text:p>
          </table:table-cell>
          <table:table-cell table:formula="of:=[.I12]*1000000/[.G12]" office:value-type="float" office:value="24.3868553175491" calcext:value-type="float">
            <text:p>24,3868553175491</text:p>
          </table:table-cell>
          <table:table-cell office:value-type="float" office:value="18" calcext:value-type="float">
            <text:p>18</text:p>
          </table:table-cell>
          <table:table-cell table:formula="of:=[.G11]" office:value-type="float" office:value="115074.9613" calcext:value-type="float">
            <text:p>115074,9613</text:p>
          </table:table-cell>
          <table:table-cell/>
          <table:table-cell table:formula="of:=[.G26]" office:value-type="float" office:value="170671.15" calcext:value-type="float">
            <text:p>170671,15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0417.3046" calcext:value-type="float">
            <text:p>130417,3046</text:p>
          </table:table-cell>
          <table:table-cell office:value-type="float" office:value="177454964" calcext:value-type="float">
            <text:p>177454964</text:p>
          </table:table-cell>
          <table:table-cell table:formula="of:=598031280/[.H13]" office:value-type="percentage" office:value="3.37004537106102" calcext:value-type="percentage">
            <text:p>337,00%</text:p>
          </table:table-cell>
          <table:table-cell table:formula="of:=[.I13]*1000000/[.G13]" office:value-type="float" office:value="25.840477085439" calcext:value-type="float">
            <text:p>25,840477085439</text:p>
          </table:table-cell>
          <table:table-cell office:value-type="float" office:value="19" calcext:value-type="float">
            <text:p>19</text:p>
          </table:table-cell>
          <table:table-cell table:formula="of:=[.G12]" office:value-type="float" office:value="138190.6225" calcext:value-type="float">
            <text:p>138190,6225</text:p>
          </table:table-cell>
          <table:table-cell/>
          <table:table-cell table:formula="of:=[.G27]" office:value-type="float" office:value="172635.1058" calcext:value-type="float">
            <text:p>172635,1058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36942.0704" calcext:value-type="float">
            <text:p>136942,0704</text:p>
          </table:table-cell>
          <table:table-cell office:value-type="float" office:value="177445089" calcext:value-type="float">
            <text:p>177445089</text:p>
          </table:table-cell>
          <table:table-cell table:formula="of:=598031280/[.H14]" office:value-type="percentage" office:value="3.37023291751963" calcext:value-type="percentage">
            <text:p>337,02%</text:p>
          </table:table-cell>
          <table:table-cell table:formula="of:=[.I14]*1000000/[.G14]" office:value-type="float" office:value="24.6106467331432" calcext:value-type="float">
            <text:p>24,6106467331432</text:p>
          </table:table-cell>
          <table:table-cell office:value-type="float" office:value="20" calcext:value-type="float">
            <text:p>20</text:p>
          </table:table-cell>
          <table:table-cell table:formula="of:=[.G13]" office:value-type="float" office:value="130417.3046" calcext:value-type="float">
            <text:p>130417,3046</text:p>
          </table:table-cell>
          <table:table-cell/>
          <table:table-cell table:formula="of:=[.G28]" office:value-type="float" office:value="170544.0719" calcext:value-type="float">
            <text:p>170544,0719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58107.4331" calcext:value-type="float">
            <text:p>158107,4331</text:p>
          </table:table-cell>
          <table:table-cell office:value-type="float" office:value="177436747" calcext:value-type="float">
            <text:p>177436747</text:p>
          </table:table-cell>
          <table:table-cell table:formula="of:=598031280/[.H15]" office:value-type="percentage" office:value="3.37039136543683" calcext:value-type="percentage">
            <text:p>337,04%</text:p>
          </table:table-cell>
          <table:table-cell table:formula="of:=[.I15]*1000000/[.G15]" office:value-type="float" office:value="21.3170962259891" calcext:value-type="float">
            <text:p>21,3170962259891</text:p>
          </table:table-cell>
          <table:table-cell office:value-type="float" office:value="21" calcext:value-type="float">
            <text:p>21</text:p>
          </table:table-cell>
          <table:table-cell table:formula="of:=[.G14]" office:value-type="float" office:value="136942.0704" calcext:value-type="float">
            <text:p>136942,0704</text:p>
          </table:table-cell>
          <table:table-cell/>
          <table:table-cell table:formula="of:=[.G29]" office:value-type="float" office:value="169853.5394" calcext:value-type="float">
            <text:p>169853,5394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fse</text:p>
          </table:table-cell>
          <table:table-cell table:number-columns-repeated="4"/>
          <table:table-cell office:value-type="float" office:value="22060.7616" calcext:value-type="float">
            <text:p>22060,7616</text:p>
          </table:table-cell>
          <table:table-cell office:value-type="float" office:value="210665152" calcext:value-type="float">
            <text:p>210665152</text:p>
          </table:table-cell>
          <table:table-cell table:formula="of:=598031280/[.H16]" office:value-type="percentage" office:value="2.83877648639297" calcext:value-type="percentage">
            <text:p>283,88%</text:p>
          </table:table-cell>
          <table:table-cell table:formula="of:=[.I16]*1000000/[.G16]" office:value-type="float" office:value="128.67989500385" calcext:value-type="float">
            <text:p>128,67989500385</text:p>
          </table:table-cell>
          <table:table-cell office:value-type="float" office:value="22" calcext:value-type="float">
            <text:p>22</text:p>
          </table:table-cell>
          <table:table-cell table:formula="of:=[.G15]" office:value-type="float" office:value="158107.4331" calcext:value-type="float">
            <text:p>158107,4331</text:p>
          </table:table-cell>
          <table:table-cell/>
          <table:table-cell table:formula="of:=[.G30]" office:value-type="float" office:value="171601.5379" calcext:value-type="float">
            <text:p>171601,5379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738.6958" calcext:value-type="float">
            <text:p>173738,6958</text:p>
          </table:table-cell>
          <table:table-cell office:value-type="float" office:value="165325528" calcext:value-type="float">
            <text:p>165325528</text:p>
          </table:table-cell>
          <table:table-cell table:formula="of:=598031280/[.H17]" office:value-type="percentage" office:value="3.61729544877062" calcext:value-type="percentage">
            <text:p>361,73%</text:p>
          </table:table-cell>
          <table:table-cell table:formula="of:=[.I17]*1000000/[.G17]" office:value-type="float" office:value="20.8203211847215" calcext:value-type="float">
            <text:p>20,8203211847215</text:p>
          </table:table-cell>
          <table:table-cell table:formula="of:=[.K16]+1" office:value-type="float" office:value="23" calcext:value-type="float">
            <text:p>23</text:p>
          </table:table-cell>
          <table:table-cell table:number-columns-repeated="2"/>
          <table:table-cell table:formula="of:=[.G31]" office:value-type="float" office:value="171983.8189" calcext:value-type="float">
            <text:p>171983,8189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470.6353" calcext:value-type="float">
            <text:p>174470,6353</text:p>
          </table:table-cell>
          <table:table-cell office:value-type="float" office:value="165305966" calcext:value-type="float">
            <text:p>165305966</text:p>
          </table:table-cell>
          <table:table-cell table:formula="of:=598031280/[.H18]" office:value-type="percentage" office:value="3.61772351277388" calcext:value-type="percentage">
            <text:p>361,77%</text:p>
          </table:table-cell>
          <table:table-cell table:formula="of:=[.I18]*1000000/[.G18]" office:value-type="float" office:value="20.7354292403031" calcext:value-type="float">
            <text:p>20,7354292403031</text:p>
          </table:table-cell>
          <table:table-cell table:formula="of:=[.K17]+1" office:value-type="float" office:value="24" calcext:value-type="float">
            <text:p>24</text:p>
          </table:table-cell>
          <table:table-cell table:number-columns-repeated="2"/>
          <table:table-cell table:formula="of:=[.G32]" office:value-type="float" office:value="172604.651" calcext:value-type="float">
            <text:p>172604,651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6391.2818" calcext:value-type="float">
            <text:p>176391,2818</text:p>
          </table:table-cell>
          <table:table-cell office:value-type="float" office:value="165361997" calcext:value-type="float">
            <text:p>165361997</text:p>
          </table:table-cell>
          <table:table-cell table:formula="of:=598031280/[.H19]" office:value-type="percentage" office:value="3.6164976890065" calcext:value-type="percentage">
            <text:p>361,65%</text:p>
          </table:table-cell>
          <table:table-cell table:formula="of:=[.I19]*1000000/[.G19]" office:value-type="float" office:value="20.5027008823885" calcext:value-type="float">
            <text:p>20,5027008823885</text:p>
          </table:table-cell>
          <table:table-cell table:formula="of:=[.K18]+1" office:value-type="float" office:value="25" calcext:value-type="float">
            <text:p>25</text:p>
          </table:table-cell>
          <table:table-cell table:number-columns-repeated="2"/>
          <table:table-cell table:formula="of:=[.G33]" office:value-type="float" office:value="175341.9657" calcext:value-type="float">
            <text:p>175341,9657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3231.5549" calcext:value-type="float">
            <text:p>173231,5549</text:p>
          </table:table-cell>
          <table:table-cell office:value-type="float" office:value="165490060" calcext:value-type="float">
            <text:p>165490060</text:p>
          </table:table-cell>
          <table:table-cell table:formula="of:=598031280/[.H20]" office:value-type="percentage" office:value="3.61369909467674" calcext:value-type="percentage">
            <text:p>361,37%</text:p>
          </table:table-cell>
          <table:table-cell table:formula="of:=[.I20]*1000000/[.G20]" office:value-type="float" office:value="20.8605129519434" calcext:value-type="float">
            <text:p>20,8605129519434</text:p>
          </table:table-cell>
          <table:table-cell table:formula="of:=[.K19]+1" office:value-type="float" office:value="26" calcext:value-type="float">
            <text:p>26</text:p>
          </table:table-cell>
          <table:table-cell table:number-columns-repeated="2"/>
          <table:table-cell table:formula="of:=[.G34]" office:value-type="float" office:value="172667.6257" calcext:value-type="float">
            <text:p>172667,6257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7019.3229" calcext:value-type="float">
            <text:p>177019,3229</text:p>
          </table:table-cell>
          <table:table-cell office:value-type="float" office:value="165833892" calcext:value-type="float">
            <text:p>165833892</text:p>
          </table:table-cell>
          <table:table-cell table:formula="of:=598031280/[.H21]" office:value-type="percentage" office:value="3.606206625121" calcext:value-type="percentage">
            <text:p>360,62%</text:p>
          </table:table-cell>
          <table:table-cell table:formula="of:=[.I21]*1000000/[.G21]" office:value-type="float" office:value="20.3718247592563" calcext:value-type="float">
            <text:p>20,3718247592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6041.1031" calcext:value-type="float">
            <text:p>176041,1031</text:p>
          </table:table-cell>
          <table:table-cell office:value-type="float" office:value="166170091" calcext:value-type="float">
            <text:p>166170091</text:p>
          </table:table-cell>
          <table:table-cell table:formula="of:=598031280/[.H22]" office:value-type="percentage" office:value="3.59891046819009" calcext:value-type="percentage">
            <text:p>359,89%</text:p>
          </table:table-cell>
          <table:table-cell table:formula="of:=[.I22]*1000000/[.G22]" office:value-type="float" office:value="20.4435805321314" calcext:value-type="float">
            <text:p>20,4435805321314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5593.2327" calcext:value-type="float">
            <text:p>175593,2327</text:p>
          </table:table-cell>
          <table:table-cell office:value-type="float" office:value="165454564" calcext:value-type="float">
            <text:p>165454564</text:p>
          </table:table-cell>
          <table:table-cell table:formula="of:=598031280/[.H23]" office:value-type="percentage" office:value="3.61447436409188" calcext:value-type="percentage">
            <text:p>361,45%</text:p>
          </table:table-cell>
          <table:table-cell table:formula="of:=[.I23]*1000000/[.G23]" office:value-type="float" office:value="20.5843602769544" calcext:value-type="float">
            <text:p>20,584360276954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1757.7812" calcext:value-type="float">
            <text:p>171757,7812</text:p>
          </table:table-cell>
          <table:table-cell office:value-type="float" office:value="165447881" calcext:value-type="float">
            <text:p>165447881</text:p>
          </table:table-cell>
          <table:table-cell table:formula="of:=598031280/[.H24]" office:value-type="percentage" office:value="3.61462036494744" calcext:value-type="percentage">
            <text:p>361,46%</text:p>
          </table:table-cell>
          <table:table-cell table:formula="of:=[.I24]*1000000/[.G24]" office:value-type="float" office:value="21.044871095176" calcext:value-type="float">
            <text:p>21,044871095176</text:p>
          </table:table-cell>
          <table:table-cell office:value-type="float" office:value="9" calcext:value-type="float">
            <text:p>9</text:p>
          </table:table-cell>
          <table:table-cell table:formula="of:=[.H2]" office:value-type="float" office:value="194955164" calcext:value-type="float">
            <text:p>194955164</text:p>
          </table:table-cell>
          <table:table-cell table:formula="of:=[.H16]" office:value-type="float" office:value="210665152" calcext:value-type="float">
            <text:p>210665152</text:p>
          </table:table-cell>
          <table:table-cell table:formula="of:=[.H17]" office:value-type="float" office:value="165325528" calcext:value-type="float">
            <text:p>165325528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2458.0522" calcext:value-type="float">
            <text:p>172458,0522</text:p>
          </table:table-cell>
          <table:table-cell office:value-type="float" office:value="165501971" calcext:value-type="float">
            <text:p>165501971</text:p>
          </table:table-cell>
          <table:table-cell table:formula="of:=598031280/[.H25]" office:value-type="percentage" office:value="3.61343902061444" calcext:value-type="percentage">
            <text:p>361,34%</text:p>
          </table:table-cell>
          <table:table-cell table:formula="of:=[.I25]*1000000/[.G25]" office:value-type="float" office:value="20.9525677375964" calcext:value-type="float">
            <text:p>20,9525677375964</text:p>
          </table:table-cell>
          <table:table-cell office:value-type="float" office:value="10" calcext:value-type="float">
            <text:p>10</text:p>
          </table:table-cell>
          <table:table-cell table:formula="of:=[.H3]" office:value-type="float" office:value="188522552" calcext:value-type="float">
            <text:p>188522552</text:p>
          </table:table-cell>
          <table:table-cell/>
          <table:table-cell table:formula="of:=[.H18]" office:value-type="float" office:value="165305966" calcext:value-type="float">
            <text:p>165305966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0671.15" calcext:value-type="float">
            <text:p>170671,15</text:p>
          </table:table-cell>
          <table:table-cell office:value-type="float" office:value="165612517" calcext:value-type="float">
            <text:p>165612517</text:p>
          </table:table-cell>
          <table:table-cell table:formula="of:=598031280/[.H26]" office:value-type="percentage" office:value="3.61102705781593" calcext:value-type="percentage">
            <text:p>361,10%</text:p>
          </table:table-cell>
          <table:table-cell table:formula="of:=[.I26]*1000000/[.G26]" office:value-type="float" office:value="21.1578058612479" calcext:value-type="float">
            <text:p>21,1578058612479</text:p>
          </table:table-cell>
          <table:table-cell office:value-type="float" office:value="11" calcext:value-type="float">
            <text:p>11</text:p>
          </table:table-cell>
          <table:table-cell table:formula="of:=[.H4]" office:value-type="float" office:value="188360884" calcext:value-type="float">
            <text:p>188360884</text:p>
          </table:table-cell>
          <table:table-cell/>
          <table:table-cell table:formula="of:=[.H19]" office:value-type="float" office:value="165361997" calcext:value-type="float">
            <text:p>165361997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2635.1058" calcext:value-type="float">
            <text:p>172635,1058</text:p>
          </table:table-cell>
          <table:table-cell office:value-type="float" office:value="165969545" calcext:value-type="float">
            <text:p>165969545</text:p>
          </table:table-cell>
          <table:table-cell table:formula="of:=598031280/[.H27]" office:value-type="percentage" office:value="3.60325914010308" calcext:value-type="percentage">
            <text:p>360,33%</text:p>
          </table:table-cell>
          <table:table-cell table:formula="of:=[.I27]*1000000/[.G27]" office:value-type="float" office:value="20.8721112858558" calcext:value-type="float">
            <text:p>20,8721112858558</text:p>
          </table:table-cell>
          <table:table-cell office:value-type="float" office:value="12" calcext:value-type="float">
            <text:p>12</text:p>
          </table:table-cell>
          <table:table-cell table:formula="of:=[.H5]" office:value-type="float" office:value="187980192" calcext:value-type="float">
            <text:p>187980192</text:p>
          </table:table-cell>
          <table:table-cell/>
          <table:table-cell table:formula="of:=[.H20]" office:value-type="float" office:value="165490060" calcext:value-type="float">
            <text:p>165490060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0544.0719" calcext:value-type="float">
            <text:p>170544,0719</text:p>
          </table:table-cell>
          <table:table-cell office:value-type="float" office:value="166295750" calcext:value-type="float">
            <text:p>166295750</text:p>
          </table:table-cell>
          <table:table-cell table:formula="of:=598031280/[.H28]" office:value-type="percentage" office:value="3.59619100307735" calcext:value-type="percentage">
            <text:p>359,62%</text:p>
          </table:table-cell>
          <table:table-cell table:formula="of:=[.I28]*1000000/[.G28]" office:value-type="float" office:value="21.0865787535905" calcext:value-type="float">
            <text:p>21,0865787535905</text:p>
          </table:table-cell>
          <table:table-cell office:value-type="float" office:value="13" calcext:value-type="float">
            <text:p>13</text:p>
          </table:table-cell>
          <table:table-cell table:formula="of:=[.H6]" office:value-type="float" office:value="187870734" calcext:value-type="float">
            <text:p>187870734</text:p>
          </table:table-cell>
          <table:table-cell/>
          <table:table-cell table:formula="of:=[.H21]" office:value-type="float" office:value="165833892" calcext:value-type="float">
            <text:p>165833892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9853.5394" calcext:value-type="float">
            <text:p>169853,5394</text:p>
          </table:table-cell>
          <table:table-cell office:value-type="float" office:value="165632272" calcext:value-type="float">
            <text:p>165632272</text:p>
          </table:table-cell>
          <table:table-cell table:formula="of:=598031280/[.H29]" office:value-type="percentage" office:value="3.61059636977026" calcext:value-type="percentage">
            <text:p>361,06%</text:p>
          </table:table-cell>
          <table:table-cell table:formula="of:=[.I29]*1000000/[.G29]" office:value-type="float" office:value="21.2571158806848" calcext:value-type="float">
            <text:p>21,2571158806848</text:p>
          </table:table-cell>
          <table:table-cell office:value-type="float" office:value="14" calcext:value-type="float">
            <text:p>14</text:p>
          </table:table-cell>
          <table:table-cell table:formula="of:=[.H7]" office:value-type="float" office:value="187521925" calcext:value-type="float">
            <text:p>187521925</text:p>
          </table:table-cell>
          <table:table-cell/>
          <table:table-cell table:formula="of:=[.H22]" office:value-type="float" office:value="166170091" calcext:value-type="float">
            <text:p>166170091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1601.5379" calcext:value-type="float">
            <text:p>171601,5379</text:p>
          </table:table-cell>
          <table:table-cell office:value-type="float" office:value="165612254" calcext:value-type="float">
            <text:p>165612254</text:p>
          </table:table-cell>
          <table:table-cell table:formula="of:=598031280/[.H30]" office:value-type="percentage" office:value="3.61103279229567" calcext:value-type="percentage">
            <text:p>361,10%</text:p>
          </table:table-cell>
          <table:table-cell table:formula="of:=[.I30]*1000000/[.G30]" office:value-type="float" office:value="21.0431260493713" calcext:value-type="float">
            <text:p>21,0431260493713</text:p>
          </table:table-cell>
          <table:table-cell office:value-type="float" office:value="15" calcext:value-type="float">
            <text:p>15</text:p>
          </table:table-cell>
          <table:table-cell table:formula="of:=[.H8]" office:value-type="float" office:value="187242685" calcext:value-type="float">
            <text:p>187242685</text:p>
          </table:table-cell>
          <table:table-cell/>
          <table:table-cell table:formula="of:=[.H23]" office:value-type="float" office:value="165454564" calcext:value-type="float">
            <text:p>165454564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1983.8189" calcext:value-type="float">
            <text:p>171983,8189</text:p>
          </table:table-cell>
          <table:table-cell office:value-type="float" office:value="165675455" calcext:value-type="float">
            <text:p>165675455</text:p>
          </table:table-cell>
          <table:table-cell table:formula="of:=598031280/[.H31]" office:value-type="percentage" office:value="3.60965527452452" calcext:value-type="percentage">
            <text:p>360,97%</text:p>
          </table:table-cell>
          <table:table-cell table:formula="of:=[.I31]*1000000/[.G31]" office:value-type="float" office:value="20.9883423778568" calcext:value-type="float">
            <text:p>20,9883423778568</text:p>
          </table:table-cell>
          <table:table-cell office:value-type="float" office:value="16" calcext:value-type="float">
            <text:p>16</text:p>
          </table:table-cell>
          <table:table-cell table:formula="of:=[.H9]" office:value-type="float" office:value="184635267" calcext:value-type="float">
            <text:p>184635267</text:p>
          </table:table-cell>
          <table:table-cell/>
          <table:table-cell table:formula="of:=[.H24]" office:value-type="float" office:value="165447881" calcext:value-type="float">
            <text:p>165447881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2604.651" calcext:value-type="float">
            <text:p>172604,651</text:p>
          </table:table-cell>
          <table:table-cell office:value-type="float" office:value="165779347" calcext:value-type="float">
            <text:p>165779347</text:p>
          </table:table-cell>
          <table:table-cell table:formula="of:=598031280/[.H32]" office:value-type="percentage" office:value="3.60739314529934" calcext:value-type="percentage">
            <text:p>360,74%</text:p>
          </table:table-cell>
          <table:table-cell table:formula="of:=[.I32]*1000000/[.G32]" office:value-type="float" office:value="20.8997447310927" calcext:value-type="float">
            <text:p>20,8997447310927</text:p>
          </table:table-cell>
          <table:table-cell office:value-type="float" office:value="17" calcext:value-type="float">
            <text:p>17</text:p>
          </table:table-cell>
          <table:table-cell table:formula="of:=[.H10]" office:value-type="float" office:value="181172906" calcext:value-type="float">
            <text:p>181172906</text:p>
          </table:table-cell>
          <table:table-cell/>
          <table:table-cell table:formula="of:=[.H25]" office:value-type="float" office:value="165501971" calcext:value-type="float">
            <text:p>165501971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5341.9657" calcext:value-type="float">
            <text:p>175341,9657</text:p>
          </table:table-cell>
          <table:table-cell office:value-type="float" office:value="166119141" calcext:value-type="float">
            <text:p>166119141</text:p>
          </table:table-cell>
          <table:table-cell table:formula="of:=598031280/[.H33]" office:value-type="percentage" office:value="3.60001428131632" calcext:value-type="percentage">
            <text:p>360,00%</text:p>
          </table:table-cell>
          <table:table-cell table:formula="of:=[.I33]*1000000/[.G33]" office:value-type="float" office:value="20.5313900009296" calcext:value-type="float">
            <text:p>20,5313900009296</text:p>
          </table:table-cell>
          <table:table-cell office:value-type="float" office:value="18" calcext:value-type="float">
            <text:p>18</text:p>
          </table:table-cell>
          <table:table-cell table:formula="of:=[.H11]" office:value-type="float" office:value="177705333" calcext:value-type="float">
            <text:p>177705333</text:p>
          </table:table-cell>
          <table:table-cell/>
          <table:table-cell table:formula="of:=[.H26]" office:value-type="float" office:value="165612517" calcext:value-type="float">
            <text:p>165612517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2667.6257" calcext:value-type="float">
            <text:p>172667,6257</text:p>
          </table:table-cell>
          <table:table-cell office:value-type="float" office:value="166452959" calcext:value-type="float">
            <text:p>166452959</text:p>
          </table:table-cell>
          <table:table-cell table:formula="of:=598031280/[.H34]" office:value-type="percentage" office:value="3.59279452641031" calcext:value-type="percentage">
            <text:p>359,28%</text:p>
          </table:table-cell>
          <table:table-cell table:formula="of:=[.I34]*1000000/[.G34]" office:value-type="float" office:value="20.8075747369839" calcext:value-type="float">
            <text:p>20,8075747369839</text:p>
          </table:table-cell>
          <table:table-cell office:value-type="float" office:value="19" calcext:value-type="float">
            <text:p>19</text:p>
          </table:table-cell>
          <table:table-cell table:formula="of:=[.H12]" office:value-type="float" office:value="177455525" calcext:value-type="float">
            <text:p>177455525</text:p>
          </table:table-cell>
          <table:table-cell/>
          <table:table-cell table:formula="of:=[.H27]" office:value-type="float" office:value="165969545" calcext:value-type="float">
            <text:p>165969545</text:p>
          </table:table-cell>
        </table:table-row>
        <table:table-row table:style-name="ro1">
          <table:table-cell table:number-columns-repeated="8"/>
          <table:table-cell table:style-name="Default"/>
          <table:table-cell/>
          <table:table-cell office:value-type="float" office:value="20" calcext:value-type="float">
            <text:p>20</text:p>
          </table:table-cell>
          <table:table-cell table:formula="of:=[.H13]" office:value-type="float" office:value="177454964" calcext:value-type="float">
            <text:p>177454964</text:p>
          </table:table-cell>
          <table:table-cell/>
          <table:table-cell table:formula="of:=[.H28]" office:value-type="float" office:value="166295750" calcext:value-type="float">
            <text:p>166295750</text:p>
          </table:table-cell>
        </table:table-row>
        <table:table-row table:style-name="ro1">
          <table:table-cell table:number-columns-repeated="8"/>
          <table:table-cell table:style-name="Default"/>
          <table:table-cell/>
          <table:table-cell office:value-type="float" office:value="21" calcext:value-type="float">
            <text:p>21</text:p>
          </table:table-cell>
          <table:table-cell table:formula="of:=[.H14]" office:value-type="float" office:value="177445089" calcext:value-type="float">
            <text:p>177445089</text:p>
          </table:table-cell>
          <table:table-cell/>
          <table:table-cell table:formula="of:=[.H29]" office:value-type="float" office:value="165632272" calcext:value-type="float">
            <text:p>165632272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4"/>
          <table:table-cell table:style-name="Default"/>
          <table:table-cell/>
          <table:table-cell office:value-type="float" office:value="22" calcext:value-type="float">
            <text:p>22</text:p>
          </table:table-cell>
          <table:table-cell table:formula="of:=[.H15]" office:value-type="float" office:value="177436747" calcext:value-type="float">
            <text:p>177436747</text:p>
          </table:table-cell>
          <table:table-cell/>
          <table:table-cell table:formula="of:=[.H30]" office:value-type="float" office:value="165612254" calcext:value-type="float">
            <text:p>1656122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table:style-name="Default"/>
          <table:table-cell/>
          <table:table-cell table:formula="of:=[.K37]+1" office:value-type="float" office:value="23" calcext:value-type="float">
            <text:p>23</text:p>
          </table:table-cell>
          <table:table-cell table:number-columns-repeated="2"/>
          <table:table-cell table:formula="of:=[.H31]" office:value-type="float" office:value="165675455" calcext:value-type="float">
            <text:p>1656754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J2]" office:value-type="float" office:value="129.147409555119" calcext:value-type="float">
            <text:p>129,147409555119</text:p>
          </table:table-cell>
          <table:table-cell table:formula="of:=[.J16]" office:value-type="float" office:value="128.67989500385" calcext:value-type="float">
            <text:p>128,67989500385</text:p>
          </table:table-cell>
          <table:table-cell table:formula="of:=[.J17]" office:value-type="float" office:value="20.8203211847215" calcext:value-type="float">
            <text:p>20,8203211847215</text:p>
          </table:table-cell>
          <table:table-cell table:number-columns-repeated="4"/>
          <table:table-cell table:style-name="Default"/>
          <table:table-cell/>
          <table:table-cell table:formula="of:=[.K38]+1" office:value-type="float" office:value="24" calcext:value-type="float">
            <text:p>24</text:p>
          </table:table-cell>
          <table:table-cell table:number-columns-repeated="2"/>
          <table:table-cell table:formula="of:=[.H32]" office:value-type="float" office:value="165779347" calcext:value-type="float">
            <text:p>165779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J3]" office:value-type="float" office:value="123.246150903549" calcext:value-type="float">
            <text:p>123,246150903549</text:p>
          </table:table-cell>
          <table:table-cell/>
          <table:table-cell table:formula="of:=[.J18]" office:value-type="float" office:value="20.7354292403031" calcext:value-type="float">
            <text:p>20,7354292403031</text:p>
          </table:table-cell>
          <table:table-cell table:number-columns-repeated="4"/>
          <table:table-cell table:style-name="Default"/>
          <table:table-cell/>
          <table:table-cell table:formula="of:=[.K39]+1" office:value-type="float" office:value="25" calcext:value-type="float">
            <text:p>25</text:p>
          </table:table-cell>
          <table:table-cell table:number-columns-repeated="2"/>
          <table:table-cell table:formula="of:=[.H33]" office:value-type="float" office:value="166119141" calcext:value-type="float">
            <text:p>166119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J4]" office:value-type="float" office:value="115.715191701797" calcext:value-type="float">
            <text:p>115,715191701797</text:p>
          </table:table-cell>
          <table:table-cell/>
          <table:table-cell table:formula="of:=[.J19]" office:value-type="float" office:value="20.5027008823885" calcext:value-type="float">
            <text:p>20,5027008823885</text:p>
          </table:table-cell>
          <table:table-cell table:number-columns-repeated="4"/>
          <table:table-cell table:style-name="Default"/>
          <table:table-cell/>
          <table:table-cell table:formula="of:=[.K40]+1" office:value-type="float" office:value="26" calcext:value-type="float">
            <text:p>26</text:p>
          </table:table-cell>
          <table:table-cell table:number-columns-repeated="2"/>
          <table:table-cell table:formula="of:=[.H34]" office:value-type="float" office:value="166452959" calcext:value-type="float">
            <text:p>1664529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J5]" office:value-type="float" office:value="104.354119569358" calcext:value-type="float">
            <text:p>104,354119569358</text:p>
          </table:table-cell>
          <table:table-cell/>
          <table:table-cell table:formula="of:=[.J20]" office:value-type="float" office:value="20.8605129519434" calcext:value-type="float">
            <text:p>20,860512951943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J6]" office:value-type="float" office:value="62.4376625565404" calcext:value-type="float">
            <text:p>62,4376625565404</text:p>
          </table:table-cell>
          <table:table-cell/>
          <table:table-cell table:formula="of:=[.J21]" office:value-type="float" office:value="20.3718247592563" calcext:value-type="float">
            <text:p>20,371824759256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J7]" office:value-type="float" office:value="59.334815656983" calcext:value-type="float">
            <text:p>59,334815656983</text:p>
          </table:table-cell>
          <table:table-cell/>
          <table:table-cell table:formula="of:=[.J22]" office:value-type="float" office:value="20.4435805321314" calcext:value-type="float">
            <text:p>20,443580532131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J8]" office:value-type="float" office:value="51.5500199240887" calcext:value-type="float">
            <text:p>51,5500199240887</text:p>
          </table:table-cell>
          <table:table-cell/>
          <table:table-cell table:formula="of:=[.J23]" office:value-type="float" office:value="20.5843602769544" calcext:value-type="float">
            <text:p>20,584360276954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J9]" office:value-type="float" office:value="40.0393300902611" calcext:value-type="float">
            <text:p>40,0393300902611</text:p>
          </table:table-cell>
          <table:table-cell/>
          <table:table-cell table:formula="of:=[.J24]" office:value-type="float" office:value="21.044871095176" calcext:value-type="float">
            <text:p>21,04487109517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J10]" office:value-type="float" office:value="35.1272147172226" calcext:value-type="float">
            <text:p>35,1272147172226</text:p>
          </table:table-cell>
          <table:table-cell/>
          <table:table-cell table:formula="of:=[.J25]" office:value-type="float" office:value="20.9525677375964" calcext:value-type="float">
            <text:p>20,952567737596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J11]" office:value-type="float" office:value="29.2443923243429" calcext:value-type="float">
            <text:p>29,2443923243429</text:p>
          </table:table-cell>
          <table:table-cell/>
          <table:table-cell table:formula="of:=[.J26]" office:value-type="float" office:value="21.1578058612479" calcext:value-type="float">
            <text:p>21,157805861247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J12]" office:value-type="float" office:value="24.3868553175491" calcext:value-type="float">
            <text:p>24,3868553175491</text:p>
          </table:table-cell>
          <table:table-cell/>
          <table:table-cell table:formula="of:=[.J27]" office:value-type="float" office:value="20.8721112858558" calcext:value-type="float">
            <text:p>20,872111285855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J13]" office:value-type="float" office:value="25.840477085439" calcext:value-type="float">
            <text:p>25,840477085439</text:p>
          </table:table-cell>
          <table:table-cell/>
          <table:table-cell table:formula="of:=[.J28]" office:value-type="float" office:value="21.0865787535905" calcext:value-type="float">
            <text:p>21,086578753590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J14]" office:value-type="float" office:value="24.6106467331432" calcext:value-type="float">
            <text:p>24,6106467331432</text:p>
          </table:table-cell>
          <table:table-cell/>
          <table:table-cell table:formula="of:=[.J29]" office:value-type="float" office:value="21.2571158806848" calcext:value-type="float">
            <text:p>21,257115880684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J15]" office:value-type="float" office:value="21.3170962259891" calcext:value-type="float">
            <text:p>21,3170962259891</text:p>
          </table:table-cell>
          <table:table-cell/>
          <table:table-cell table:formula="of:=[.J30]" office:value-type="float" office:value="21.0431260493713" calcext:value-type="float">
            <text:p>21,043126049371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formula="of:=[.A52]+1" office:value-type="float" office:value="23" calcext:value-type="float">
            <text:p>23</text:p>
          </table:table-cell>
          <table:table-cell table:number-columns-repeated="2"/>
          <table:table-cell table:formula="of:=[.J31]" office:value-type="float" office:value="20.9883423778568" calcext:value-type="float">
            <text:p>20,988342377856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formula="of:=[.A53]+1" office:value-type="float" office:value="24" calcext:value-type="float">
            <text:p>24</text:p>
          </table:table-cell>
          <table:table-cell table:number-columns-repeated="2"/>
          <table:table-cell table:formula="of:=[.J32]" office:value-type="float" office:value="20.8997447310927" calcext:value-type="float">
            <text:p>20,899744731092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formula="of:=[.A54]+1" office:value-type="float" office:value="25" calcext:value-type="float">
            <text:p>25</text:p>
          </table:table-cell>
          <table:table-cell table:number-columns-repeated="2"/>
          <table:table-cell table:formula="of:=[.J33]" office:value-type="float" office:value="20.5313900009296" calcext:value-type="float">
            <text:p>20,531390000929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formula="of:=[.A55]+1" office:value-type="float" office:value="26" calcext:value-type="float">
            <text:p>26</text:p>
          </table:table-cell>
          <table:table-cell table:number-columns-repeated="2"/>
          <table:table-cell table:formula="of:=[.J34]" office:value-type="float" office:value="20.8075747369839" calcext:value-type="float">
            <text:p>20,8075747369839</text:p>
          </table:table-cell>
          <table:table-cell table:number-columns-repeated="4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2-09-26T14:03:27.739800974</dc:date>
    <meta:editing-duration>P1DT12H46M2S</meta:editing-duration>
    <meta:editing-cycles>166</meta:editing-cycles>
    <meta:generator>LibreOffice/7.4.0.3$MacOSX_AARCH64 LibreOffice_project/f85e47c08ddd19c015c0114a68350214f7066f5a</meta:generator>
    <meta:document-statistic meta:table-count="23" meta:cell-count="1738" meta:object-count="3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921cm" svg:y="6.188cm" style:legend-expansion="high" chart:style-name="ch2"/>
        <chart:plot-area chart:style-name="ch3" table:cell-range-address="'Decompression (x64)'.A1:'Decompression (x64)'.I6" chart:data-source-has-labels="both" svg:x="1.589cm" svg:y="0.299cm" svg:width="23.761cm" svg:height="14.384cm">
          <chart:coordinate-region svg:x="2.404cm" svg:y="0.5cm" svg:width="22.946cm" svg:height="13.533cm"/>
          <chart:axis chart:dimension="x" chart:name="primary-x" chart:style-name="ch4" chartooo:axis-type="auto">
            <chartooo:date-scale/>
            <chart:categories table:cell-range-address="'Decompression (x64)'.B1:'Decompression (x64)'.I1"/>
          </chart:axis>
          <chart:axis chart:dimension="y" chart:name="primary-y" chart:style-name="ch5">
            <chart:title svg:x="0.451cm" svg:y="7.772cm" chart:style-name="ch6">
              <text:p>ms</text:p>
            </chart:title>
          </chart:axis>
          <chart:series chart:style-name="ch7" chart:values-cell-range-address="'Decompression (x64)'.B2:'Decompression (x64)'.I2" chart:label-cell-address="'Decompression (x64)'.A2:'Decompression (x64)'.A2" chart:class="chart:bar">
            <chart:data-point chart:repeated="8"/>
          </chart:series>
          <chart:series chart:style-name="ch8" chart:values-cell-range-address="'Decompression (x64)'.B3:'Decompression (x64)'.I3" chart:label-cell-address="'Decompression (x64)'.A3:'Decompression (x64)'.A3" chart:class="chart:bar">
            <chart:data-point chart:repeated="8"/>
          </chart:series>
          <chart:series chart:style-name="ch9" chart:values-cell-range-address="'Decompression (x64)'.B4:'Decompression (x64)'.I4" chart:label-cell-address="'Decompression (x64)'.A4:'Decompression (x64)'.A4" chart:class="chart:bar">
            <chart:data-point chart:repeated="8"/>
          </chart:series>
          <chart:series chart:style-name="ch10" chart:values-cell-range-address="'Decompression (x64)'.B5:'Decompression (x64)'.I5" chart:label-cell-address="'Decompression (x64)'.A5:'Decompression (x64)'.A5" chart:class="chart:bar">
            <chart:data-point chart:repeated="8"/>
          </chart:series>
          <chart:series chart:style-name="ch11" chart:values-cell-range-address="'Decompression (x64)'.B6:'Decompression (x64)'.I6" chart:label-cell-address="'Decompression (x64)'.A6:'Decompression (x64)'.A6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 (x64)'.B1:'Decompression (x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 (x64)'.A2:'Decompression (x64)'.A2</svg:desc>
                </draw:g>
              </table:table-cell>
              <table:table-cell office:value-type="float" office:value="0.06435">
                <text:p>0.06435</text:p>
                <draw:g>
                  <svg:desc>'Decompression (x64)'.B2:'Decompression (x64)'.I2</svg:desc>
                </draw:g>
              </table:table-cell>
              <table:table-cell office:value-type="float" office:value="0.7036">
                <text:p>0.7036</text:p>
              </table:table-cell>
              <table:table-cell office:value-type="float" office:value="2.2952">
                <text:p>2.2952</text:p>
              </table:table-cell>
              <table:table-cell office:value-type="float" office:value="90.38">
                <text:p>90.38</text:p>
              </table:table-cell>
              <table:table-cell office:value-type="float" office:value="75.13">
                <text:p>75.13</text:p>
              </table:table-cell>
              <table:table-cell office:value-type="float" office:value="3.3943">
                <text:p>3.3943</text:p>
              </table:table-cell>
              <table:table-cell office:value-type="float" office:value="99.04">
                <text:p>99.04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string">
                <text:p>Aaru</text:p>
                <draw:g>
                  <svg:desc>'Decompression (x64)'.A3:'Decompression (x64)'.A3</svg:desc>
                </draw:g>
              </table:table-cell>
              <table:table-cell office:value-type="float" office:value="0.03499">
                <text:p>0.03499</text:p>
                <draw:g>
                  <svg:desc>'Decompression (x64)'.B3:'Decompression (x64)'.I3</svg:desc>
                </draw:g>
              </table:table-cell>
              <table:table-cell office:value-type="float" office:value="0.7035">
                <text:p>0.7035</text:p>
              </table:table-cell>
              <table:table-cell office:value-type="float" office:value="0.3021">
                <text:p>0.3021</text:p>
              </table:table-cell>
              <table:table-cell office:value-type="float" office:value="57.32">
                <text:p>57.32</text:p>
              </table:table-cell>
              <table:table-cell office:value-type="float" office:value="72.23">
                <text:p>72.23</text:p>
              </table:table-cell>
              <table:table-cell office:value-type="float" office:value="0.7356">
                <text:p>0.7356</text:p>
              </table:table-cell>
              <table:table-cell office:value-type="float" office:value="115.77">
                <text:p>115.77</text:p>
              </table:table-cell>
              <table:table-cell office:value-type="float" office:value="57.49">
                <text:p>57.49</text:p>
              </table:table-cell>
            </table:table-row>
            <table:table-row>
              <table:table-cell office:value-type="string">
                <text:p>AaruNative</text:p>
                <draw:g>
                  <svg:desc>'Decompression (x64)'.A4:'Decompression (x64)'.A4</svg:desc>
                </draw:g>
              </table:table-cell>
              <table:table-cell office:value-type="float" office:value="0.03247">
                <text:p>0.03247</text:p>
                <draw:g>
                  <svg:desc>'Decompression (x64)'.B4:'Decompression (x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1388">
                <text:p>0.1388</text:p>
              </table:table-cell>
              <table:table-cell office:value-type="float" office:value="37.29">
                <text:p>37.29</text:p>
              </table:table-cell>
              <table:table-cell office:value-type="float" office:value="54.97">
                <text:p>54.97</text:p>
              </table:table-cell>
              <table:table-cell office:value-type="float" office:value="NaN">
                <text:p>NaN</text:p>
              </table:table-cell>
              <table:table-cell office:value-type="float" office:value="44.11">
                <text:p>44.11</text:p>
              </table:table-cell>
              <table:table-cell office:value-type="float" office:value="41.17">
                <text:p>41.17</text:p>
              </table:table-cell>
            </table:table-row>
            <table:table-row>
              <table:table-cell office:value-type="string">
                <text:p>.NET 7</text:p>
                <draw:g>
                  <svg:desc>'Decompression (x64)'.A5:'Decompression (x64)'.A5</svg:desc>
                </draw:g>
              </table:table-cell>
              <table:table-cell office:value-type="float" office:value="0.03743">
                <text:p>0.03743</text:p>
                <draw:g>
                  <svg:desc>'Decompression (x64)'.B5:'Decompression (x64)'.I5</svg:desc>
                </draw:g>
              </table:table-cell>
              <table:table-cell office:value-type="float" office:value="0.8618">
                <text:p>0.8618</text:p>
              </table:table-cell>
              <table:table-cell office:value-type="float" office:value="0.3177">
                <text:p>0.3177</text:p>
              </table:table-cell>
              <table:table-cell office:value-type="float" office:value="51.23">
                <text:p>51.23</text:p>
              </table:table-cell>
              <table:table-cell office:value-type="float" office:value="73.84">
                <text:p>73.84</text:p>
              </table:table-cell>
              <table:table-cell office:value-type="float" office:value="0.7358">
                <text:p>0.7358</text:p>
              </table:table-cell>
              <table:table-cell office:value-type="float" office:value="93.28">
                <text:p>93.28</text:p>
              </table:table-cell>
              <table:table-cell office:value-type="float" office:value="49.69">
                <text:p>49.69</text:p>
              </table:table-cell>
            </table:table-row>
            <table:table-row>
              <table:table-cell office:value-type="string">
                <text:p>.NET 7 AOT</text:p>
                <draw:g>
                  <svg:desc>'Decompression (x64)'.A6:'Decompression (x64)'.A6</svg:desc>
                </draw:g>
              </table:table-cell>
              <table:table-cell office:value-type="float" office:value="0.03403">
                <text:p>0.03403</text:p>
                <draw:g>
                  <svg:desc>'Decompression (x64)'.B6:'Decompression (x64)'.I6</svg:desc>
                </draw:g>
              </table:table-cell>
              <table:table-cell office:value-type="float" office:value="0.6916">
                <text:p>0.6916</text:p>
              </table:table-cell>
              <table:table-cell office:value-type="float" office:value="0.2981">
                <text:p>0.2981</text:p>
              </table:table-cell>
              <table:table-cell office:value-type="float" office:value="47.42">
                <text:p>47.42</text:p>
              </table:table-cell>
              <table:table-cell office:value-type="float" office:value="71.35">
                <text:p>71.35</text:p>
              </table:table-cell>
              <table:table-cell office:value-type="float" office:value="0.7736">
                <text:p>0.7736</text:p>
              </table:table-cell>
              <table:table-cell office:value-type="float" office:value="88.42">
                <text:p>88.42</text:p>
              </table:table-cell>
              <table:table-cell office:value-type="float" office:value="52.34">
                <text:p>52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68cm" svg:y="6.439cm" style:legend-expansion="high" chart:style-name="ch2"/>
        <chart:plot-area chart:style-name="ch3" table:cell-range-address="'SpamSum (arm64)'.A1:'SpamSum (arm64)'.B5" chart:data-source-has-labels="both" svg:x="1.634cm" svg:y="0.299cm" svg:width="26.118cm" svg:height="14.384cm">
          <chart:coordinate-region svg:x="2.261cm" svg:y="0.5cm" svg:width="25.491cm" svg:height="13.533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72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80.41">
                <text:p>80.41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85.59">
                <text:p>85.59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66.06">
                <text:p>66.06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32.4">
                <text:p>32.4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68cm" svg:y="6.439cm" style:legend-expansion="high" chart:style-name="ch2"/>
        <chart:plot-area chart:style-name="ch3" table:cell-range-address="'Checksums (arm)'.A1:'Checksums (arm)'.H5" chart:data-source-has-labels="both" svg:x="1.634cm" svg:y="0.299cm" svg:width="26.118cm" svg:height="14.384cm">
          <chart:coordinate-region svg:x="2.261cm" svg:y="0.5cm" svg:width="25.491cm" svg:height="13.533cm"/>
          <chart:axis chart:dimension="x" chart:name="primary-x" chart:style-name="ch4" chartooo:axis-type="auto">
            <chartooo:date-scale/>
            <chart:categories table:cell-range-address="'Checksums (arm)'.B1:'Checksums (arm)'.H1"/>
          </chart:axis>
          <chart:axis chart:dimension="y" chart:name="primary-y" chart:style-name="ch5">
            <chart:title svg:x="0.451cm" svg:y="7.772cm" chart:style-name="ch6">
              <text:p>ms</text:p>
            </chart:title>
          </chart:axis>
          <chart:series chart:style-name="ch7" chart:values-cell-range-address="'Checksums (arm)'.B2:'Checksums (arm)'.H2" chart:label-cell-address="'Checksums (arm)'.A2:'Checksums (arm)'.A2" chart:class="chart:bar">
            <chart:data-point chart:repeated="7"/>
          </chart:series>
          <chart:series chart:style-name="ch8" chart:values-cell-range-address="'Checksums (arm)'.B3:'Checksums (arm)'.H3" chart:label-cell-address="'Checksums (arm)'.A3:'Checksums (arm)'.A3" chart:class="chart:bar">
            <chart:data-point chart:repeated="7"/>
          </chart:series>
          <chart:series chart:style-name="ch9" chart:values-cell-range-address="'Checksums (arm)'.B4:'Checksums (arm)'.H4" chart:label-cell-address="'Checksums (arm)'.A4:'Checksums (arm)'.A4" chart:class="chart:bar">
            <chart:data-point chart:repeated="7"/>
          </chart:series>
          <chart:series chart:style-name="ch10" chart:values-cell-range-address="'Checksums (arm)'.B5:'Checksums (arm)'.H5" chart:label-cell-address="'Checksums (arm)'.A5:'Checksums (arm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1:'Checksums 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)'.A2:'Checksums (arm)'.A2</svg:desc>
                </draw:g>
              </table:table-cell>
              <table:table-cell office:value-type="float" office:value="44.245">
                <text:p>44.245</text:p>
                <draw:g>
                  <svg:desc>'Checksums (arm)'.B2:'Checksums (arm)'.H2</svg:desc>
                </draw:g>
              </table:table-cell>
              <table:table-cell office:value-type="float" office:value="17.456">
                <text:p>17.456</text:p>
              </table:table-cell>
              <table:table-cell office:value-type="float" office:value="17.386">
                <text:p>17.386</text:p>
              </table:table-cell>
              <table:table-cell office:value-type="float" office:value="16.51">
                <text:p>16.51</text:p>
              </table:table-cell>
              <table:table-cell office:value-type="float" office:value="18.87">
                <text:p>18.87</text:p>
              </table:table-cell>
              <table:table-cell office:value-type="float" office:value="52.578">
                <text:p>52.578</text:p>
              </table:table-cell>
              <table:table-cell office:value-type="float" office:value="41.834">
                <text:p>41.834</text:p>
              </table:table-cell>
            </table:table-row>
            <table:table-row>
              <table:table-cell office:value-type="string">
                <text:p>Aaru</text:p>
                <draw:g>
                  <svg:desc>'Checksums (arm)'.A3:'Checksums (arm)'.A3</svg:desc>
                </draw:g>
              </table:table-cell>
              <table:table-cell office:value-type="float" office:value="6.664">
                <text:p>6.664</text:p>
                <draw:g>
                  <svg:desc>'Checksums (arm)'.B3:'Checksums (arm)'.H3</svg:desc>
                </draw:g>
              </table:table-cell>
              <table:table-cell office:value-type="float" office:value="8.552">
                <text:p>8.552</text:p>
              </table:table-cell>
              <table:table-cell office:value-type="float" office:value="10.618">
                <text:p>10.618</text:p>
              </table:table-cell>
              <table:table-cell office:value-type="float" office:value="10.6">
                <text:p>10.6</text:p>
              </table:table-cell>
              <table:table-cell office:value-type="float" office:value="10.64">
                <text:p>10.64</text:p>
              </table:table-cell>
              <table:table-cell office:value-type="float" office:value="10.712">
                <text:p>10.712</text:p>
              </table:table-cell>
              <table:table-cell office:value-type="float" office:value="6.644">
                <text:p>6.644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4:'Checksums (arm)'.A4</svg:desc>
                </draw:g>
              </table:table-cell>
              <table:table-cell office:value-type="float" office:value="5.275">
                <text:p>5.275</text:p>
                <draw:g>
                  <svg:desc>'Checksums (arm)'.B4:'Checksums (arm)'.H4</svg:desc>
                </draw:g>
              </table:table-cell>
              <table:table-cell office:value-type="float" office:value="6.463">
                <text:p>6.463</text:p>
              </table:table-cell>
              <table:table-cell office:value-type="float" office:value="6.409">
                <text:p>6.409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841">
                <text:p>5.841</text:p>
              </table:table-cell>
              <table:table-cell office:value-type="float" office:value="5.882">
                <text:p>5.882</text:p>
              </table:table-cell>
            </table:table-row>
            <table:table-row>
              <table:table-cell office:value-type="string">
                <text:p>rhash</text:p>
                <draw:g>
                  <svg:desc>'Checksums (arm)'.A5:'Checksums (arm)'.A5</svg:desc>
                </draw:g>
              </table:table-cell>
              <table:table-cell office:value-type="float" office:value="NaN">
                <text:p>NaN</text:p>
                <draw:g>
                  <svg:desc>'Checksums (arm)'.B5:'Checksums 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1">
                <text:p>6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04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23cm" svg:y="4.397cm" style:legend-expansion="high" chart:style-name="ch2"/>
        <chart:plot-area chart:style-name="ch3" table:cell-range-address="'Checksums (arm)'.A9:'Checksums (arm)'.H11" chart:data-source-has-labels="both" svg:x="0.351cm" svg:y="0.197cm" svg:width="14.421cm" svg:height="9.503cm">
          <chart:coordinate-region svg:x="2.131cm" svg:y="0.398cm" svg:width="12.641cm" svg:height="7.155cm"/>
          <chart:axis chart:dimension="x" chart:name="primary-x" chart:style-name="ch4" chartooo:axis-type="auto">
            <chartooo:date-scale/>
            <chart:categories table:cell-range-address="'Checksums (arm)'.B9:'Checksums 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)'.B10:'Checksums (arm)'.H10" chart:label-cell-address="'Checksums (arm)'.A10:'Checksums (arm)'.A10" chart:class="chart:bar">
            <chart:data-point chart:repeated="7"/>
          </chart:series>
          <chart:series chart:style-name="ch8" chart:values-cell-range-address="'Checksums (arm)'.B11:'Checksums (arm)'.H11" chart:label-cell-address="'Checksums (arm)'.A11:'Checksums 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9:'Checksums 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)'.A10:'Checksums (arm)'.A10</svg:desc>
                </draw:g>
              </table:table-cell>
              <table:table-cell office:value-type="float" office:value="6.63940576230492">
                <text:p>6.63940576230492</text:p>
                <draw:g>
                  <svg:desc>'Checksums (arm)'.B10:'Checksums (arm)'.H10</svg:desc>
                </draw:g>
              </table:table-cell>
              <table:table-cell office:value-type="float" office:value="2.04115996258185">
                <text:p>2.04115996258185</text:p>
              </table:table-cell>
              <table:table-cell office:value-type="float" office:value="1.63740817479751">
                <text:p>1.63740817479751</text:p>
              </table:table-cell>
              <table:table-cell office:value-type="float" office:value="1.55754716981132">
                <text:p>1.55754716981132</text:p>
              </table:table-cell>
              <table:table-cell office:value-type="float" office:value="1.7734962406015">
                <text:p>1.7734962406015</text:p>
              </table:table-cell>
              <table:table-cell office:value-type="float" office:value="4.90832710978342">
                <text:p>4.90832710978342</text:p>
              </table:table-cell>
              <table:table-cell office:value-type="float" office:value="6.29650812763396">
                <text:p>6.29650812763396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11:'Checksums (arm)'.A11</svg:desc>
                </draw:g>
              </table:table-cell>
              <table:table-cell office:value-type="float" office:value="8.38767772511848">
                <text:p>8.38767772511848</text:p>
                <draw:g>
                  <svg:desc>'Checksums (arm)'.B11:'Checksums (arm)'.H11</svg:desc>
                </draw:g>
              </table:table-cell>
              <table:table-cell office:value-type="float" office:value="2.70091288875135">
                <text:p>2.70091288875135</text:p>
              </table:table-cell>
              <table:table-cell office:value-type="float" office:value="2.71274769854892">
                <text:p>2.71274769854892</text:p>
              </table:table-cell>
              <table:table-cell office:value-type="float" office:value="1.70681277783521">
                <text:p>1.70681277783521</text:p>
              </table:table-cell>
              <table:table-cell office:value-type="float" office:value="1.97985520931697">
                <text:p>1.97985520931697</text:p>
              </table:table-cell>
              <table:table-cell office:value-type="float" office:value="9.00154083204931">
                <text:p>9.00154083204931</text:p>
              </table:table-cell>
              <table:table-cell office:value-type="float" office:value="7.11220673240395">
                <text:p>7.1122067324039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58cm" svg:y="6.689cm" style:legend-expansion="high" chart:style-name="ch2"/>
        <chart:plot-area chart:style-name="ch3" table:cell-range-address="'Hashes (arm)'.A1:'Hashes (arm)'.F4" chart:data-source-has-labels="both" svg:x="1.634cm" svg:y="0.299cm" svg:width="26.33cm" svg:height="14.384cm">
          <chart:coordinate-region svg:x="2.261cm" svg:y="0.5cm" svg:width="25.703cm" svg:height="13.533cm"/>
          <chart:axis chart:dimension="x" chart:name="primary-x" chart:style-name="ch4" chartooo:axis-type="auto">
            <chartooo:date-scale/>
            <chart:categories table:cell-range-address="'Hashes (arm)'.B1:'Hashes (arm)'.F1"/>
          </chart:axis>
          <chart:axis chart:dimension="y" chart:name="primary-y" chart:style-name="ch5">
            <chart:title svg:x="0.451cm" svg:y="7.772cm" chart:style-name="ch6">
              <text:p>ms</text:p>
            </chart:title>
          </chart:axis>
          <chart:series chart:style-name="ch7" chart:values-cell-range-address="'Hashes (arm)'.B2:'Hashes (arm)'.F2" chart:label-cell-address="'Hashes (arm)'.A2:'Hashes (arm)'.A2" chart:class="chart:bar">
            <chart:data-point chart:repeated="5"/>
          </chart:series>
          <chart:series chart:style-name="ch8" chart:values-cell-range-address="'Hashes (arm)'.B3:'Hashes (arm)'.F3" chart:label-cell-address="'Hashes (arm)'.A3:'Hashes (arm)'.A3" chart:class="chart:bar">
            <chart:data-point chart:repeated="5"/>
          </chart:series>
          <chart:series chart:style-name="ch9" chart:values-cell-range-address="'Hashes (arm)'.B4:'Hashes (arm)'.F4" chart:label-cell-address="'Hashes (arm)'.A4:'Hashes (arm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)'.B1:'Hashes 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)'.A2:'Hashes (arm)'.A2</svg:desc>
                </draw:g>
              </table:table-cell>
              <table:table-cell office:value-type="float" office:value="8.391">
                <text:p>8.391</text:p>
                <draw:g>
                  <svg:desc>'Hashes (arm)'.B2:'Hashes 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 (arm)'.A3:'Hashes (arm)'.A3</svg:desc>
                </draw:g>
              </table:table-cell>
              <table:table-cell office:value-type="float" office:value="8.353">
                <text:p>8.353</text:p>
                <draw:g>
                  <svg:desc>'Hashes (arm)'.B3:'Hashes 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 (arm)'.A4:'Hashes (arm)'.A4</svg:desc>
                </draw:g>
              </table:table-cell>
              <table:table-cell office:value-type="float" office:value="8.397">
                <text:p>8.397</text:p>
                <draw:g>
                  <svg:desc>'Hashes (arm)'.B4:'Hashes 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68cm" svg:y="6.439cm" style:legend-expansion="high" chart:style-name="ch2"/>
        <chart:plot-area chart:style-name="ch3" table:cell-range-address="'SpamSum (arm)'.A1:'SpamSum (arm)'.B5" chart:data-source-has-labels="both" svg:x="1.634cm" svg:y="0.299cm" svg:width="26.118cm" svg:height="14.384cm">
          <chart:coordinate-region svg:x="2.449cm" svg:y="0.5cm" svg:width="25.303cm" svg:height="13.533cm"/>
          <chart:axis chart:dimension="x" chart:name="primary-x" chart:style-name="ch4" chartooo:axis-type="auto">
            <chartooo:date-scale/>
            <chart:categories table:cell-range-address="'SpamSum (arm)'.B1:'SpamSum (arm)'.B1"/>
          </chart:axis>
          <chart:axis chart:dimension="y" chart:name="primary-y" chart:style-name="ch5">
            <chart:title svg:x="0.451cm" svg:y="7.772cm" chart:style-name="ch6">
              <text:p>ms</text:p>
            </chart:title>
          </chart:axis>
          <chart:series chart:style-name="ch7" chart:values-cell-range-address="'SpamSum (arm)'.B2:'SpamSum (arm)'.B2" chart:label-cell-address="'SpamSum (arm)'.A2:'SpamSum (arm)'.A2" chart:class="chart:bar">
            <chart:data-point/>
          </chart:series>
          <chart:series chart:style-name="ch8" chart:values-cell-range-address="'SpamSum (arm)'.B3:'SpamSum (arm)'.B3" chart:label-cell-address="'SpamSum (arm)'.A3:'SpamSum (arm)'.A3" chart:class="chart:bar">
            <chart:data-point/>
          </chart:series>
          <chart:series chart:style-name="ch9" chart:values-cell-range-address="'SpamSum (arm)'.B4:'SpamSum (arm)'.B4" chart:label-cell-address="'SpamSum (arm)'.A4:'SpamSum (arm)'.A4" chart:class="chart:bar">
            <chart:data-point/>
          </chart:series>
          <chart:series chart:style-name="ch10" chart:values-cell-range-address="'SpamSum (arm)'.B5:'SpamSum (arm)'.B5" chart:label-cell-address="'SpamSum (arm)'.A5:'SpamSum (arm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)'.B1:'SpamSum 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)'.A2:'SpamSum (arm)'.A2</svg:desc>
                </draw:g>
              </table:table-cell>
              <table:table-cell office:value-type="float" office:value="259.81">
                <text:p>259.81</text:p>
                <draw:g>
                  <svg:desc>'SpamSum (arm)'.B2:'SpamSum 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)'.A3:'SpamSum (arm)'.A3</svg:desc>
                </draw:g>
              </table:table-cell>
              <table:table-cell office:value-type="float" office:value="260.7">
                <text:p>260.7</text:p>
                <draw:g>
                  <svg:desc>'SpamSum (arm)'.B3:'SpamSum 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)'.A4:'SpamSum (arm)'.A4</svg:desc>
                </draw:g>
              </table:table-cell>
              <table:table-cell office:value-type="float" office:value="592.72">
                <text:p>592.72</text:p>
                <draw:g>
                  <svg:desc>'SpamSum (arm)'.B4:'SpamSum 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)'.A5:'SpamSum (arm)'.A5</svg:desc>
                </draw:g>
              </table:table-cell>
              <table:table-cell office:value-type="float" office:value="49.02">
                <text:p>49.02</text:p>
                <draw:g>
                  <svg:desc>'SpamSum (arm)'.B5:'SpamSum (arm)'.B5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664cm" svg:height="14.982cm" xlink:href=".." xlink:type="simple" chart:class="chart:bar" chart:style-name="ch1">
        <chart:legend chart:legend-position="end" svg:x="26.192cm" svg:y="6.689cm" style:legend-expansion="high" chart:style-name="ch2"/>
        <chart:plot-area chart:style-name="ch3" table:cell-range-address="'Decompression (arm)'.A1:'Decompression (arm)'.I4" chart:data-source-has-labels="both" svg:x="1.591cm" svg:y="0.299cm" svg:width="24.028cm" svg:height="14.384cm">
          <chart:coordinate-region svg:x="2.406cm" svg:y="0.5cm" svg:width="23.213cm" svg:height="13.533cm"/>
          <chart:axis chart:dimension="x" chart:name="primary-x" chart:style-name="ch4" chartooo:axis-type="auto">
            <chartooo:date-scale/>
            <chart:categories table:cell-range-address="'Decompression (arm)'.B1:'Decompression (arm)'.I1"/>
          </chart:axis>
          <chart:axis chart:dimension="y" chart:name="primary-y" chart:style-name="ch5">
            <chart:title svg:x="0.451cm" svg:y="7.772cm" chart:style-name="ch6">
              <text:p>ms</text:p>
            </chart:title>
          </chart:axis>
          <chart:series chart:style-name="ch7" chart:values-cell-range-address="'Decompression (arm)'.B2:'Decompression (arm)'.I2" chart:label-cell-address="'Decompression (arm)'.A2:'Decompression (arm)'.A2" chart:class="chart:bar">
            <chart:data-point chart:repeated="8"/>
          </chart:series>
          <chart:series chart:style-name="ch8" chart:values-cell-range-address="'Decompression (arm)'.B3:'Decompression (arm)'.I3" chart:label-cell-address="'Decompression (arm)'.A3:'Decompression (arm)'.A3" chart:class="chart:bar">
            <chart:data-point chart:repeated="8"/>
          </chart:series>
          <chart:series chart:style-name="ch9" chart:values-cell-range-address="'Decompression (arm)'.B4:'Decompression (arm)'.I4" chart:label-cell-address="'Decompression (arm)'.A4:'Decompression (arm)'.A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 (arm)'.B1:'Decompression (arm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 (arm)'.A2:'Decompression (arm)'.A2</svg:desc>
                </draw:g>
              </table:table-cell>
              <table:table-cell office:value-type="float" office:value="664.2">
                <text:p>664.2</text:p>
                <draw:g>
                  <svg:desc>'Decompression (arm)'.B2:'Decompression (arm)'.I2</svg:desc>
                </draw:g>
              </table:table-cell>
              <table:table-cell office:value-type="float" office:value="5.279">
                <text:p>5.279</text:p>
              </table:table-cell>
              <table:table-cell office:value-type="float" office:value="40.541">
                <text:p>40.541</text:p>
              </table:table-cell>
              <table:table-cell office:value-type="float" office:value="627">
                <text:p>627</text:p>
              </table:table-cell>
              <table:table-cell office:value-type="float" office:value="290.5">
                <text:p>290.5</text:p>
              </table:table-cell>
              <table:table-cell office:value-type="float" office:value="16.397">
                <text:p>16.397</text:p>
              </table:table-cell>
              <table:table-cell office:value-type="float" office:value="563.2">
                <text:p>563.2</text:p>
              </table:table-cell>
              <table:table-cell office:value-type="float" office:value="556.1">
                <text:p>556.1</text:p>
              </table:table-cell>
            </table:table-row>
            <table:table-row>
              <table:table-cell office:value-type="string">
                <text:p>Aaru</text:p>
                <draw:g>
                  <svg:desc>'Decompression (arm)'.A3:'Decompression (arm)'.A3</svg:desc>
                </draw:g>
              </table:table-cell>
              <table:table-cell office:value-type="float" office:value="549.8">
                <text:p>549.8</text:p>
                <draw:g>
                  <svg:desc>'Decompression (arm)'.B3:'Decompression (arm)'.I3</svg:desc>
                </draw:g>
              </table:table-cell>
              <table:table-cell office:value-type="float" office:value="5.319">
                <text:p>5.319</text:p>
              </table:table-cell>
              <table:table-cell office:value-type="float" office:value="5.779">
                <text:p>5.779</text:p>
              </table:table-cell>
              <table:table-cell office:value-type="float" office:value="489.6">
                <text:p>489.6</text:p>
              </table:table-cell>
              <table:table-cell office:value-type="float" office:value="290.5">
                <text:p>290.5</text:p>
              </table:table-cell>
              <table:table-cell office:value-type="float" office:value="8.078">
                <text:p>8.078</text:p>
              </table:table-cell>
              <table:table-cell office:value-type="float" office:value="563.2">
                <text:p>563.2</text:p>
              </table:table-cell>
              <table:table-cell office:value-type="float" office:value="556.1">
                <text:p>556.1</text:p>
              </table:table-cell>
            </table:table-row>
            <table:table-row>
              <table:table-cell office:value-type="string">
                <text:p>AaruNative</text:p>
                <draw:g>
                  <svg:desc>'Decompression (arm)'.A4:'Decompression (arm)'.A4</svg:desc>
                </draw:g>
              </table:table-cell>
              <table:table-cell office:value-type="float" office:value="539.5">
                <text:p>539.5</text:p>
                <draw:g>
                  <svg:desc>'Decompression (arm)'.B4:'Decompression (arm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962">
                <text:p>4.962</text:p>
              </table:table-cell>
              <table:table-cell office:value-type="float" office:value="307.2">
                <text:p>307.2</text:p>
              </table:table-cell>
              <table:table-cell office:value-type="float" office:value="186.9">
                <text:p>186.9</text:p>
              </table:table-cell>
              <table:table-cell office:value-type="float" office:value="NaN">
                <text:p>NaN</text:p>
              </table:table-cell>
              <table:table-cell office:value-type="float" office:value="275.3">
                <text:p>275.3</text:p>
              </table:table-cell>
              <table:table-cell office:value-type="float" office:value="323.6">
                <text:p>323.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04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353cm" svg:y="4.403cm" style:legend-expansion="high" chart:style-name="ch2"/>
        <chart:plot-area chart:style-name="ch3" table:cell-range-address="'Decompression (arm)'.A9:'Decompression (arm)'.I11" chart:data-source-has-labels="both" svg:x="0.403cm" svg:y="0.193cm" svg:width="16.574cm" svg:height="10.008cm">
          <chart:coordinate-region svg:x="1.995cm" svg:y="0.394cm" svg:width="14.982cm" svg:height="8.426cm"/>
          <chart:axis chart:dimension="x" chart:name="primary-x" chart:style-name="ch4" chartooo:axis-type="auto">
            <chartooo:date-scale/>
            <chart:categories table:cell-range-address="'Decompression (arm)'.B9:'Decompression (arm)'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compression (arm)'.B10:'Decompression (arm)'.I10" chart:label-cell-address="'Decompression (arm)'.A10:'Decompression (arm)'.A10" chart:class="chart:bar">
            <chart:data-point chart:repeated="8"/>
          </chart:series>
          <chart:series chart:style-name="ch8" chart:values-cell-range-address="'Decompression (arm)'.B11:'Decompression (arm)'.I11" chart:label-cell-address="'Decompression (arm)'.A11:'Decompression (arm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 (arm)'.B9:'Decompression (arm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 (arm)'.A10:'Decompression (arm)'.A10</svg:desc>
                </draw:g>
              </table:table-cell>
              <table:table-cell office:value-type="float" office:value="1.20807566387777">
                <text:p>1.20807566387777</text:p>
                <draw:g>
                  <svg:desc>'Decompression (arm)'.B10:'Decompression (arm)'.I10</svg:desc>
                </draw:g>
              </table:table-cell>
              <table:table-cell office:value-type="float" office:value="0.992479789434104">
                <text:p>0.992479789434104</text:p>
              </table:table-cell>
              <table:table-cell office:value-type="float" office:value="7.01522754801869">
                <text:p>7.01522754801869</text:p>
              </table:table-cell>
              <table:table-cell office:value-type="float" office:value="1.28063725490196">
                <text:p>1.28063725490196</text:p>
              </table:table-cell>
              <table:table-cell office:value-type="float" office:value="1">
                <text:p>1</text:p>
              </table:table-cell>
              <table:table-cell office:value-type="float" office:value="2.02983411735578">
                <text:p>2.029834117355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Decompression (arm)'.A11:'Decompression (arm)'.A11</svg:desc>
                </draw:g>
              </table:table-cell>
              <table:table-cell office:value-type="float" office:value="1.23113994439296">
                <text:p>1.23113994439296</text:p>
                <draw:g>
                  <svg:desc>'Decompression (arm)'.B11:'Decompression (arm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.17029423619508">
                <text:p>8.17029423619508</text:p>
              </table:table-cell>
              <table:table-cell office:value-type="float" office:value="2.041015625">
                <text:p>2.041015625</text:p>
              </table:table-cell>
              <table:table-cell office:value-type="float" office:value="1.55430711610487">
                <text:p>1.55430711610487</text:p>
              </table:table-cell>
              <table:table-cell office:value-type="float" office:value="NaN">
                <text:p>NaN</text:p>
              </table:table-cell>
              <table:table-cell office:value-type="float" office:value="2.04576825281511">
                <text:p>2.04576825281511</text:p>
              </table:table-cell>
              <table:table-cell office:value-type="float" office:value="1.71847960444994">
                <text:p>1.7184796044499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691cm" svg:height="14.982cm" xlink:href=".." xlink:type="simple" chart:class="chart:bar" chart:style-name="ch1">
        <chart:legend chart:legend-position="end" svg:x="26.219cm" svg:y="6.689cm" style:legend-expansion="high" chart:style-name="ch2"/>
        <chart:plot-area chart:style-name="ch3" table:cell-range-address="'Decompression (arm64)'.A1:'Decompression (arm64)'.I4" chart:data-source-has-labels="both" svg:x="1.591cm" svg:y="0.299cm" svg:width="24.055cm" svg:height="14.384cm">
          <chart:coordinate-region svg:x="2.406cm" svg:y="0.5cm" svg:width="23.24cm" svg:height="13.533cm"/>
          <chart:axis chart:dimension="x" chart:name="primary-x" chart:style-name="ch4" chartooo:axis-type="auto">
            <chartooo:date-scale/>
            <chart:categories table:cell-range-address="'Decompression (arm64)'.B1:'Decompression (arm64)'.I1"/>
          </chart:axis>
          <chart:axis chart:dimension="y" chart:name="primary-y" chart:style-name="ch5">
            <chart:title svg:x="0.451cm" svg:y="7.772cm" chart:style-name="ch6">
              <text:p>ms</text:p>
            </chart:title>
          </chart:axis>
          <chart:series chart:style-name="ch7" chart:values-cell-range-address="'Decompression (arm64)'.B2:'Decompression (arm64)'.I2" chart:label-cell-address="'Decompression (arm64)'.A2:'Decompression (arm64)'.A2" chart:class="chart:bar">
            <chart:data-point chart:repeated="8"/>
          </chart:series>
          <chart:series chart:style-name="ch8" chart:values-cell-range-address="'Decompression (arm64)'.B3:'Decompression (arm64)'.I3" chart:label-cell-address="'Decompression (arm64)'.A3:'Decompression (arm64)'.A3" chart:class="chart:bar">
            <chart:data-point chart:repeated="8"/>
          </chart:series>
          <chart:series chart:style-name="ch9" chart:values-cell-range-address="'Decompression (arm64)'.B4:'Decompression (arm64)'.I4" chart:label-cell-address="'Decompression (arm64)'.A4:'Decompression (arm64)'.A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 (arm64)'.B1:'Decompression (arm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 (arm64)'.A2:'Decompression (arm64)'.A2</svg:desc>
                </draw:g>
              </table:table-cell>
              <table:table-cell office:value-type="float" office:value="370.5">
                <text:p>370.5</text:p>
                <draw:g>
                  <svg:desc>'Decompression (arm64)'.B2:'Decompression (arm64)'.I2</svg:desc>
                </draw:g>
              </table:table-cell>
              <table:table-cell office:value-type="float" office:value="3.348">
                <text:p>3.348</text:p>
              </table:table-cell>
              <table:table-cell office:value-type="float" office:value="22.813">
                <text:p>22.813</text:p>
              </table:table-cell>
              <table:table-cell office:value-type="float" office:value="660.9">
                <text:p>660.9</text:p>
              </table:table-cell>
              <table:table-cell office:value-type="float" office:value="263.2">
                <text:p>263.2</text:p>
              </table:table-cell>
              <table:table-cell office:value-type="float" office:value="15.042">
                <text:p>15.042</text:p>
              </table:table-cell>
              <table:table-cell office:value-type="float" office:value="403.7">
                <text:p>403.7</text:p>
              </table:table-cell>
              <table:table-cell office:value-type="float" office:value="276.4">
                <text:p>276.4</text:p>
              </table:table-cell>
            </table:table-row>
            <table:table-row>
              <table:table-cell office:value-type="string">
                <text:p>Aaru</text:p>
                <draw:g>
                  <svg:desc>'Decompression (arm64)'.A3:'Decompression (arm64)'.A3</svg:desc>
                </draw:g>
              </table:table-cell>
              <table:table-cell office:value-type="float" office:value="253">
                <text:p>253</text:p>
                <draw:g>
                  <svg:desc>'Decompression (arm64)'.B3:'Decompression (arm64)'.I3</svg:desc>
                </draw:g>
              </table:table-cell>
              <table:table-cell office:value-type="float" office:value="3.346">
                <text:p>3.346</text:p>
              </table:table-cell>
              <table:table-cell office:value-type="float" office:value="2.05">
                <text:p>2.05</text:p>
              </table:table-cell>
              <table:table-cell office:value-type="float" office:value="330.4">
                <text:p>330.4</text:p>
              </table:table-cell>
              <table:table-cell office:value-type="float" office:value="263.2">
                <text:p>263.2</text:p>
              </table:table-cell>
              <table:table-cell office:value-type="float" office:value="5.791">
                <text:p>5.791</text:p>
              </table:table-cell>
              <table:table-cell office:value-type="float" office:value="403.7">
                <text:p>403.7</text:p>
              </table:table-cell>
              <table:table-cell office:value-type="float" office:value="276.4">
                <text:p>276.4</text:p>
              </table:table-cell>
            </table:table-row>
            <table:table-row>
              <table:table-cell office:value-type="string">
                <text:p>AaruNative</text:p>
                <draw:g>
                  <svg:desc>'Decompression (arm64)'.A4:'Decompression (arm64)'.A4</svg:desc>
                </draw:g>
              </table:table-cell>
              <table:table-cell office:value-type="float" office:value="239.1">
                <text:p>239.1</text:p>
                <draw:g>
                  <svg:desc>'Decompression (arm64)'.B4:'Decompression (arm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127">
                <text:p>1.127</text:p>
              </table:table-cell>
              <table:table-cell office:value-type="float" office:value="252.3">
                <text:p>252.3</text:p>
              </table:table-cell>
              <table:table-cell office:value-type="float" office:value="170.7">
                <text:p>170.7</text:p>
              </table:table-cell>
              <table:table-cell office:value-type="float" office:value="NaN">
                <text:p>NaN</text:p>
              </table:table-cell>
              <table:table-cell office:value-type="float" office:value="158.9">
                <text:p>158.9</text:p>
              </table:table-cell>
              <table:table-cell office:value-type="float" office:value="147.2">
                <text:p>147.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04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353cm" svg:y="4.403cm" style:legend-expansion="high" chart:style-name="ch2"/>
        <chart:plot-area chart:style-name="ch3" table:cell-range-address="'Decompression (arm64)'.A9:'Decompression (arm64)'.I11" chart:data-source-has-labels="both" svg:x="0.402cm" svg:y="0.195cm" svg:width="16.578cm" svg:height="9.623cm">
          <chart:coordinate-region svg:x="2.182cm" svg:y="0.396cm" svg:width="14.798cm" svg:height="7.391cm"/>
          <chart:axis chart:dimension="x" chart:name="primary-x" chart:style-name="ch4" chartooo:axis-type="auto">
            <chartooo:date-scale/>
            <chart:categories table:cell-range-address="'Decompression (arm64)'.B9:'Decompression (arm64)'.I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ecompression (arm64)'.B10:'Decompression (arm64)'.I10" chart:label-cell-address="'Decompression (arm64)'.A10:'Decompression (arm64)'.A10" chart:class="chart:bar">
            <chart:data-point chart:repeated="8"/>
          </chart:series>
          <chart:series chart:style-name="ch9" chart:values-cell-range-address="'Decompression (arm64)'.B11:'Decompression (arm64)'.I11" chart:label-cell-address="'Decompression (arm64)'.A11:'Decompression (arm64)'.A1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 (arm64)'.B9:'Decompression (arm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 (arm64)'.A10:'Decompression (arm64)'.A10</svg:desc>
                </draw:g>
              </table:table-cell>
              <table:table-cell office:value-type="float" office:value="1.46442687747036">
                <text:p>1.46442687747036</text:p>
                <draw:g>
                  <svg:desc>'Decompression (arm64)'.B10:'Decompression (arm64)'.I10</svg:desc>
                </draw:g>
              </table:table-cell>
              <table:table-cell office:value-type="float" office:value="1.0005977286312">
                <text:p>1.0005977286312</text:p>
              </table:table-cell>
              <table:table-cell office:value-type="float" office:value="11.1282926829268">
                <text:p>11.1282926829268</text:p>
              </table:table-cell>
              <table:table-cell office:value-type="float" office:value="2.00030266343826">
                <text:p>2.00030266343826</text:p>
              </table:table-cell>
              <table:table-cell office:value-type="float" office:value="1">
                <text:p>1</text:p>
              </table:table-cell>
              <table:table-cell office:value-type="float" office:value="2.59747884648593">
                <text:p>2.597478846485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Decompression (arm64)'.A11:'Decompression (arm64)'.A11</svg:desc>
                </draw:g>
              </table:table-cell>
              <table:table-cell office:value-type="float" office:value="1.5495608531995">
                <text:p>1.5495608531995</text:p>
                <draw:g>
                  <svg:desc>'Decompression (arm64)'.B11:'Decompression (arm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0.2422360248447">
                <text:p>20.2422360248447</text:p>
              </table:table-cell>
              <table:table-cell office:value-type="float" office:value="2.61950059453032">
                <text:p>2.61950059453032</text:p>
              </table:table-cell>
              <table:table-cell office:value-type="float" office:value="1.5418863503222">
                <text:p>1.5418863503222</text:p>
              </table:table-cell>
              <table:table-cell office:value-type="float" office:value="NaN">
                <text:p>NaN</text:p>
              </table:table-cell>
              <table:table-cell office:value-type="float" office:value="2.54059156702329">
                <text:p>2.54059156702329</text:p>
              </table:table-cell>
              <table:table-cell office:value-type="float" office:value="1.87771739130435">
                <text:p>1.8777173913043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921cm" svg:y="6.188cm" style:legend-expansion="high" chart:style-name="ch2"/>
        <chart:plot-area chart:style-name="ch3" table:cell-range-address="'Compression (x64)'.A1:'Compression (x64)'.F6" chart:data-source-has-labels="both" svg:x="1.589cm" svg:y="0.299cm" svg:width="23.761cm" svg:height="14.384cm">
          <chart:coordinate-region svg:x="2.593cm" svg:y="0.5cm" svg:width="22.757cm" svg:height="13.533cm"/>
          <chart:axis chart:dimension="x" chart:name="primary-x" chart:style-name="ch4" chartooo:axis-type="auto">
            <chartooo:date-scale/>
            <chart:categories table:cell-range-address="'Compression (x64)'.B1:'Compression (x64)'.F1"/>
          </chart:axis>
          <chart:axis chart:dimension="y" chart:name="primary-y" chart:style-name="ch5">
            <chart:title svg:x="0.451cm" svg:y="7.772cm" chart:style-name="ch6">
              <text:p>ms</text:p>
            </chart:title>
          </chart:axis>
          <chart:series chart:style-name="ch7" chart:values-cell-range-address="'Compression (x64)'.B2:'Compression (x64)'.F2" chart:label-cell-address="'Compression (x64)'.A2:'Compression (x64)'.A2" chart:class="chart:bar">
            <chart:data-point chart:repeated="5"/>
          </chart:series>
          <chart:series chart:style-name="ch8" chart:values-cell-range-address="'Compression (x64)'.B3:'Compression (x64)'.F3" chart:label-cell-address="'Compression (x64)'.A3:'Compression (x64)'.A3" chart:class="chart:bar">
            <chart:data-point chart:repeated="5"/>
          </chart:series>
          <chart:series chart:style-name="ch9" chart:values-cell-range-address="'Compression (x64)'.B4:'Compression (x64)'.F4" chart:label-cell-address="'Compression (x64)'.A4:'Compression (x64)'.A4" chart:class="chart:bar">
            <chart:data-point chart:repeated="5"/>
          </chart:series>
          <chart:series chart:style-name="ch10" chart:values-cell-range-address="'Compression (x64)'.B5:'Compression (x64)'.F5" chart:label-cell-address="'Compression (x64)'.A5:'Compression (x64)'.A5" chart:class="chart:bar">
            <chart:data-point chart:repeated="5"/>
          </chart:series>
          <chart:series chart:style-name="ch11" chart:values-cell-range-address="'Compression (x64)'.B6:'Compression (x64)'.F6" chart:label-cell-address="'Compression (x64)'.A6:'Compression (x64)'.A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 (x64)'.B1:'Compression (x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x64)'.A2:'Compression (x64)'.A2</svg:desc>
                </draw:g>
              </table:table-cell>
              <table:table-cell office:value-type="float" office:value="668.5">
                <text:p>668.5</text:p>
                <draw:g>
                  <svg:desc>'Compression (x64)'.B2:'Compression (x64)'.F2</svg:desc>
                </draw:g>
              </table:table-cell>
              <table:table-cell office:value-type="float" office:value="1505">
                <text:p>1505</text:p>
              </table:table-cell>
              <table:table-cell office:value-type="float" office:value="1487.7">
                <text:p>1487.7</text:p>
              </table:table-cell>
              <table:table-cell office:value-type="float" office:value="7885">
                <text:p>7885</text:p>
              </table:table-cell>
              <table:table-cell office:value-type="float" office:value="356.2">
                <text:p>356.2</text:p>
              </table:table-cell>
            </table:table-row>
            <table:table-row>
              <table:table-cell office:value-type="string">
                <text:p>Aaru</text:p>
                <draw:g>
                  <svg:desc>'Compression (x64)'.A3:'Compression (x64)'.A3</svg:desc>
                </draw:g>
              </table:table-cell>
              <table:table-cell office:value-type="float" office:value="405.2">
                <text:p>405.2</text:p>
                <draw:g>
                  <svg:desc>'Compression (x64)'.B3:'Compression (x64)'.F3</svg:desc>
                </draw:g>
              </table:table-cell>
              <table:table-cell office:value-type="float" office:value="1213">
                <text:p>1213</text:p>
              </table:table-cell>
              <table:table-cell office:value-type="float" office:value="201.2">
                <text:p>201.2</text:p>
              </table:table-cell>
              <table:table-cell office:value-type="float" office:value="7681">
                <text:p>7681</text:p>
              </table:table-cell>
              <table:table-cell office:value-type="float" office:value="350.5">
                <text:p>350.5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4:'Compression (x64)'.A4</svg:desc>
                </draw:g>
              </table:table-cell>
              <table:table-cell office:value-type="float" office:value="175.6">
                <text:p>175.6</text:p>
                <draw:g>
                  <svg:desc>'Compression (x64)'.B4:'Compression (x64)'.F4</svg:desc>
                </draw:g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2971">
                <text:p>2971</text:p>
              </table:table-cell>
              <table:table-cell office:value-type="float" office:value="155.8">
                <text:p>155.8</text:p>
              </table:table-cell>
            </table:table-row>
            <table:table-row>
              <table:table-cell office:value-type="string">
                <text:p>.NET 7</text:p>
                <draw:g>
                  <svg:desc>'Compression (x64)'.A5:'Compression (x64)'.A5</svg:desc>
                </draw:g>
              </table:table-cell>
              <table:table-cell office:value-type="float" office:value="320.1">
                <text:p>320.1</text:p>
                <draw:g>
                  <svg:desc>'Compression (x64)'.B5:'Compression (x64)'.F5</svg:desc>
                </draw:g>
              </table:table-cell>
              <table:table-cell office:value-type="float" office:value="1242">
                <text:p>1242</text:p>
              </table:table-cell>
              <table:table-cell office:value-type="float" office:value="231.7">
                <text:p>231.7</text:p>
              </table:table-cell>
              <table:table-cell office:value-type="float" office:value="6834">
                <text:p>6834</text:p>
              </table:table-cell>
              <table:table-cell office:value-type="float" office:value="367.6">
                <text:p>367.6</text:p>
              </table:table-cell>
            </table:table-row>
            <table:table-row>
              <table:table-cell office:value-type="string">
                <text:p>.NET 7 AOT</text:p>
                <draw:g>
                  <svg:desc>'Compression (x64)'.A6:'Compression (x64)'.A6</svg:desc>
                </draw:g>
              </table:table-cell>
              <table:table-cell office:value-type="float" office:value="318.1">
                <text:p>318.1</text:p>
                <draw:g>
                  <svg:desc>'Compression (x64)'.B6:'Compression (x64)'.F6</svg:desc>
                </draw:g>
              </table:table-cell>
              <table:table-cell office:value-type="float" office:value="1305">
                <text:p>1305</text:p>
              </table:table-cell>
              <table:table-cell office:value-type="float" office:value="180.3">
                <text:p>180.3</text:p>
              </table:table-cell>
              <table:table-cell office:value-type="float" office:value="7028">
                <text:p>7028</text:p>
              </table:table-cell>
              <table:table-cell office:value-type="float" office:value="342">
                <text:p>34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23cm" svg:height="15.062cm" xlink:href=".." xlink:type="simple" chart:class="chart:bar" chart:style-name="ch1">
        <chart:title svg:x="10.293cm" svg:y="0.437cm" chart:style-name="ch2">
          <text:p>Checksums (x64)</text:p>
        </chart:title>
        <chart:subtitle svg:x="10.8cm" svg:y="1.531cm" chart:style-name="ch3">
          <text:p>Smaller is faster</text:p>
        </chart:subtitle>
        <chart:legend chart:legend-position="end" svg:x="21.857cm" svg:y="6.98cm" style:legend-expansion="high" chart:style-name="ch4"/>
        <chart:plot-area chart:style-name="ch5" table:cell-range-address="Sheet17.A14:Sheet17.H16" chart:data-source-has-labels="both" svg:x="1.506cm" svg:y="2.465cm" svg:width="19.863cm" svg:height="12.296cm">
          <chart:coordinate-region svg:x="2.51cm" svg:y="2.667cm" svg:width="18.859cm" svg:height="11.444cm"/>
          <chart:axis chart:dimension="x" chart:name="primary-x" chart:style-name="ch6" chartooo:axis-type="auto">
            <chartooo:date-scale/>
            <chart:categories table:cell-range-address="Sheet17.B14:Sheet17.H14"/>
          </chart:axis>
          <chart:axis chart:dimension="y" chart:name="primary-y" chart:style-name="ch7">
            <chart:title svg:x="0.451cm" svg:y="8.847cm" chart:style-name="ch8">
              <text:p>μs</text:p>
            </chart:title>
            <chart:grid chart:style-name="ch9" chart:class="major"/>
          </chart:axis>
          <chart:series chart:style-name="ch10" chart:values-cell-range-address="Sheet17.B15:Sheet17.H15" chart:label-cell-address="Sheet17.A15:Sheet17.A15" chart:class="chart:bar">
            <chart:data-point chart:repeated="7"/>
          </chart:series>
          <chart:series chart:style-name="ch11" chart:values-cell-range-address="Sheet17.B16:Sheet17.H16" chart:label-cell-address="Sheet17.A16:Sheet17.A16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Sheet17.B14:Sheet17.H14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Sheet17.A15:Sheet17.A15</svg:desc>
                </draw:g>
              </table:table-cell>
              <table:table-cell office:value-type="float" office:value="5207.1">
                <text:p>5207.1</text:p>
                <draw:g>
                  <svg:desc>Sheet17.B15:Sheet17.H15</svg:desc>
                </draw:g>
              </table:table-cell>
              <table:table-cell office:value-type="float" office:value="4651.7">
                <text:p>4651.7</text:p>
              </table:table-cell>
              <table:table-cell office:value-type="float" office:value="4848.5">
                <text:p>4848.5</text:p>
              </table:table-cell>
              <table:table-cell office:value-type="float" office:value="2818.6">
                <text:p>2818.6</text:p>
              </table:table-cell>
              <table:table-cell office:value-type="float" office:value="2560.1">
                <text:p>2560.1</text:p>
              </table:table-cell>
              <table:table-cell office:value-type="float" office:value="5237.1">
                <text:p>5237.1</text:p>
              </table:table-cell>
              <table:table-cell office:value-type="float" office:value="5293.7">
                <text:p>5293.7</text:p>
              </table:table-cell>
            </table:table-row>
            <table:table-row>
              <table:table-cell office:value-type="string">
                <text:p>Aaru Native</text:p>
                <draw:g>
                  <svg:desc>Sheet17.A16:Sheet17.A16</svg:desc>
                </draw:g>
              </table:table-cell>
              <table:table-cell office:value-type="float" office:value="529.9">
                <text:p>529.9</text:p>
                <draw:g>
                  <svg:desc>Sheet17.B16:Sheet17.H16</svg:desc>
                </draw:g>
              </table:table-cell>
              <table:table-cell office:value-type="float" office:value="967.9">
                <text:p>967.9</text:p>
              </table:table-cell>
              <table:table-cell office:value-type="float" office:value="854.9">
                <text:p>854.9</text:p>
              </table:table-cell>
              <table:table-cell office:value-type="float" office:value="575.6">
                <text:p>575.6</text:p>
              </table:table-cell>
              <table:table-cell office:value-type="float" office:value="626.7">
                <text:p>626.7</text:p>
              </table:table-cell>
              <table:table-cell office:value-type="float" office:value="858.2">
                <text:p>858.2</text:p>
              </table:table-cell>
              <table:table-cell office:value-type="float" office:value="792.1">
                <text:p>79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04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7.193cm" svg:y="4.486cm" style:legend-expansion="high" chart:style-name="ch2"/>
        <chart:plot-area chart:style-name="ch3" table:cell-range-address="'Compression (x64)'.A9:'Compression (x64)'.F13" chart:data-source-has-labels="both" svg:x="0.59cm" svg:y="0.218cm" svg:width="16.414cm" svg:height="9.228cm">
          <chart:coordinate-region svg:x="2.182cm" svg:y="0.419cm" svg:width="14.822cm" svg:height="8.377cm"/>
          <chart:axis chart:dimension="x" chart:name="primary-x" chart:style-name="ch4" chartooo:axis-type="auto">
            <chartooo:date-scale/>
            <chart:categories table:cell-range-address="'Compression (x64)'.B9:'Compression (x64)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x64)'.B10:'Compression (x64)'.F10" chart:label-cell-address="'Compression (x64)'.A10:'Compression (x64)'.A10" chart:class="chart:bar">
            <chart:data-point chart:repeated="5"/>
          </chart:series>
          <chart:series chart:style-name="ch8" chart:values-cell-range-address="'Compression (x64)'.B11:'Compression (x64)'.F11" chart:label-cell-address="'Compression (x64)'.A11:'Compression (x64)'.A11" chart:class="chart:bar">
            <chart:data-point chart:repeated="5"/>
          </chart:series>
          <chart:series chart:style-name="ch9" chart:values-cell-range-address="'Compression (x64)'.B12:'Compression (x64)'.F12" chart:label-cell-address="'Compression (x64)'.A12:'Compression (x64)'.A12" chart:class="chart:bar">
            <chart:data-point chart:repeated="5"/>
          </chart:series>
          <chart:series chart:style-name="ch10" chart:values-cell-range-address="'Compression (x64)'.B13:'Compression (x64)'.F13" chart:label-cell-address="'Compression (x64)'.A13:'Compression (x64)'.A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 (x64)'.B9:'Compression (x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x64)'.A10:'Compression (x64)'.A10</svg:desc>
                </draw:g>
              </table:table-cell>
              <table:table-cell office:value-type="float" office:value="1.64980256663376">
                <text:p>1.64980256663376</text:p>
                <draw:g>
                  <svg:desc>'Compression (x64)'.B10:'Compression (x64)'.F10</svg:desc>
                </draw:g>
              </table:table-cell>
              <table:table-cell office:value-type="float" office:value="1.24072547403133">
                <text:p>1.24072547403133</text:p>
              </table:table-cell>
              <table:table-cell office:value-type="float" office:value="7.3941351888668">
                <text:p>7.3941351888668</text:p>
              </table:table-cell>
              <table:table-cell office:value-type="float" office:value="1.02655904179143">
                <text:p>1.02655904179143</text:p>
              </table:table-cell>
              <table:table-cell office:value-type="float" office:value="1.01626248216833">
                <text:p>1.01626248216833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11:'Compression (x64)'.A11</svg:desc>
                </draw:g>
              </table:table-cell>
              <table:table-cell office:value-type="float" office:value="3.80694760820046">
                <text:p>3.80694760820046</text:p>
                <draw:g>
                  <svg:desc>'Compression (x64)'.B11:'Compression (x64)'.F11</svg:desc>
                </draw:g>
              </table:table-cell>
              <table:table-cell office:value-type="float" office:value="1.9147582697201">
                <text:p>1.9147582697201</text:p>
              </table:table-cell>
              <table:table-cell office:value-type="float" office:value="NaN">
                <text:p>NaN</text:p>
              </table:table-cell>
              <table:table-cell office:value-type="float" office:value="2.65398855604174">
                <text:p>2.65398855604174</text:p>
              </table:table-cell>
              <table:table-cell office:value-type="float" office:value="2.28626444159178">
                <text:p>2.28626444159178</text:p>
              </table:table-cell>
            </table:table-row>
            <table:table-row>
              <table:table-cell office:value-type="string">
                <text:p>.NET 7</text:p>
                <draw:g>
                  <svg:desc>'Compression (x64)'.A12:'Compression (x64)'.A12</svg:desc>
                </draw:g>
              </table:table-cell>
              <table:table-cell office:value-type="float" office:value="2.08840987191503">
                <text:p>2.08840987191503</text:p>
                <draw:g>
                  <svg:desc>'Compression (x64)'.B12:'Compression (x64)'.F12</svg:desc>
                </draw:g>
              </table:table-cell>
              <table:table-cell office:value-type="float" office:value="1.21175523349436">
                <text:p>1.21175523349436</text:p>
              </table:table-cell>
              <table:table-cell office:value-type="float" office:value="6.42080276219249">
                <text:p>6.42080276219249</text:p>
              </table:table-cell>
              <table:table-cell office:value-type="float" office:value="1.15378987415862">
                <text:p>1.15378987415862</text:p>
              </table:table-cell>
              <table:table-cell office:value-type="float" office:value="0.9689880304679">
                <text:p>0.9689880304679</text:p>
              </table:table-cell>
            </table:table-row>
            <table:table-row>
              <table:table-cell office:value-type="string">
                <text:p>.NET 7 AOT</text:p>
                <draw:g>
                  <svg:desc>'Compression (x64)'.A13:'Compression (x64)'.A13</svg:desc>
                </draw:g>
              </table:table-cell>
              <table:table-cell office:value-type="float" office:value="2.10154039610185">
                <text:p>2.10154039610185</text:p>
                <draw:g>
                  <svg:desc>'Compression (x64)'.B13:'Compression (x64)'.F13</svg:desc>
                </draw:g>
              </table:table-cell>
              <table:table-cell office:value-type="float" office:value="1.15325670498084">
                <text:p>1.15325670498084</text:p>
              </table:table-cell>
              <table:table-cell office:value-type="float" office:value="8.25124792013311">
                <text:p>8.25124792013311</text:p>
              </table:table-cell>
              <table:table-cell office:value-type="float" office:value="1.12194080819579">
                <text:p>1.12194080819579</text:p>
              </table:table-cell>
              <table:table-cell office:value-type="float" office:value="1.04152046783626">
                <text:p>1.0415204678362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664cm" svg:height="14.982cm" xlink:href=".." xlink:type="simple" chart:class="chart:bar" chart:style-name="ch1">
        <chart:legend chart:legend-position="end" svg:x="26.192cm" svg:y="6.689cm" style:legend-expansion="high" chart:style-name="ch2"/>
        <chart:plot-area chart:style-name="ch3" table:cell-range-address="'Compression (arm)'.A1:'Compression (arm)'.F4" chart:data-source-has-labels="both" svg:x="1.591cm" svg:y="0.299cm" svg:width="24.028cm" svg:height="14.384cm">
          <chart:coordinate-region svg:x="2.783cm" svg:y="0.5cm" svg:width="22.836cm" svg:height="13.533cm"/>
          <chart:axis chart:dimension="x" chart:name="primary-x" chart:style-name="ch4" chartooo:axis-type="auto">
            <chartooo:date-scale/>
            <chart:categories table:cell-range-address="'Compression (arm)'.B1:'Compression (arm)'.F1"/>
          </chart:axis>
          <chart:axis chart:dimension="y" chart:name="primary-y" chart:style-name="ch5">
            <chart:title svg:x="0.451cm" svg:y="7.772cm" chart:style-name="ch6">
              <text:p>ms</text:p>
            </chart:title>
          </chart:axis>
          <chart:series chart:style-name="ch7" chart:values-cell-range-address="'Compression (arm)'.B2:'Compression (arm)'.F2" chart:label-cell-address="'Compression (arm)'.A2:'Compression (arm)'.A2" chart:class="chart:bar">
            <chart:data-point chart:repeated="5"/>
          </chart:series>
          <chart:series chart:style-name="ch8" chart:values-cell-range-address="'Compression (arm)'.B3:'Compression (arm)'.F3" chart:label-cell-address="'Compression (arm)'.A3:'Compression (arm)'.A3" chart:class="chart:bar">
            <chart:data-point chart:repeated="5"/>
          </chart:series>
          <chart:series chart:style-name="ch9" chart:values-cell-range-address="'Compression (arm)'.B4:'Compression (arm)'.F4" chart:label-cell-address="'Compression (arm)'.A4:'Compression (arm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 (arm)'.B1:'Compression (arm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arm)'.A2:'Compression (arm)'.A2</svg:desc>
                </draw:g>
              </table:table-cell>
              <table:table-cell office:value-type="float" office:value="6011">
                <text:p>6011</text:p>
                <draw:g>
                  <svg:desc>'Compression (arm)'.B2:'Compression (arm)'.F2</svg:desc>
                </draw:g>
              </table:table-cell>
              <table:table-cell office:value-type="float" office:value="7586">
                <text:p>7586</text:p>
              </table:table-cell>
              <table:table-cell office:value-type="float" office:value="6689.5">
                <text:p>6689.5</text:p>
              </table:table-cell>
              <table:table-cell office:value-type="float" office:value="51450">
                <text:p>514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Aaru</text:p>
                <draw:g>
                  <svg:desc>'Compression (arm)'.A3:'Compression (arm)'.A3</svg:desc>
                </draw:g>
              </table:table-cell>
              <table:table-cell office:value-type="float" office:value="1933">
                <text:p>1933</text:p>
                <draw:g>
                  <svg:desc>'Compression (arm)'.B3:'Compression (arm)'.F3</svg:desc>
                </draw:g>
              </table:table-cell>
              <table:table-cell office:value-type="float" office:value="7586">
                <text:p>7586</text:p>
              </table:table-cell>
              <table:table-cell office:value-type="float" office:value="914.5">
                <text:p>914.5</text:p>
              </table:table-cell>
              <table:table-cell office:value-type="float" office:value="51450">
                <text:p>514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AaruNative</text:p>
                <draw:g>
                  <svg:desc>'Compression (arm)'.A4:'Compression (arm)'.A4</svg:desc>
                </draw:g>
              </table:table-cell>
              <table:table-cell office:value-type="float" office:value="1024">
                <text:p>1024</text:p>
                <draw:g>
                  <svg:desc>'Compression (arm)'.B4:'Compression (arm)'.F4</svg:desc>
                </draw:g>
              </table:table-cell>
              <table:table-cell office:value-type="float" office:value="4006">
                <text:p>4006</text:p>
              </table:table-cell>
              <table:table-cell office:value-type="float" office:value="NaN">
                <text:p>NaN</text:p>
              </table:table-cell>
              <table:table-cell office:value-type="float" office:value="16920">
                <text:p>16920</text:p>
              </table:table-cell>
              <table:table-cell office:value-type="float" office:value="2113">
                <text:p>211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04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353cm" svg:y="4.403cm" style:legend-expansion="high" chart:style-name="ch2"/>
        <chart:plot-area chart:style-name="ch3" table:cell-range-address="'Compression (arm)'.A9:'Compression (arm)'.F11" chart:data-source-has-labels="both" svg:x="0.403cm" svg:y="0.193cm" svg:width="16.574cm" svg:height="9.277cm">
          <chart:coordinate-region svg:x="1.995cm" svg:y="0.394cm" svg:width="14.982cm" svg:height="8.426cm"/>
          <chart:axis chart:dimension="x" chart:name="primary-x" chart:style-name="ch4" chartooo:axis-type="auto">
            <chartooo:date-scale/>
            <chart:categories table:cell-range-address="'Compression (arm)'.B9:'Compression (arm)'.F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ompression (arm)'.B10:'Compression (arm)'.F10" chart:label-cell-address="'Compression (arm)'.A10:'Compression (arm)'.A10" chart:class="chart:bar">
            <chart:data-point chart:repeated="5"/>
          </chart:series>
          <chart:series chart:style-name="ch9" chart:values-cell-range-address="'Compression (arm)'.B11:'Compression (arm)'.F11" chart:label-cell-address="'Compression (arm)'.A11:'Compression (arm)'.A1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 (arm)'.B9:'Compression (arm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arm)'.A10:'Compression (arm)'.A10</svg:desc>
                </draw:g>
              </table:table-cell>
              <table:table-cell office:value-type="float" office:value="3.10967408173823">
                <text:p>3.10967408173823</text:p>
                <draw:g>
                  <svg:desc>'Compression (arm)'.B10:'Compression (arm)'.F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31492618917441">
                <text:p>7.314926189174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 (arm)'.A11:'Compression (arm)'.A11</svg:desc>
                </draw:g>
              </table:table-cell>
              <table:table-cell office:value-type="float" office:value="5.8701171875">
                <text:p>5.8701171875</text:p>
                <draw:g>
                  <svg:desc>'Compression (arm)'.B11:'Compression (arm)'.F11</svg:desc>
                </draw:g>
              </table:table-cell>
              <table:table-cell office:value-type="float" office:value="1.8936595107339">
                <text:p>1.8936595107339</text:p>
              </table:table-cell>
              <table:table-cell office:value-type="float" office:value="NaN">
                <text:p>NaN</text:p>
              </table:table-cell>
              <table:table-cell office:value-type="float" office:value="3.04078014184397">
                <text:p>3.04078014184397</text:p>
              </table:table-cell>
              <table:table-cell office:value-type="float" office:value="1.78892569805963">
                <text:p>1.7889256980596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691cm" svg:height="14.982cm" xlink:href=".." xlink:type="simple" chart:class="chart:bar" chart:style-name="ch1">
        <chart:legend chart:legend-position="end" svg:x="26.219cm" svg:y="6.689cm" style:legend-expansion="high" chart:style-name="ch2"/>
        <chart:plot-area chart:style-name="ch3" table:cell-range-address="'Compression (arm64)'.A1:'Compression (arm64)'.F4" chart:data-source-has-labels="both" svg:x="1.591cm" svg:y="0.299cm" svg:width="24.055cm" svg:height="14.384cm">
          <chart:coordinate-region svg:x="2.783cm" svg:y="0.5cm" svg:width="22.863cm" svg:height="13.533cm"/>
          <chart:axis chart:dimension="x" chart:name="primary-x" chart:style-name="ch4" chartooo:axis-type="auto">
            <chartooo:date-scale/>
            <chart:categories table:cell-range-address="'Compression (arm64)'.B1:'Compression (arm64)'.F1"/>
          </chart:axis>
          <chart:axis chart:dimension="y" chart:name="primary-y" chart:style-name="ch5">
            <chart:title svg:x="0.451cm" svg:y="7.772cm" chart:style-name="ch6">
              <text:p>ms</text:p>
            </chart:title>
          </chart:axis>
          <chart:series chart:style-name="ch7" chart:values-cell-range-address="'Compression (arm64)'.B2:'Compression (arm64)'.F2" chart:label-cell-address="'Compression (arm64)'.A2:'Compression (arm64)'.A2" chart:class="chart:bar">
            <chart:data-point chart:repeated="5"/>
          </chart:series>
          <chart:series chart:style-name="ch8" chart:values-cell-range-address="'Compression (arm64)'.B3:'Compression (arm64)'.F3" chart:label-cell-address="'Compression (arm64)'.A3:'Compression (arm64)'.A3" chart:class="chart:bar">
            <chart:data-point chart:repeated="5"/>
          </chart:series>
          <chart:series chart:style-name="ch9" chart:values-cell-range-address="'Compression (arm64)'.B4:'Compression (arm64)'.F4" chart:label-cell-address="'Compression (arm64)'.A4:'Compression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 (arm64)'.B1:'Compression (arm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arm64)'.A2:'Compression (arm64)'.A2</svg:desc>
                </draw:g>
              </table:table-cell>
              <table:table-cell office:value-type="float" office:value="6689.1">
                <text:p>6689.1</text:p>
                <draw:g>
                  <svg:desc>'Compression (arm64)'.B2:'Compression (arm64)'.F2</svg:desc>
                </draw:g>
              </table:table-cell>
              <table:table-cell office:value-type="float" office:value="6438">
                <text:p>6438</text:p>
              </table:table-cell>
              <table:table-cell office:value-type="float" office:value="6411.7">
                <text:p>6411.7</text:p>
              </table:table-cell>
              <table:table-cell office:value-type="float" office:value="45640">
                <text:p>4564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Aaru</text:p>
                <draw:g>
                  <svg:desc>'Compression (arm64)'.A3:'Compression (arm64)'.A3</svg:desc>
                </draw:g>
              </table:table-cell>
              <table:table-cell office:value-type="float" office:value="1883.3">
                <text:p>1883.3</text:p>
                <draw:g>
                  <svg:desc>'Compression (arm64)'.B3:'Compression (arm64)'.F3</svg:desc>
                </draw:g>
              </table:table-cell>
              <table:table-cell office:value-type="float" office:value="6438">
                <text:p>6438</text:p>
              </table:table-cell>
              <table:table-cell office:value-type="float" office:value="815.7">
                <text:p>815.7</text:p>
              </table:table-cell>
              <table:table-cell office:value-type="float" office:value="45640">
                <text:p>4564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AaruNative</text:p>
                <draw:g>
                  <svg:desc>'Compression (arm64)'.A4:'Compression (arm64)'.A4</svg:desc>
                </draw:g>
              </table:table-cell>
              <table:table-cell office:value-type="float" office:value="983.8">
                <text:p>983.8</text:p>
                <draw:g>
                  <svg:desc>'Compression (arm64)'.B4:'Compression (arm64)'.F4</svg:desc>
                </draw:g>
              </table:table-cell>
              <table:table-cell office:value-type="float" office:value="3634">
                <text:p>3634</text:p>
              </table:table-cell>
              <table:table-cell office:value-type="float" office:value="NaN">
                <text:p>NaN</text:p>
              </table:table-cell>
              <table:table-cell office:value-type="float" office:value="15350">
                <text:p>15350</text:p>
              </table:table-cell>
              <table:table-cell office:value-type="float" office:value="266.7">
                <text:p>266.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04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353cm" svg:y="4.403cm" style:legend-expansion="high" chart:style-name="ch2"/>
        <chart:plot-area chart:style-name="ch3" table:cell-range-address="'Compression (arm64)'.A9:'Compression (arm64)'.F11" chart:data-source-has-labels="both" svg:x="0.59cm" svg:y="0.195cm" svg:width="16.39cm" svg:height="8.242cm">
          <chart:coordinate-region svg:x="2.182cm" svg:y="0.396cm" svg:width="14.798cm" svg:height="7.391cm"/>
          <chart:axis chart:dimension="x" chart:name="primary-x" chart:style-name="ch4" chartooo:axis-type="auto">
            <chartooo:date-scale/>
            <chart:categories table:cell-range-address="'Compression (arm64)'.B9:'Compression (arm64)'.F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ompression (arm64)'.B10:'Compression (arm64)'.F10" chart:label-cell-address="'Compression (arm64)'.A10:'Compression (arm64)'.A10" chart:class="chart:bar">
            <chart:data-point chart:repeated="5"/>
          </chart:series>
          <chart:series chart:style-name="ch9" chart:values-cell-range-address="'Compression (arm64)'.B11:'Compression (arm64)'.F11" chart:label-cell-address="'Compression (arm64)'.A11:'Compression (arm64)'.A1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 (arm64)'.B9:'Compression (arm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arm64)'.A10:'Compression (arm64)'.A10</svg:desc>
                </draw:g>
              </table:table-cell>
              <table:table-cell office:value-type="float" office:value="3.55179737694473">
                <text:p>3.55179737694473</text:p>
                <draw:g>
                  <svg:desc>'Compression (arm64)'.B10:'Compression (arm64)'.F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86036533039107">
                <text:p>7.860365330391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 (arm64)'.A11:'Compression (arm64)'.A11</svg:desc>
                </draw:g>
              </table:table-cell>
              <table:table-cell office:value-type="float" office:value="6.79924781459646">
                <text:p>6.79924781459646</text:p>
                <draw:g>
                  <svg:desc>'Compression (arm64)'.B11:'Compression (arm64)'.F11</svg:desc>
                </draw:g>
              </table:table-cell>
              <table:table-cell office:value-type="float" office:value="1.77160154100165">
                <text:p>1.77160154100165</text:p>
              </table:table-cell>
              <table:table-cell office:value-type="float" office:value="NaN">
                <text:p>NaN</text:p>
              </table:table-cell>
              <table:table-cell office:value-type="float" office:value="2.97328990228013">
                <text:p>2.97328990228013</text:p>
              </table:table-cell>
              <table:table-cell office:value-type="float" office:value="7.51031121109861">
                <text:p>7.5103112110986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18cm" svg:y="5.938cm" style:legend-expansion="high" chart:style-name="ch2"/>
        <chart:plot-area chart:style-name="ch3" table:cell-range-address="'Checksums (x64)'.A1:'Checksums (x64)'.H7" chart:data-source-has-labels="both" svg:x="1.634cm" svg:y="0.299cm" svg:width="25.93cm" svg:height="14.384cm">
          <chart:coordinate-region svg:x="2.638cm" svg:y="0.5cm" svg:width="24.926cm" svg:height="13.533cm"/>
          <chart:axis chart:dimension="x" chart:name="primary-x" chart:style-name="ch4" chartooo:axis-type="auto">
            <chartooo:date-scale/>
            <chart:categories table:cell-range-address="'Checksums (x64)'.B1:'Checksums (x64)'.H1"/>
          </chart:axis>
          <chart:axis chart:dimension="y" chart:name="primary-y" chart:style-name="ch5">
            <chart:title svg:x="0.451cm" svg:y="7.725cm" chart:style-name="ch6">
              <text:p>μs</text:p>
            </chart:title>
          </chart:axis>
          <chart:series chart:style-name="ch7" chart:values-cell-range-address="'Checksums (x64)'.B2:'Checksums (x64)'.H2" chart:label-cell-address="'Checksums (x64)'.A2:'Checksums (x64)'.A2" chart:class="chart:bar">
            <chart:data-point chart:repeated="7"/>
          </chart:series>
          <chart:series chart:style-name="ch8" chart:values-cell-range-address="'Checksums (x64)'.B3:'Checksums (x64)'.H3" chart:label-cell-address="'Checksums (x64)'.A3:'Checksums (x64)'.A3" chart:class="chart:bar">
            <chart:data-point chart:repeated="7"/>
          </chart:series>
          <chart:series chart:style-name="ch9" chart:values-cell-range-address="'Checksums (x64)'.B4:'Checksums (x64)'.H4" chart:label-cell-address="'Checksums (x64)'.A4:'Checksums (x64)'.A4" chart:class="chart:bar">
            <chart:data-point chart:repeated="7"/>
          </chart:series>
          <chart:series chart:style-name="ch10" chart:values-cell-range-address="'Checksums (x64)'.B5:'Checksums (x64)'.H5" chart:label-cell-address="'Checksums (x64)'.A5:'Checksums (x64)'.A5" chart:class="chart:bar">
            <chart:data-point chart:repeated="7"/>
          </chart:series>
          <chart:series chart:style-name="ch11" chart:values-cell-range-address="'Checksums (x64)'.B6:'Checksums (x64)'.H6" chart:label-cell-address="'Checksums (x64)'.A6:'Checksums (x64)'.A6" chart:class="chart:bar">
            <chart:data-point chart:repeated="7"/>
          </chart:series>
          <chart:series chart:style-name="ch12" chart:values-cell-range-address="'Checksums (x64)'.B7:'Checksums (x64)'.H7" chart:label-cell-address="'Checksums (x64)'.A7:'Checksums (x64)'.A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x64)'.B1:'Checksums (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x64)'.A2:'Checksums (x64)'.A2</svg:desc>
                </draw:g>
              </table:table-cell>
              <table:table-cell office:value-type="float" office:value="5005.8">
                <text:p>5005.8</text:p>
                <draw:g>
                  <svg:desc>'Checksums (x64)'.B2:'Checksums (x64)'.H2</svg:desc>
                </draw:g>
              </table:table-cell>
              <table:table-cell office:value-type="float" office:value="4522.2">
                <text:p>4522.2</text:p>
              </table:table-cell>
              <table:table-cell office:value-type="float" office:value="4542.2">
                <text:p>4542.2</text:p>
              </table:table-cell>
              <table:table-cell office:value-type="float" office:value="2812.1">
                <text:p>2812.1</text:p>
              </table:table-cell>
              <table:table-cell office:value-type="float" office:value="3211.2">
                <text:p>3211.2</text:p>
              </table:table-cell>
              <table:table-cell office:value-type="float" office:value="4981.9">
                <text:p>4981.9</text:p>
              </table:table-cell>
              <table:table-cell office:value-type="float" office:value="4994.7">
                <text:p>4994.7</text:p>
              </table:table-cell>
            </table:table-row>
            <table:table-row>
              <table:table-cell office:value-type="string">
                <text:p>Aaru</text:p>
                <draw:g>
                  <svg:desc>'Checksums (x64)'.A3:'Checksums (x64)'.A3</svg:desc>
                </draw:g>
              </table:table-cell>
              <table:table-cell office:value-type="float" office:value="633.5">
                <text:p>633.5</text:p>
                <draw:g>
                  <svg:desc>'Checksums (x64)'.B3:'Checksums (x64)'.H3</svg:desc>
                </draw:g>
              </table:table-cell>
              <table:table-cell office:value-type="float" office:value="752.5">
                <text:p>752.5</text:p>
              </table:table-cell>
              <table:table-cell office:value-type="float" office:value="1023.7">
                <text:p>1023.7</text:p>
              </table:table-cell>
              <table:table-cell office:value-type="float" office:value="601.9">
                <text:p>601.9</text:p>
              </table:table-cell>
              <table:table-cell office:value-type="float" office:value="467.4">
                <text:p>467.4</text:p>
              </table:table-cell>
              <table:table-cell office:value-type="float" office:value="672">
                <text:p>672</text:p>
              </table:table-cell>
              <table:table-cell office:value-type="float" office:value="605.7">
                <text:p>605.7</text:p>
              </table:table-cell>
            </table:table-row>
            <table:table-row>
              <table:table-cell office:value-type="string">
                <text:p>AaruNative</text:p>
                <draw:g>
                  <svg:desc>'Checksums (x64)'.A4:'Checksums (x64)'.A4</svg:desc>
                </draw:g>
              </table:table-cell>
              <table:table-cell office:value-type="float" office:value="247.5">
                <text:p>247.5</text:p>
                <draw:g>
                  <svg:desc>'Checksums (x64)'.B4:'Checksums (x64)'.H4</svg:desc>
                </draw:g>
              </table:table-cell>
              <table:table-cell office:value-type="float" office:value="683.7">
                <text:p>683.7</text:p>
              </table:table-cell>
              <table:table-cell office:value-type="float" office:value="601.6">
                <text:p>601.6</text:p>
              </table:table-cell>
              <table:table-cell office:value-type="float" office:value="298.3">
                <text:p>298.3</text:p>
              </table:table-cell>
              <table:table-cell office:value-type="float" office:value="328.1">
                <text:p>328.1</text:p>
              </table:table-cell>
              <table:table-cell office:value-type="float" office:value="616.2">
                <text:p>616.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rhash</text:p>
                <draw:g>
                  <svg:desc>'Checksums (x64)'.A5:'Checksums (x64)'.A5</svg:desc>
                </draw:g>
              </table:table-cell>
              <table:table-cell office:value-type="float" office:value="NaN">
                <text:p>NaN</text:p>
                <draw:g>
                  <svg:desc>'Checksums (x64)'.B5:'Checksums (x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6.9">
                <text:p>67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NET 7</text:p>
                <draw:g>
                  <svg:desc>'Checksums (x64)'.A6:'Checksums (x64)'.A6</svg:desc>
                </draw:g>
              </table:table-cell>
              <table:table-cell office:value-type="float" office:value="752.8">
                <text:p>752.8</text:p>
                <draw:g>
                  <svg:desc>'Checksums (x64)'.B6:'Checksums (x64)'.H6</svg:desc>
                </draw:g>
              </table:table-cell>
              <table:table-cell office:value-type="float" office:value="690.8">
                <text:p>690.8</text:p>
              </table:table-cell>
              <table:table-cell office:value-type="float" office:value="1059.9">
                <text:p>1059.9</text:p>
              </table:table-cell>
              <table:table-cell office:value-type="float" office:value="573.7">
                <text:p>573.7</text:p>
              </table:table-cell>
              <table:table-cell office:value-type="float" office:value="489.1">
                <text:p>489.1</text:p>
              </table:table-cell>
              <table:table-cell office:value-type="float" office:value="660.7">
                <text:p>660.7</text:p>
              </table:table-cell>
              <table:table-cell office:value-type="float" office:value="561.6">
                <text:p>561.6</text:p>
              </table:table-cell>
            </table:table-row>
            <table:table-row>
              <table:table-cell office:value-type="string">
                <text:p>.NET 7 AOT</text:p>
                <draw:g>
                  <svg:desc>'Checksums (x64)'.A7:'Checksums (x64)'.A7</svg:desc>
                </draw:g>
              </table:table-cell>
              <table:table-cell office:value-type="float" office:value="595.6">
                <text:p>595.6</text:p>
                <draw:g>
                  <svg:desc>'Checksums (x64)'.B7:'Checksums (x64)'.H7</svg:desc>
                </draw:g>
              </table:table-cell>
              <table:table-cell office:value-type="float" office:value="708">
                <text:p>708</text:p>
              </table:table-cell>
              <table:table-cell office:value-type="float" office:value="915.5">
                <text:p>915.5</text:p>
              </table:table-cell>
              <table:table-cell office:value-type="float" office:value="570.4">
                <text:p>570.4</text:p>
              </table:table-cell>
              <table:table-cell office:value-type="float" office:value="498.8">
                <text:p>498.8</text:p>
              </table:table-cell>
              <table:table-cell office:value-type="float" office:value="637.5">
                <text:p>637.5</text:p>
              </table:table-cell>
              <table:table-cell office:value-type="float" office:value="542.8">
                <text:p>542.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04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4.935cm" svg:y="3.896cm" style:legend-expansion="high" chart:style-name="ch2"/>
        <chart:plot-area chart:style-name="ch3" table:cell-range-address="'Checksums (x64)'.A9:'Checksums (x64)'.H13" chart:data-source-has-labels="both" svg:x="0.351cm" svg:y="0.197cm" svg:width="14.233cm" svg:height="9.503cm">
          <chart:coordinate-region svg:x="2.131cm" svg:y="0.398cm" svg:width="12.453cm" svg:height="7.155cm"/>
          <chart:axis chart:dimension="x" chart:name="primary-x" chart:style-name="ch4" chartooo:axis-type="auto">
            <chartooo:date-scale/>
            <chart:categories table:cell-range-address="'Checksums (x64)'.B9:'Checksums (x64)'.H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 (x64)'.B10:'Checksums (x64)'.H10" chart:label-cell-address="'Checksums (x64)'.A10:'Checksums (x64)'.A10" chart:class="chart:bar">
            <chart:data-point chart:repeated="7"/>
          </chart:series>
          <chart:series chart:style-name="ch9" chart:values-cell-range-address="'Checksums (x64)'.B11:'Checksums (x64)'.H11" chart:label-cell-address="'Checksums (x64)'.A11:'Checksums (x64)'.A11" chart:class="chart:bar">
            <chart:data-point chart:repeated="7"/>
          </chart:series>
          <chart:series chart:style-name="ch10" chart:values-cell-range-address="'Checksums (x64)'.B12:'Checksums (x64)'.H12" chart:label-cell-address="'Checksums (x64)'.A12:'Checksums (x64)'.A12" chart:class="chart:bar">
            <chart:data-point chart:repeated="7"/>
          </chart:series>
          <chart:series chart:style-name="ch11" chart:values-cell-range-address="'Checksums (x64)'.B13:'Checksums (x64)'.H13" chart:label-cell-address="'Checksums (x64)'.A13:'Checksums (x64)'.A1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x64)'.B9:'Checksums (x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x64)'.A10:'Checksums (x64)'.A10</svg:desc>
                </draw:g>
              </table:table-cell>
              <table:table-cell office:value-type="float" office:value="7.90181531176006">
                <text:p>7.90181531176006</text:p>
                <draw:g>
                  <svg:desc>'Checksums (x64)'.B10:'Checksums (x64)'.H10</svg:desc>
                </draw:g>
              </table:table-cell>
              <table:table-cell office:value-type="float" office:value="6.00956810631229">
                <text:p>6.00956810631229</text:p>
              </table:table-cell>
              <table:table-cell office:value-type="float" office:value="4.43704210217837">
                <text:p>4.43704210217837</text:p>
              </table:table-cell>
              <table:table-cell office:value-type="float" office:value="4.67203854460874">
                <text:p>4.67203854460874</text:p>
              </table:table-cell>
              <table:table-cell office:value-type="float" office:value="6.87034659820282">
                <text:p>6.87034659820282</text:p>
              </table:table-cell>
              <table:table-cell office:value-type="float" office:value="7.41354166666667">
                <text:p>7.41354166666667</text:p>
              </table:table-cell>
              <table:table-cell office:value-type="float" office:value="8.24616146607231">
                <text:p>8.24616146607231</text:p>
              </table:table-cell>
            </table:table-row>
            <table:table-row>
              <table:table-cell office:value-type="string">
                <text:p>AaruNative</text:p>
                <draw:g>
                  <svg:desc>'Checksums (x64)'.A11:'Checksums (x64)'.A11</svg:desc>
                </draw:g>
              </table:table-cell>
              <table:table-cell office:value-type="float" office:value="20.2254545454545">
                <text:p>20.2254545454545</text:p>
                <draw:g>
                  <svg:desc>'Checksums (x64)'.B11:'Checksums (x64)'.H11</svg:desc>
                </draw:g>
              </table:table-cell>
              <table:table-cell office:value-type="float" office:value="6.61430451952611">
                <text:p>6.61430451952611</text:p>
              </table:table-cell>
              <table:table-cell office:value-type="float" office:value="7.55019946808511">
                <text:p>7.55019946808511</text:p>
              </table:table-cell>
              <table:table-cell office:value-type="float" office:value="9.42708682534361">
                <text:p>9.42708682534361</text:p>
              </table:table-cell>
              <table:table-cell office:value-type="float" office:value="9.78725998171289">
                <text:p>9.78725998171289</text:p>
              </table:table-cell>
              <table:table-cell office:value-type="float" office:value="8.08487504057124">
                <text:p>8.08487504057124</text:p>
              </table:table-cell>
              <table:table-cell office:value-type="float" office:value="9.1478021978022">
                <text:p>9.1478021978022</text:p>
              </table:table-cell>
            </table:table-row>
            <table:table-row>
              <table:table-cell office:value-type="string">
                <text:p>.NET 7</text:p>
                <draw:g>
                  <svg:desc>'Checksums (x64)'.A12:'Checksums (x64)'.A12</svg:desc>
                </draw:g>
              </table:table-cell>
              <table:table-cell office:value-type="float" office:value="6.64957492029756">
                <text:p>6.64957492029756</text:p>
                <draw:g>
                  <svg:desc>'Checksums (x64)'.B12:'Checksums (x64)'.H12</svg:desc>
                </draw:g>
              </table:table-cell>
              <table:table-cell office:value-type="float" office:value="6.54632310364795">
                <text:p>6.54632310364795</text:p>
              </table:table-cell>
              <table:table-cell office:value-type="float" office:value="4.28549863194641">
                <text:p>4.28549863194641</text:p>
              </table:table-cell>
              <table:table-cell office:value-type="float" office:value="4.90169077915287">
                <text:p>4.90169077915287</text:p>
              </table:table-cell>
              <table:table-cell office:value-type="float" office:value="6.56552852177469">
                <text:p>6.56552852177469</text:p>
              </table:table-cell>
              <table:table-cell office:value-type="float" office:value="7.54033600726502">
                <text:p>7.54033600726502</text:p>
              </table:table-cell>
              <table:table-cell office:value-type="float" office:value="8.89369658119658">
                <text:p>8.89369658119658</text:p>
              </table:table-cell>
            </table:table-row>
            <table:table-row>
              <table:table-cell office:value-type="string">
                <text:p>.NET 7 AOT</text:p>
                <draw:g>
                  <svg:desc>'Checksums (x64)'.A13:'Checksums (x64)'.A13</svg:desc>
                </draw:g>
              </table:table-cell>
              <table:table-cell office:value-type="float" office:value="8.40463398253862">
                <text:p>8.40463398253862</text:p>
                <draw:g>
                  <svg:desc>'Checksums (x64)'.B13:'Checksums (x64)'.H13</svg:desc>
                </draw:g>
              </table:table-cell>
              <table:table-cell office:value-type="float" office:value="6.38728813559322">
                <text:p>6.38728813559322</text:p>
              </table:table-cell>
              <table:table-cell office:value-type="float" office:value="4.96144183506281">
                <text:p>4.96144183506281</text:p>
              </table:table-cell>
              <table:table-cell office:value-type="float" office:value="4.93004908835905">
                <text:p>4.93004908835905</text:p>
              </table:table-cell>
              <table:table-cell office:value-type="float" office:value="6.43785084202085">
                <text:p>6.43785084202085</text:p>
              </table:table-cell>
              <table:table-cell office:value-type="float" office:value="7.81474509803922">
                <text:p>7.81474509803922</text:p>
              </table:table-cell>
              <table:table-cell office:value-type="float" office:value="9.20173176123803">
                <text:p>9.2017317612380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86cm" svg:height="10.286cm" xlink:href=".." xlink:type="simple" chart:class="chart:line" chart:style-name="ch1">
        <chart:title svg:x="7.131cm" svg:y="0.341cm" chart:style-name="ch2">
          <text:p>Compressed sizes</text:p>
        </chart:title>
        <chart:subtitle svg:x="7.85cm" svg:y="1.339cm" chart:style-name="ch3">
          <text:p>Lower is better</text:p>
        </chart:subtitle>
        <chart:legend chart:legend-position="end" svg:x="16.213cm" svg:y="4.341cm" style:legend-expansion="high" chart:style-name="ch4"/>
        <chart:plot-area chart:style-name="ch5" table:cell-range-address="'Compression speed tests'.K22:'Compression speed tests'.N41" chart:data-source-has-labels="both" svg:x="1.383cm" svg:y="2.177cm" svg:width="14.465cm" svg:height="6.916cm">
          <chart:coordinate-region svg:x="3.327cm" svg:y="2.379cm" svg:width="12.331cm" svg:height="6.064cm"/>
          <chart:axis chart:dimension="x" chart:name="primary-x" chart:style-name="ch6" chartooo:axis-type="auto">
            <chartooo:date-scale/>
            <chart:title svg:x="7.182cm" svg:y="9.299cm" chart:style-name="ch7">
              <text:p>Compression level</text:p>
            </chart:title>
            <chart:categories table:cell-range-address="'Compression speed tests'.K23:'Compression speed tests'.K41"/>
          </chart:axis>
          <chart:axis chart:dimension="y" chart:name="primary-y" chart:style-name="ch6">
            <chart:title svg:x="0.451cm" svg:y="6.104cm" chart:style-name="ch8">
              <text:p>Bytes</text:p>
            </chart:title>
            <chart:grid chart:style-name="ch9" chart:class="major"/>
          </chart:axis>
          <chart:series chart:style-name="ch10" chart:values-cell-range-address="'Compression speed tests'.L23:'Compression speed tests'.L41" chart:label-cell-address="'Compression speed tests'.L22:'Compression speed tests'.L22" chart:class="chart:line">
            <chart:data-point chart:repeated="19"/>
          </chart:series>
          <chart:series chart:style-name="ch11" chart:values-cell-range-address="'Compression speed tests'.M23:'Compression speed tests'.M41" chart:label-cell-address="'Compression speed tests'.M22:'Compression speed tests'.M22" chart:class="chart:line">
            <chart:data-point chart:repeated="19"/>
          </chart:series>
          <chart:series chart:style-name="ch12" chart:values-cell-range-address="'Compression speed tests'.N23:'Compression speed tests'.N41" chart:label-cell-address="'Compression speed tests'.N22:'Compression speed tests'.N22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'Compression speed tests'.L22:'Compression speed tests'.L22</svg:desc>
                </draw:g>
              </table:table-cell>
              <table:table-cell office:value-type="string">
                <text:p>lzfse</text:p>
                <draw:g>
                  <svg:desc>'Compression speed tests'.M22:'Compression speed tests'.M22</svg:desc>
                </draw:g>
              </table:table-cell>
              <table:table-cell office:value-type="string">
                <text:p>lzma</text:p>
                <draw:g>
                  <svg:desc>'Compression speed tests'.N22:'Compression speed tests'.N2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Compression speed tests'.K23:'Compression speed tests'.K41</svg:desc>
                </draw:g>
              </table:table-cell>
              <table:table-cell office:value-type="float" office:value="NaN">
                <text:p>NaN</text:p>
                <draw:g>
                  <svg:desc>'Compression speed tests'.L23:'Compression speed tests'.L41</svg:desc>
                </draw:g>
              </table:table-cell>
              <table:table-cell office:value-type="float" office:value="NaN">
                <text:p>NaN</text:p>
                <draw:g>
                  <svg:desc>'Compression speed tests'.M23:'Compression speed tests'.M41</svg:desc>
                </draw:g>
              </table:table-cell>
              <table:table-cell office:value-type="float" office:value="NaN">
                <text:p>NaN</text:p>
                <draw:g>
                  <svg:desc>'Compression speed tests'.N23:'Compression speed tests'.N41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4955164">
                <text:p>194955164</text:p>
              </table:table-cell>
              <table:table-cell office:value-type="float" office:value="210665152">
                <text:p>210665152</text:p>
              </table:table-cell>
              <table:table-cell office:value-type="float" office:value="165325528">
                <text:p>1653255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522552">
                <text:p>188522552</text:p>
              </table:table-cell>
              <table:table-cell office:value-type="float" office:value="NaN">
                <text:p>NaN</text:p>
              </table:table-cell>
              <table:table-cell office:value-type="float" office:value="165305966">
                <text:p>1653059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8360884">
                <text:p>188360884</text:p>
              </table:table-cell>
              <table:table-cell office:value-type="float" office:value="NaN">
                <text:p>NaN</text:p>
              </table:table-cell>
              <table:table-cell office:value-type="float" office:value="165361997">
                <text:p>1653619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7980192">
                <text:p>187980192</text:p>
              </table:table-cell>
              <table:table-cell office:value-type="float" office:value="NaN">
                <text:p>NaN</text:p>
              </table:table-cell>
              <table:table-cell office:value-type="float" office:value="165490060">
                <text:p>1654900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7870734">
                <text:p>187870734</text:p>
              </table:table-cell>
              <table:table-cell office:value-type="float" office:value="NaN">
                <text:p>NaN</text:p>
              </table:table-cell>
              <table:table-cell office:value-type="float" office:value="165833892">
                <text:p>1658338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7521925">
                <text:p>187521925</text:p>
              </table:table-cell>
              <table:table-cell office:value-type="float" office:value="NaN">
                <text:p>NaN</text:p>
              </table:table-cell>
              <table:table-cell office:value-type="float" office:value="166170091">
                <text:p>1661700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7242685">
                <text:p>187242685</text:p>
              </table:table-cell>
              <table:table-cell office:value-type="float" office:value="NaN">
                <text:p>NaN</text:p>
              </table:table-cell>
              <table:table-cell office:value-type="float" office:value="165454564">
                <text:p>165454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4635267">
                <text:p>184635267</text:p>
              </table:table-cell>
              <table:table-cell office:value-type="float" office:value="NaN">
                <text:p>NaN</text:p>
              </table:table-cell>
              <table:table-cell office:value-type="float" office:value="165447881">
                <text:p>1654478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1172906">
                <text:p>181172906</text:p>
              </table:table-cell>
              <table:table-cell office:value-type="float" office:value="NaN">
                <text:p>NaN</text:p>
              </table:table-cell>
              <table:table-cell office:value-type="float" office:value="165501971">
                <text:p>1655019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705333">
                <text:p>177705333</text:p>
              </table:table-cell>
              <table:table-cell office:value-type="float" office:value="NaN">
                <text:p>NaN</text:p>
              </table:table-cell>
              <table:table-cell office:value-type="float" office:value="165612517">
                <text:p>1656125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7455525">
                <text:p>177455525</text:p>
              </table:table-cell>
              <table:table-cell office:value-type="float" office:value="NaN">
                <text:p>NaN</text:p>
              </table:table-cell>
              <table:table-cell office:value-type="float" office:value="165969545">
                <text:p>1659695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7454964">
                <text:p>177454964</text:p>
              </table:table-cell>
              <table:table-cell office:value-type="float" office:value="NaN">
                <text:p>NaN</text:p>
              </table:table-cell>
              <table:table-cell office:value-type="float" office:value="166295750">
                <text:p>16629575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7445089">
                <text:p>177445089</text:p>
              </table:table-cell>
              <table:table-cell office:value-type="float" office:value="NaN">
                <text:p>NaN</text:p>
              </table:table-cell>
              <table:table-cell office:value-type="float" office:value="165632272">
                <text:p>1656322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7436747">
                <text:p>177436747</text:p>
              </table:table-cell>
              <table:table-cell office:value-type="float" office:value="NaN">
                <text:p>NaN</text:p>
              </table:table-cell>
              <table:table-cell office:value-type="float" office:value="165612254">
                <text:p>16561225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675455">
                <text:p>1656754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779347">
                <text:p>1657793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19141">
                <text:p>1661191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452959">
                <text:p>16645295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28cm" svg:height="12.22cm" xlink:href=".." xlink:type="simple" chart:class="chart:line" chart:style-name="ch1">
        <chart:title svg:x="6.124cm" svg:y="0.38cm" chart:style-name="ch2">
          <text:p>Efficiency ratio (speed with final size)</text:p>
        </chart:title>
        <chart:subtitle svg:x="8.747cm" svg:y="1.417cm" chart:style-name="ch3">
          <text:p>Larger is better</text:p>
        </chart:subtitle>
        <chart:legend chart:legend-position="end" svg:x="18.055cm" svg:y="5.308cm" style:legend-expansion="high" chart:style-name="ch4"/>
        <chart:plot-area chart:style-name="ch5" table:cell-range-address="'Compression speed tests'.A37:'Compression speed tests'.D56" chart:data-source-has-labels="both" svg:x="1.42cm" svg:y="2.294cm" svg:width="16.233cm" svg:height="8.694cm">
          <chart:coordinate-region svg:x="2.235cm" svg:y="2.495cm" svg:width="15.228cm" svg:height="7.843cm"/>
          <chart:axis chart:dimension="x" chart:name="primary-x" chart:style-name="ch6" chartooo:axis-type="auto">
            <chartooo:date-scale/>
            <chart:title svg:x="8.103cm" svg:y="11.233cm" chart:style-name="ch7">
              <text:p>Compression level</text:p>
            </chart:title>
            <chart:categories table:cell-range-address="'Compression speed tests'.A38:'Compression speed tests'.A56"/>
          </chart:axis>
          <chart:axis chart:dimension="y" chart:name="primary-y" chart:style-name="ch6">
            <chart:title svg:x="0.451cm" svg:y="7.78cm" chart:style-name="ch8">
              <text:p>Efficiency ratio</text:p>
            </chart:title>
            <chart:grid chart:style-name="ch9" chart:class="major"/>
          </chart:axis>
          <chart:series chart:style-name="ch10" chart:values-cell-range-address="'Compression speed tests'.B38:'Compression speed tests'.B56" chart:label-cell-address="'Compression speed tests'.B37:'Compression speed tests'.B37" chart:class="chart:line">
            <chart:data-point chart:repeated="19"/>
          </chart:series>
          <chart:series chart:style-name="ch11" chart:values-cell-range-address="'Compression speed tests'.C38:'Compression speed tests'.C56" chart:label-cell-address="'Compression speed tests'.C37:'Compression speed tests'.C37" chart:class="chart:line">
            <chart:data-point chart:repeated="19"/>
          </chart:series>
          <chart:series chart:style-name="ch12" chart:values-cell-range-address="'Compression speed tests'.D38:'Compression speed tests'.D56" chart:label-cell-address="'Compression speed tests'.D37:'Compression speed tests'.D37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'Compression speed tests'.B37:'Compression speed tests'.B37</svg:desc>
                </draw:g>
              </table:table-cell>
              <table:table-cell office:value-type="string">
                <text:p>lzfse</text:p>
                <draw:g>
                  <svg:desc>'Compression speed tests'.C37:'Compression speed tests'.C37</svg:desc>
                </draw:g>
              </table:table-cell>
              <table:table-cell office:value-type="string">
                <text:p>lzma</text:p>
                <draw:g>
                  <svg:desc>'Compression speed tests'.D37:'Compression speed tests'.D37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Compression speed tests'.A38:'Compression speed tests'.A56</svg:desc>
                </draw:g>
              </table:table-cell>
              <table:table-cell office:value-type="float" office:value="NaN">
                <text:p>NaN</text:p>
                <draw:g>
                  <svg:desc>'Compression speed tests'.B38:'Compression speed tests'.B56</svg:desc>
                </draw:g>
              </table:table-cell>
              <table:table-cell office:value-type="float" office:value="NaN">
                <text:p>NaN</text:p>
                <draw:g>
                  <svg:desc>'Compression speed tests'.C38:'Compression speed tests'.C56</svg:desc>
                </draw:g>
              </table:table-cell>
              <table:table-cell office:value-type="float" office:value="NaN">
                <text:p>NaN</text:p>
                <draw:g>
                  <svg:desc>'Compression speed tests'.D38:'Compression speed tests'.D56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9.147409555119">
                <text:p>129.147409555119</text:p>
              </table:table-cell>
              <table:table-cell office:value-type="float" office:value="128.67989500385">
                <text:p>128.67989500385</text:p>
              </table:table-cell>
              <table:table-cell office:value-type="float" office:value="20.8203211847215">
                <text:p>20.82032118472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3.246150903549">
                <text:p>123.246150903549</text:p>
              </table:table-cell>
              <table:table-cell office:value-type="float" office:value="NaN">
                <text:p>NaN</text:p>
              </table:table-cell>
              <table:table-cell office:value-type="float" office:value="20.7354292403031">
                <text:p>20.73542924030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5.715191701797">
                <text:p>115.715191701797</text:p>
              </table:table-cell>
              <table:table-cell office:value-type="float" office:value="NaN">
                <text:p>NaN</text:p>
              </table:table-cell>
              <table:table-cell office:value-type="float" office:value="20.5027008823885">
                <text:p>20.50270088238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4.354119569358">
                <text:p>104.354119569358</text:p>
              </table:table-cell>
              <table:table-cell office:value-type="float" office:value="NaN">
                <text:p>NaN</text:p>
              </table:table-cell>
              <table:table-cell office:value-type="float" office:value="20.8605129519434">
                <text:p>20.86051295194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2.4376625565404">
                <text:p>62.4376625565404</text:p>
              </table:table-cell>
              <table:table-cell office:value-type="float" office:value="NaN">
                <text:p>NaN</text:p>
              </table:table-cell>
              <table:table-cell office:value-type="float" office:value="20.3718247592563">
                <text:p>20.37182475925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9.334815656983">
                <text:p>59.334815656983</text:p>
              </table:table-cell>
              <table:table-cell office:value-type="float" office:value="NaN">
                <text:p>NaN</text:p>
              </table:table-cell>
              <table:table-cell office:value-type="float" office:value="20.4435805321314">
                <text:p>20.44358053213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1.5500199240887">
                <text:p>51.5500199240887</text:p>
              </table:table-cell>
              <table:table-cell office:value-type="float" office:value="NaN">
                <text:p>NaN</text:p>
              </table:table-cell>
              <table:table-cell office:value-type="float" office:value="20.5843602769544">
                <text:p>20.58436027695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.0393300902611">
                <text:p>40.0393300902611</text:p>
              </table:table-cell>
              <table:table-cell office:value-type="float" office:value="NaN">
                <text:p>NaN</text:p>
              </table:table-cell>
              <table:table-cell office:value-type="float" office:value="21.044871095176">
                <text:p>21.0448710951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.1272147172226">
                <text:p>35.1272147172226</text:p>
              </table:table-cell>
              <table:table-cell office:value-type="float" office:value="NaN">
                <text:p>NaN</text:p>
              </table:table-cell>
              <table:table-cell office:value-type="float" office:value="20.9525677375964">
                <text:p>20.95256773759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.2443923243429">
                <text:p>29.2443923243429</text:p>
              </table:table-cell>
              <table:table-cell office:value-type="float" office:value="NaN">
                <text:p>NaN</text:p>
              </table:table-cell>
              <table:table-cell office:value-type="float" office:value="21.1578058612479">
                <text:p>21.15780586124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.3868553175491">
                <text:p>24.3868553175491</text:p>
              </table:table-cell>
              <table:table-cell office:value-type="float" office:value="NaN">
                <text:p>NaN</text:p>
              </table:table-cell>
              <table:table-cell office:value-type="float" office:value="20.8721112858558">
                <text:p>20.87211128585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840477085439">
                <text:p>25.840477085439</text:p>
              </table:table-cell>
              <table:table-cell office:value-type="float" office:value="NaN">
                <text:p>NaN</text:p>
              </table:table-cell>
              <table:table-cell office:value-type="float" office:value="21.0865787535905">
                <text:p>21.086578753590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.6106467331432">
                <text:p>24.6106467331432</text:p>
              </table:table-cell>
              <table:table-cell office:value-type="float" office:value="NaN">
                <text:p>NaN</text:p>
              </table:table-cell>
              <table:table-cell office:value-type="float" office:value="21.2571158806848">
                <text:p>21.25711588068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1.3170962259891">
                <text:p>21.3170962259891</text:p>
              </table:table-cell>
              <table:table-cell office:value-type="float" office:value="NaN">
                <text:p>NaN</text:p>
              </table:table-cell>
              <table:table-cell office:value-type="float" office:value="21.0431260493713">
                <text:p>21.04312604937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883423778568">
                <text:p>20.98834237785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997447310927">
                <text:p>20.89974473109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313900009296">
                <text:p>20.53139000092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075747369839">
                <text:p>20.807574736983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109cm" svg:y="6.439cm" style:legend-expansion="high" chart:style-name="ch2"/>
        <chart:plot-area chart:style-name="ch3" table:cell-range-address="'Decompression (AS)'.A1:'Decompression (AS)'.I5" chart:data-source-has-labels="both" svg:x="1.589cm" svg:y="0.299cm" svg:width="23.949cm" svg:height="14.384cm">
          <chart:coordinate-region svg:x="2.404cm" svg:y="0.5cm" svg:width="23.134cm" svg:height="13.533cm"/>
          <chart:axis chart:dimension="x" chart:name="primary-x" chart:style-name="ch4" chartooo:axis-type="auto">
            <chartooo:date-scale/>
            <chart:categories table:cell-range-address="'Decompression (AS)'.B1:'Decompression (AS)'.I1"/>
          </chart:axis>
          <chart:axis chart:dimension="y" chart:name="primary-y" chart:style-name="ch5">
            <chart:title svg:x="0.451cm" svg:y="7.772cm" chart:style-name="ch6">
              <text:p>ms</text:p>
            </chart:title>
          </chart:axis>
          <chart:series chart:style-name="ch7" chart:values-cell-range-address="'Decompression (AS)'.B2:'Decompression (AS)'.I2" chart:label-cell-address="'Decompression (AS)'.A2:'Decompression (AS)'.A2" chart:class="chart:bar">
            <chart:data-point chart:repeated="8"/>
          </chart:series>
          <chart:series chart:style-name="ch8" chart:values-cell-range-address="'Decompression (AS)'.B3:'Decompression (AS)'.I3" chart:label-cell-address="'Decompression (AS)'.A3:'Decompression (AS)'.A3" chart:class="chart:bar">
            <chart:data-point chart:repeated="8"/>
          </chart:series>
          <chart:series chart:style-name="ch9" chart:values-cell-range-address="'Decompression (AS)'.B4:'Decompression (AS)'.I4" chart:label-cell-address="'Decompression (AS)'.A4:'Decompression (AS)'.A4" chart:class="chart:bar">
            <chart:data-point chart:repeated="8"/>
          </chart:series>
          <chart:series chart:style-name="ch10" chart:values-cell-range-address="'Decompression (AS)'.B5:'Decompression (AS)'.I5" chart:label-cell-address="'Decompression (AS)'.A5:'Decompression (AS)'.A5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 (AS)'.B1:'Decompression (AS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 (AS)'.A2:'Decompression (AS)'.A2</svg:desc>
                </draw:g>
              </table:table-cell>
              <table:table-cell office:value-type="float" office:value="0.1693">
                <text:p>0.1693</text:p>
                <draw:g>
                  <svg:desc>'Decompression (AS)'.B2:'Decompression (AS)'.I2</svg:desc>
                </draw:g>
              </table:table-cell>
              <table:table-cell office:value-type="float" office:value="1.204">
                <text:p>1.204</text:p>
              </table:table-cell>
              <table:table-cell office:value-type="float" office:value="4.6594">
                <text:p>4.6594</text:p>
              </table:table-cell>
              <table:table-cell office:value-type="float" office:value="109.56">
                <text:p>109.56</text:p>
              </table:table-cell>
              <table:table-cell office:value-type="float" office:value="80.67">
                <text:p>80.67</text:p>
              </table:table-cell>
              <table:table-cell office:value-type="float" office:value="4.2452">
                <text:p>4.2452</text:p>
              </table:table-cell>
              <table:table-cell office:value-type="float" office:value="100.37">
                <text:p>100.37</text:p>
              </table:table-cell>
              <table:table-cell office:value-type="float" office:value="59.92">
                <text:p>59.92</text:p>
              </table:table-cell>
            </table:table-row>
            <table:table-row>
              <table:table-cell office:value-type="string">
                <text:p>Aaru</text:p>
                <draw:g>
                  <svg:desc>'Decompression (AS)'.A3:'Decompression (AS)'.A3</svg:desc>
                </draw:g>
              </table:table-cell>
              <table:table-cell office:value-type="float" office:value="0.1483">
                <text:p>0.1483</text:p>
                <draw:g>
                  <svg:desc>'Decompression (AS)'.B3:'Decompression (AS)'.I3</svg:desc>
                </draw:g>
              </table:table-cell>
              <table:table-cell office:value-type="float" office:value="1.203">
                <text:p>1.203</text:p>
              </table:table-cell>
              <table:table-cell office:value-type="float" office:value="0.7659">
                <text:p>0.7659</text:p>
              </table:table-cell>
              <table:table-cell office:value-type="float" office:value="44.32">
                <text:p>44.32</text:p>
              </table:table-cell>
              <table:table-cell office:value-type="float" office:value="80.67">
                <text:p>80.67</text:p>
              </table:table-cell>
              <table:table-cell office:value-type="float" office:value="0.3062">
                <text:p>0.3062</text:p>
              </table:table-cell>
              <table:table-cell office:value-type="float" office:value="100.37">
                <text:p>100.37</text:p>
              </table:table-cell>
              <table:table-cell office:value-type="float" office:value="59.92">
                <text:p>59.92</text:p>
              </table:table-cell>
            </table:table-row>
            <table:table-row>
              <table:table-cell office:value-type="string">
                <text:p>AaruNative</text:p>
                <draw:g>
                  <svg:desc>'Decompression (AS)'.A4:'Decompression (AS)'.A4</svg:desc>
                </draw:g>
              </table:table-cell>
              <table:table-cell office:value-type="float" office:value="0.162">
                <text:p>0.162</text:p>
                <draw:g>
                  <svg:desc>'Decompression (AS)'.B4:'Decompression (AS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5709">
                <text:p>0.5709</text:p>
              </table:table-cell>
              <table:table-cell office:value-type="float" office:value="40.6">
                <text:p>40.6</text:p>
              </table:table-cell>
              <table:table-cell office:value-type="float" office:value="60.11">
                <text:p>60.11</text:p>
              </table:table-cell>
              <table:table-cell office:value-type="float" office:value="NaN">
                <text:p>NaN</text:p>
              </table:table-cell>
              <table:table-cell office:value-type="float" office:value="51.61">
                <text:p>51.61</text:p>
              </table:table-cell>
              <table:table-cell office:value-type="float" office:value="40.62">
                <text:p>40.62</text:p>
              </table:table-cell>
            </table:table-row>
            <table:table-row>
              <table:table-cell office:value-type="string">
                <text:p>.NET 7</text:p>
                <draw:g>
                  <svg:desc>'Decompression (AS)'.A5:'Decompression (AS)'.A5</svg:desc>
                </draw:g>
              </table:table-cell>
              <table:table-cell office:value-type="float" office:value="0.1406">
                <text:p>0.1406</text:p>
                <draw:g>
                  <svg:desc>'Decompression (AS)'.B5:'Decompression (AS)'.I5</svg:desc>
                </draw:g>
              </table:table-cell>
              <table:table-cell office:value-type="float" office:value="1.068">
                <text:p>1.068</text:p>
              </table:table-cell>
              <table:table-cell office:value-type="float" office:value="0.6992">
                <text:p>0.6992</text:p>
              </table:table-cell>
              <table:table-cell office:value-type="float" office:value="41.2">
                <text:p>41.2</text:p>
              </table:table-cell>
              <table:table-cell office:value-type="float" office:value="80.77">
                <text:p>80.77</text:p>
              </table:table-cell>
              <table:table-cell office:value-type="float" office:value="0.2971">
                <text:p>0.2971</text:p>
              </table:table-cell>
              <table:table-cell office:value-type="float" office:value="95.75">
                <text:p>95.75</text:p>
              </table:table-cell>
              <table:table-cell office:value-type="float" office:value="55.92">
                <text:p>55.9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98cm" svg:height="10.18cm" xlink:href=".." xlink:type="simple" chart:class="chart:line" chart:style-name="ch1">
        <chart:title svg:x="7.073cm" svg:y="0.339cm" chart:style-name="ch2">
          <text:p>Compression time</text:p>
        </chart:title>
        <chart:subtitle svg:x="7.756cm" svg:y="1.335cm" chart:style-name="ch3">
          <text:p>Lower is better</text:p>
        </chart:subtitle>
        <chart:legend chart:legend-position="end" svg:x="16.025cm" svg:y="4.288cm" style:legend-expansion="high" chart:style-name="ch4"/>
        <chart:plot-area chart:style-name="ch5" table:cell-range-address="'Compression speed tests'.K1:'Compression speed tests'.N20" chart:data-source-has-labels="both" svg:x="1.379cm" svg:y="2.171cm" svg:width="14.285cm" svg:height="6.818cm">
          <chart:coordinate-region svg:x="2.758cm" svg:y="2.372cm" svg:width="12.715cm" svg:height="5.967cm"/>
          <chart:axis chart:dimension="x" chart:name="primary-x" chart:style-name="ch6" chartooo:axis-type="auto">
            <chartooo:date-scale/>
            <chart:title svg:x="7.088cm" svg:y="9.193cm" chart:style-name="ch7">
              <text:p>Compression level</text:p>
            </chart:title>
            <chart:categories table:cell-range-address="'Compression speed tests'.K2:'Compression speed tests'.K20"/>
          </chart:axis>
          <chart:axis chart:dimension="y" chart:name="primary-y" chart:style-name="ch6">
            <chart:title svg:x="0.451cm" svg:y="6.284cm" chart:style-name="ch8">
              <text:p>Seconds</text:p>
            </chart:title>
            <chart:grid chart:style-name="ch9" chart:class="major"/>
          </chart:axis>
          <chart:series chart:style-name="ch10" chart:values-cell-range-address="'Compression speed tests'.L2:'Compression speed tests'.L20" chart:label-cell-address="'Compression speed tests'.L1:'Compression speed tests'.L1" chart:class="chart:line">
            <chart:data-point chart:repeated="19"/>
          </chart:series>
          <chart:series chart:style-name="ch11" chart:values-cell-range-address="'Compression speed tests'.M2:'Compression speed tests'.M20" chart:label-cell-address="'Compression speed tests'.M1:'Compression speed tests'.M1" chart:class="chart:line">
            <chart:data-point chart:repeated="19"/>
          </chart:series>
          <chart:series chart:style-name="ch12" chart:values-cell-range-address="'Compression speed tests'.N2:'Compression speed tests'.N20" chart:label-cell-address="'Compression speed tests'.N1:'Compression speed tests'.N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'Compression speed tests'.L1:'Compression speed tests'.L1</svg:desc>
                </draw:g>
              </table:table-cell>
              <table:table-cell office:value-type="string">
                <text:p>lzfse</text:p>
                <draw:g>
                  <svg:desc>'Compression speed tests'.M1:'Compression speed tests'.M1</svg:desc>
                </draw:g>
              </table:table-cell>
              <table:table-cell office:value-type="string">
                <text:p>lzma</text:p>
                <draw:g>
                  <svg:desc>'Compression speed tests'.N1:'Compression speed tests'.N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Compression speed tests'.K2:'Compression speed tests'.K20</svg:desc>
                </draw:g>
              </table:table-cell>
              <table:table-cell office:value-type="float" office:value="NaN">
                <text:p>NaN</text:p>
                <draw:g>
                  <svg:desc>'Compression speed tests'.L2:'Compression speed tests'.L20</svg:desc>
                </draw:g>
              </table:table-cell>
              <table:table-cell office:value-type="float" office:value="NaN">
                <text:p>NaN</text:p>
                <draw:g>
                  <svg:desc>'Compression speed tests'.M2:'Compression speed tests'.M20</svg:desc>
                </draw:g>
              </table:table-cell>
              <table:table-cell office:value-type="float" office:value="NaN">
                <text:p>NaN</text:p>
                <draw:g>
                  <svg:desc>'Compression speed tests'.N2:'Compression speed tests'.N20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752.179">
                <text:p>23752.179</text:p>
              </table:table-cell>
              <table:table-cell office:value-type="float" office:value="22060.7616">
                <text:p>22060.7616</text:p>
              </table:table-cell>
              <table:table-cell office:value-type="float" office:value="173738.6958">
                <text:p>173738.69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738.7366">
                <text:p>25738.7366</text:p>
              </table:table-cell>
              <table:table-cell office:value-type="float" office:value="NaN">
                <text:p>NaN</text:p>
              </table:table-cell>
              <table:table-cell office:value-type="float" office:value="174470.6353">
                <text:p>174470.63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7437.3903">
                <text:p>27437.3903</text:p>
              </table:table-cell>
              <table:table-cell office:value-type="float" office:value="NaN">
                <text:p>NaN</text:p>
              </table:table-cell>
              <table:table-cell office:value-type="float" office:value="176391.2818">
                <text:p>176391.28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486.1241">
                <text:p>30486.1241</text:p>
              </table:table-cell>
              <table:table-cell office:value-type="float" office:value="NaN">
                <text:p>NaN</text:p>
              </table:table-cell>
              <table:table-cell office:value-type="float" office:value="173231.5549">
                <text:p>173231.55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0982.1483">
                <text:p>50982.1483</text:p>
              </table:table-cell>
              <table:table-cell office:value-type="float" office:value="NaN">
                <text:p>NaN</text:p>
              </table:table-cell>
              <table:table-cell office:value-type="float" office:value="177019.3229">
                <text:p>177019.32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3747.9928">
                <text:p>53747.9928</text:p>
              </table:table-cell>
              <table:table-cell office:value-type="float" office:value="NaN">
                <text:p>NaN</text:p>
              </table:table-cell>
              <table:table-cell office:value-type="float" office:value="176041.1031">
                <text:p>176041.10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1956.9746">
                <text:p>61956.9746</text:p>
              </table:table-cell>
              <table:table-cell office:value-type="float" office:value="NaN">
                <text:p>NaN</text:p>
              </table:table-cell>
              <table:table-cell office:value-type="float" office:value="175593.2327">
                <text:p>175593.23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895.1415">
                <text:p>80895.1415</text:p>
              </table:table-cell>
              <table:table-cell office:value-type="float" office:value="NaN">
                <text:p>NaN</text:p>
              </table:table-cell>
              <table:table-cell office:value-type="float" office:value="171757.7812">
                <text:p>171757.78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3969.504">
                <text:p>93969.504</text:p>
              </table:table-cell>
              <table:table-cell office:value-type="float" office:value="NaN">
                <text:p>NaN</text:p>
              </table:table-cell>
              <table:table-cell office:value-type="float" office:value="172458.0522">
                <text:p>172458.05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5074.9613">
                <text:p>115074.9613</text:p>
              </table:table-cell>
              <table:table-cell office:value-type="float" office:value="NaN">
                <text:p>NaN</text:p>
              </table:table-cell>
              <table:table-cell office:value-type="float" office:value="170671.15">
                <text:p>170671.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8190.6225">
                <text:p>138190.6225</text:p>
              </table:table-cell>
              <table:table-cell office:value-type="float" office:value="NaN">
                <text:p>NaN</text:p>
              </table:table-cell>
              <table:table-cell office:value-type="float" office:value="172635.1058">
                <text:p>172635.10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0417.3046">
                <text:p>130417.3046</text:p>
              </table:table-cell>
              <table:table-cell office:value-type="float" office:value="NaN">
                <text:p>NaN</text:p>
              </table:table-cell>
              <table:table-cell office:value-type="float" office:value="170544.0719">
                <text:p>170544.07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6942.0704">
                <text:p>136942.0704</text:p>
              </table:table-cell>
              <table:table-cell office:value-type="float" office:value="NaN">
                <text:p>NaN</text:p>
              </table:table-cell>
              <table:table-cell office:value-type="float" office:value="169853.5394">
                <text:p>169853.539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8107.4331">
                <text:p>158107.4331</text:p>
              </table:table-cell>
              <table:table-cell office:value-type="float" office:value="NaN">
                <text:p>NaN</text:p>
              </table:table-cell>
              <table:table-cell office:value-type="float" office:value="171601.5379">
                <text:p>171601.53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983.8189">
                <text:p>171983.81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04.651">
                <text:p>172604.65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341.9657">
                <text:p>175341.965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67.6257">
                <text:p>172667.62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04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7.381cm" svg:y="4.736cm" style:legend-expansion="high" chart:style-name="ch2"/>
        <chart:plot-area chart:style-name="ch3" table:cell-range-address="'Decompression (AS)'.A8:'Decompression (AS)'.I11" chart:data-source-has-labels="both" svg:x="0.402cm" svg:y="0.218cm" svg:width="16.602cm" svg:height="10.609cm">
          <chart:coordinate-region svg:x="2.182cm" svg:y="0.419cm" svg:width="14.822cm" svg:height="8.377cm"/>
          <chart:axis chart:dimension="x" chart:name="primary-x" chart:style-name="ch4" chartooo:axis-type="auto">
            <chartooo:date-scale/>
            <chart:categories table:cell-range-address="'Decompression (AS)'.B8:'Decompression (AS)'.I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ecompression (AS)'.B9:'Decompression (AS)'.I9" chart:label-cell-address="'Decompression (AS)'.A9:'Decompression (AS)'.A9" chart:class="chart:bar">
            <chart:data-point chart:repeated="8"/>
          </chart:series>
          <chart:series chart:style-name="ch9" chart:values-cell-range-address="'Decompression (AS)'.B10:'Decompression (AS)'.I10" chart:label-cell-address="'Decompression (AS)'.A10:'Decompression (AS)'.A10" chart:class="chart:bar">
            <chart:data-point chart:repeated="8"/>
          </chart:series>
          <chart:series chart:style-name="ch10" chart:values-cell-range-address="'Decompression (AS)'.B11:'Decompression (AS)'.I11" chart:label-cell-address="'Decompression (AS)'.A11:'Decompression (AS)'.A1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 (AS)'.B8:'Decompression (AS)'.I8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 (AS)'.A9:'Decompression (AS)'.A9</svg:desc>
                </draw:g>
              </table:table-cell>
              <table:table-cell office:value-type="float" office:value="1.1416048550236">
                <text:p>1.1416048550236</text:p>
                <draw:g>
                  <svg:desc>'Decompression (AS)'.B9:'Decompression (AS)'.I9</svg:desc>
                </draw:g>
              </table:table-cell>
              <table:table-cell office:value-type="float" office:value="1.00083125519534">
                <text:p>1.00083125519534</text:p>
              </table:table-cell>
              <table:table-cell office:value-type="float" office:value="6.08356182269226">
                <text:p>6.08356182269226</text:p>
              </table:table-cell>
              <table:table-cell office:value-type="float" office:value="2.47202166064982">
                <text:p>2.47202166064982</text:p>
              </table:table-cell>
              <table:table-cell office:value-type="float" office:value="1">
                <text:p>1</text:p>
              </table:table-cell>
              <table:table-cell office:value-type="float" office:value="13.8641410842587">
                <text:p>13.86414108425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Decompression (AS)'.A10:'Decompression (AS)'.A10</svg:desc>
                </draw:g>
              </table:table-cell>
              <table:table-cell office:value-type="float" office:value="1.04506172839506">
                <text:p>1.04506172839506</text:p>
                <draw:g>
                  <svg:desc>'Decompression (AS)'.B10:'Decompression (AS)'.I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.16149938693291">
                <text:p>8.16149938693291</text:p>
              </table:table-cell>
              <table:table-cell office:value-type="float" office:value="2.69852216748768">
                <text:p>2.69852216748768</text:p>
              </table:table-cell>
              <table:table-cell office:value-type="float" office:value="1.34203959407752">
                <text:p>1.34203959407752</text:p>
              </table:table-cell>
              <table:table-cell office:value-type="float" office:value="NaN">
                <text:p>NaN</text:p>
              </table:table-cell>
              <table:table-cell office:value-type="float" office:value="1.94477814377059">
                <text:p>1.94477814377059</text:p>
              </table:table-cell>
              <table:table-cell office:value-type="float" office:value="1.47513540128016">
                <text:p>1.47513540128016</text:p>
              </table:table-cell>
            </table:table-row>
            <table:table-row>
              <table:table-cell office:value-type="string">
                <text:p>.NET 7</text:p>
                <draw:g>
                  <svg:desc>'Decompression (AS)'.A11:'Decompression (AS)'.A11</svg:desc>
                </draw:g>
              </table:table-cell>
              <table:table-cell office:value-type="float" office:value="1.20412517780939">
                <text:p>1.20412517780939</text:p>
                <draw:g>
                  <svg:desc>'Decompression (AS)'.B11:'Decompression (AS)'.I11</svg:desc>
                </draw:g>
              </table:table-cell>
              <table:table-cell office:value-type="float" office:value="1.12734082397004">
                <text:p>1.12734082397004</text:p>
              </table:table-cell>
              <table:table-cell office:value-type="float" office:value="6.66390160183066">
                <text:p>6.66390160183066</text:p>
              </table:table-cell>
              <table:table-cell office:value-type="float" office:value="2.65922330097087">
                <text:p>2.65922330097087</text:p>
              </table:table-cell>
              <table:table-cell office:value-type="float" office:value="0.998761916553176">
                <text:p>0.998761916553176</text:p>
              </table:table-cell>
              <table:table-cell office:value-type="float" office:value="14.2887916526422">
                <text:p>14.2887916526422</text:p>
              </table:table-cell>
              <table:table-cell office:value-type="float" office:value="1.04825065274151">
                <text:p>1.04825065274151</text:p>
              </table:table-cell>
              <table:table-cell office:value-type="float" office:value="1.07153075822604">
                <text:p>1.0715307582260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109cm" svg:y="6.439cm" style:legend-expansion="high" chart:style-name="ch2"/>
        <chart:plot-area chart:style-name="ch3" table:cell-range-address="'Compression (AS)'.A1:'Compression (AS)'.F5" chart:data-source-has-labels="both" svg:x="1.589cm" svg:y="0.299cm" svg:width="23.949cm" svg:height="14.384cm">
          <chart:coordinate-region svg:x="2.593cm" svg:y="0.5cm" svg:width="22.945cm" svg:height="13.533cm"/>
          <chart:axis chart:dimension="x" chart:name="primary-x" chart:style-name="ch4" chartooo:axis-type="auto">
            <chartooo:date-scale/>
            <chart:categories table:cell-range-address="'Compression (AS)'.B1:'Compression (AS)'.F1"/>
          </chart:axis>
          <chart:axis chart:dimension="y" chart:name="primary-y" chart:style-name="ch5">
            <chart:title svg:x="0.451cm" svg:y="7.772cm" chart:style-name="ch6">
              <text:p>ms</text:p>
            </chart:title>
          </chart:axis>
          <chart:series chart:style-name="ch7" chart:values-cell-range-address="'Compression (AS)'.B2:'Compression (AS)'.F2" chart:label-cell-address="'Compression (AS)'.A2:'Compression (AS)'.A2" chart:class="chart:bar">
            <chart:data-point chart:repeated="5"/>
          </chart:series>
          <chart:series chart:style-name="ch8" chart:values-cell-range-address="'Compression (AS)'.B3:'Compression (AS)'.F3" chart:label-cell-address="'Compression (AS)'.A3:'Compression (AS)'.A3" chart:class="chart:bar">
            <chart:data-point chart:repeated="5"/>
          </chart:series>
          <chart:series chart:style-name="ch9" chart:values-cell-range-address="'Compression (AS)'.B4:'Compression (AS)'.F4" chart:label-cell-address="'Compression (AS)'.A4:'Compression (AS)'.A4" chart:class="chart:bar">
            <chart:data-point chart:repeated="5"/>
          </chart:series>
          <chart:series chart:style-name="ch10" chart:values-cell-range-address="'Compression (AS)'.B5:'Compression (AS)'.F5" chart:label-cell-address="'Compression (AS)'.A5:'Compression (AS)'.A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 (AS)'.B1:'Compression (AS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AS)'.A2:'Compression (AS)'.A2</svg:desc>
                </draw:g>
              </table:table-cell>
              <table:table-cell office:value-type="float" office:value="1192.8">
                <text:p>1192.8</text:p>
                <draw:g>
                  <svg:desc>'Compression (AS)'.B2:'Compression (AS)'.F2</svg:desc>
                </draw:g>
              </table:table-cell>
              <table:table-cell office:value-type="float" office:value="1256.3">
                <text:p>1256.3</text:p>
              </table:table-cell>
              <table:table-cell office:value-type="float" office:value="1822.6">
                <text:p>1822.6</text:p>
              </table:table-cell>
              <table:table-cell office:value-type="float" office:value="7900">
                <text:p>7900</text:p>
              </table:table-cell>
              <table:table-cell office:value-type="float" office:value="340.4">
                <text:p>340.4</text:p>
              </table:table-cell>
            </table:table-row>
            <table:table-row>
              <table:table-cell office:value-type="string">
                <text:p>Aaru</text:p>
                <draw:g>
                  <svg:desc>'Compression (AS)'.A3:'Compression (AS)'.A3</svg:desc>
                </draw:g>
              </table:table-cell>
              <table:table-cell office:value-type="float" office:value="368.4">
                <text:p>368.4</text:p>
                <draw:g>
                  <svg:desc>'Compression (AS)'.B3:'Compression (AS)'.F3</svg:desc>
                </draw:g>
              </table:table-cell>
              <table:table-cell office:value-type="float" office:value="1256.3">
                <text:p>1256.3</text:p>
              </table:table-cell>
              <table:table-cell office:value-type="float" office:value="176.8">
                <text:p>176.8</text:p>
              </table:table-cell>
              <table:table-cell office:value-type="float" office:value="7900">
                <text:p>7900</text:p>
              </table:table-cell>
              <table:table-cell office:value-type="float" office:value="340.4">
                <text:p>340.4</text:p>
              </table:table-cell>
            </table:table-row>
            <table:table-row>
              <table:table-cell office:value-type="string">
                <text:p>AaruNative</text:p>
                <draw:g>
                  <svg:desc>'Compression (AS)'.A4:'Compression (AS)'.A4</svg:desc>
                </draw:g>
              </table:table-cell>
              <table:table-cell office:value-type="float" office:value="189.2">
                <text:p>189.2</text:p>
                <draw:g>
                  <svg:desc>'Compression (AS)'.B4:'Compression (AS)'.F4</svg:desc>
                </draw:g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3511">
                <text:p>3511</text:p>
              </table:table-cell>
              <table:table-cell office:value-type="float" office:value="479.7">
                <text:p>479.7</text:p>
              </table:table-cell>
            </table:table-row>
            <table:table-row>
              <table:table-cell office:value-type="string">
                <text:p>.NET 7</text:p>
                <draw:g>
                  <svg:desc>'Compression (AS)'.A5:'Compression (AS)'.A5</svg:desc>
                </draw:g>
              </table:table-cell>
              <table:table-cell office:value-type="float" office:value="320.5">
                <text:p>320.5</text:p>
                <draw:g>
                  <svg:desc>'Compression (AS)'.B5:'Compression (AS)'.F5</svg:desc>
                </draw:g>
              </table:table-cell>
              <table:table-cell office:value-type="float" office:value="1073">
                <text:p>1073</text:p>
              </table:table-cell>
              <table:table-cell office:value-type="float" office:value="176.4">
                <text:p>176.4</text:p>
              </table:table-cell>
              <table:table-cell office:value-type="float" office:value="6429">
                <text:p>6429</text:p>
              </table:table-cell>
              <table:table-cell office:value-type="float" office:value="324.8">
                <text:p>324.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04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7.381cm" svg:y="4.736cm" style:legend-expansion="high" chart:style-name="ch2"/>
        <chart:plot-area chart:style-name="ch3" table:cell-range-address="'Compression (AS)'.A8:'Compression (AS)'.F11" chart:data-source-has-labels="both" svg:x="0.402cm" svg:y="0.218cm" svg:width="16.602cm" svg:height="9.228cm">
          <chart:coordinate-region svg:x="2.182cm" svg:y="0.419cm" svg:width="14.822cm" svg:height="8.377cm"/>
          <chart:axis chart:dimension="x" chart:name="primary-x" chart:style-name="ch4" chartooo:axis-type="auto">
            <chartooo:date-scale/>
            <chart:categories table:cell-range-address="'Compression (AS)'.B8:'Compression (AS)'.F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AS)'.B9:'Compression (AS)'.F9" chart:label-cell-address="'Compression (AS)'.A9:'Compression (AS)'.A9" chart:class="chart:bar">
            <chart:data-point chart:repeated="5"/>
          </chart:series>
          <chart:series chart:style-name="ch8" chart:values-cell-range-address="'Compression (AS)'.B10:'Compression (AS)'.F10" chart:label-cell-address="'Compression (AS)'.A10:'Compression (AS)'.A10" chart:class="chart:bar">
            <chart:data-point chart:repeated="5"/>
          </chart:series>
          <chart:series chart:style-name="ch9" chart:values-cell-range-address="'Compression (AS)'.B11:'Compression (AS)'.F11" chart:label-cell-address="'Compression (AS)'.A11:'Compression (AS)'.A1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 (AS)'.B8:'Compression (AS)'.F8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AS)'.A9:'Compression (AS)'.A9</svg:desc>
                </draw:g>
              </table:table-cell>
              <table:table-cell office:value-type="float" office:value="3.23778501628665">
                <text:p>3.23778501628665</text:p>
                <draw:g>
                  <svg:desc>'Compression (AS)'.B9:'Compression (AS)'.F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0.3088235294118">
                <text:p>10.30882352941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 (AS)'.A10:'Compression (AS)'.A10</svg:desc>
                </draw:g>
              </table:table-cell>
              <table:table-cell office:value-type="float" office:value="6.30443974630021">
                <text:p>6.30443974630021</text:p>
                <draw:g>
                  <svg:desc>'Compression (AS)'.B10:'Compression (AS)'.F10</svg:desc>
                </draw:g>
              </table:table-cell>
              <table:table-cell office:value-type="float" office:value="1.53020706455542">
                <text:p>1.53020706455542</text:p>
              </table:table-cell>
              <table:table-cell office:value-type="float" office:value="NaN">
                <text:p>NaN</text:p>
              </table:table-cell>
              <table:table-cell office:value-type="float" office:value="2.25007120478496">
                <text:p>2.25007120478496</text:p>
              </table:table-cell>
              <table:table-cell office:value-type="float" office:value="0.709610173024807">
                <text:p>0.709610173024807</text:p>
              </table:table-cell>
            </table:table-row>
            <table:table-row>
              <table:table-cell office:value-type="string">
                <text:p>.NET 7</text:p>
                <draw:g>
                  <svg:desc>'Compression (AS)'.A11:'Compression (AS)'.A11</svg:desc>
                </draw:g>
              </table:table-cell>
              <table:table-cell office:value-type="float" office:value="3.7216848673947">
                <text:p>3.7216848673947</text:p>
                <draw:g>
                  <svg:desc>'Compression (AS)'.B11:'Compression (AS)'.F11</svg:desc>
                </draw:g>
              </table:table-cell>
              <table:table-cell office:value-type="float" office:value="1.1708294501398">
                <text:p>1.1708294501398</text:p>
              </table:table-cell>
              <table:table-cell office:value-type="float" office:value="10.3321995464853">
                <text:p>10.3321995464853</text:p>
              </table:table-cell>
              <table:table-cell office:value-type="float" office:value="1.22880696842433">
                <text:p>1.22880696842433</text:p>
              </table:table-cell>
              <table:table-cell office:value-type="float" office:value="1.04802955665025">
                <text:p>1.0480295566502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68cm" svg:y="6.188cm" style:legend-expansion="high" chart:style-name="ch2"/>
        <chart:plot-area chart:style-name="ch3" table:cell-range-address="'Checksums (AS)'.A1:'Checksums (AS)'.H6" chart:data-source-has-labels="both" svg:x="1.634cm" svg:y="0.299cm" svg:width="26.118cm" svg:height="14.384cm">
          <chart:coordinate-region svg:x="2.638cm" svg:y="0.5cm" svg:width="25.114cm" svg:height="13.533cm"/>
          <chart:axis chart:dimension="x" chart:name="primary-x" chart:style-name="ch4" chartooo:axis-type="auto">
            <chartooo:date-scale/>
            <chart:categories table:cell-range-address="'Checksums (AS)'.B1:'Checksums (AS)'.H1"/>
          </chart:axis>
          <chart:axis chart:dimension="y" chart:name="primary-y" chart:style-name="ch5">
            <chart:title svg:x="0.451cm" svg:y="7.725cm" chart:style-name="ch6">
              <text:p>μs</text:p>
            </chart:title>
          </chart:axis>
          <chart:series chart:style-name="ch7" chart:values-cell-range-address="'Checksums (AS)'.B2:'Checksums (AS)'.H2" chart:label-cell-address="'Checksums (AS)'.A2:'Checksums (AS)'.A2" chart:class="chart:bar">
            <chart:data-point chart:repeated="7"/>
          </chart:series>
          <chart:series chart:style-name="ch8" chart:values-cell-range-address="'Checksums (AS)'.B3:'Checksums (AS)'.H3" chart:label-cell-address="'Checksums (AS)'.A3:'Checksums (AS)'.A3" chart:class="chart:bar">
            <chart:data-point chart:repeated="7"/>
          </chart:series>
          <chart:series chart:style-name="ch9" chart:values-cell-range-address="'Checksums (AS)'.B4:'Checksums (AS)'.H4" chart:label-cell-address="'Checksums (AS)'.A4:'Checksums (AS)'.A4" chart:class="chart:bar">
            <chart:data-point chart:repeated="7"/>
          </chart:series>
          <chart:series chart:style-name="ch10" chart:values-cell-range-address="'Checksums (AS)'.B5:'Checksums (AS)'.H5" chart:label-cell-address="'Checksums (AS)'.A5:'Checksums (AS)'.A5" chart:class="chart:bar">
            <chart:data-point chart:repeated="7"/>
          </chart:series>
          <chart:series chart:style-name="ch11" chart:values-cell-range-address="'Checksums (AS)'.B6:'Checksums (AS)'.H6" chart:label-cell-address="'Checksums (AS)'.A6:'Checksums (AS)'.A6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S)'.B1:'Checksums (AS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S)'.A2:'Checksums (AS)'.A2</svg:desc>
                </draw:g>
              </table:table-cell>
              <table:table-cell office:value-type="float" office:value="6863.4">
                <text:p>6863.4</text:p>
                <draw:g>
                  <svg:desc>'Checksums (AS)'.B2:'Checksums (AS)'.H2</svg:desc>
                </draw:g>
              </table:table-cell>
              <table:table-cell office:value-type="float" office:value="5677">
                <text:p>5677</text:p>
              </table:table-cell>
              <table:table-cell office:value-type="float" office:value="5764.8">
                <text:p>5764.8</text:p>
              </table:table-cell>
              <table:table-cell office:value-type="float" office:value="4362.1">
                <text:p>4362.1</text:p>
              </table:table-cell>
              <table:table-cell office:value-type="float" office:value="4069">
                <text:p>4069</text:p>
              </table:table-cell>
              <table:table-cell office:value-type="float" office:value="6887.8">
                <text:p>6887.8</text:p>
              </table:table-cell>
              <table:table-cell office:value-type="float" office:value="6883.8">
                <text:p>6883.8</text:p>
              </table:table-cell>
            </table:table-row>
            <table:table-row>
              <table:table-cell office:value-type="string">
                <text:p>Aaru</text:p>
                <draw:g>
                  <svg:desc>'Checksums (AS)'.A3:'Checksums (AS)'.A3</svg:desc>
                </draw:g>
              </table:table-cell>
              <table:table-cell office:value-type="float" office:value="886">
                <text:p>886</text:p>
                <draw:g>
                  <svg:desc>'Checksums (AS)'.B3:'Checksums (AS)'.H3</svg:desc>
                </draw:g>
              </table:table-cell>
              <table:table-cell office:value-type="float" office:value="1233">
                <text:p>1233</text:p>
              </table:table-cell>
              <table:table-cell office:value-type="float" office:value="1359.2">
                <text:p>1359.2</text:p>
              </table:table-cell>
              <table:table-cell office:value-type="float" office:value="659">
                <text:p>659</text:p>
              </table:table-cell>
              <table:table-cell office:value-type="float" office:value="1743">
                <text:p>1743</text:p>
              </table:table-cell>
              <table:table-cell office:value-type="float" office:value="1018">
                <text:p>1018</text:p>
              </table:table-cell>
              <table:table-cell office:value-type="float" office:value="905.9">
                <text:p>905.9</text:p>
              </table:table-cell>
            </table:table-row>
            <table:table-row>
              <table:table-cell office:value-type="string">
                <text:p>AaruNative</text:p>
                <draw:g>
                  <svg:desc>'Checksums (AS)'.A4:'Checksums (AS)'.A4</svg:desc>
                </draw:g>
              </table:table-cell>
              <table:table-cell office:value-type="float" office:value="531.7">
                <text:p>531.7</text:p>
                <draw:g>
                  <svg:desc>'Checksums (AS)'.B4:'Checksums (AS)'.H4</svg:desc>
                </draw:g>
              </table:table-cell>
              <table:table-cell office:value-type="float" office:value="1074">
                <text:p>1074</text:p>
              </table:table-cell>
              <table:table-cell office:value-type="float" office:value="899.5">
                <text:p>899.5</text:p>
              </table:table-cell>
              <table:table-cell office:value-type="float" office:value="855.8">
                <text:p>855.8</text:p>
              </table:table-cell>
              <table:table-cell office:value-type="float" office:value="1284">
                <text:p>1284</text:p>
              </table:table-cell>
              <table:table-cell office:value-type="float" office:value="987.6">
                <text:p>987.6</text:p>
              </table:table-cell>
              <table:table-cell office:value-type="float" office:value="859.3">
                <text:p>859.3</text:p>
              </table:table-cell>
            </table:table-row>
            <table:table-row>
              <table:table-cell office:value-type="string">
                <text:p>rhash</text:p>
                <draw:g>
                  <svg:desc>'Checksums (AS)'.A5:'Checksums (AS)'.A5</svg:desc>
                </draw:g>
              </table:table-cell>
              <table:table-cell office:value-type="float" office:value="NaN">
                <text:p>NaN</text:p>
                <draw:g>
                  <svg:desc>'Checksums (AS)'.B5:'Checksums (AS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NET 7</text:p>
                <draw:g>
                  <svg:desc>'Checksums (AS)'.A6:'Checksums (AS)'.A6</svg:desc>
                </draw:g>
              </table:table-cell>
              <table:table-cell office:value-type="float" office:value="850.6">
                <text:p>850.6</text:p>
                <draw:g>
                  <svg:desc>'Checksums (AS)'.B6:'Checksums (AS)'.H6</svg:desc>
                </draw:g>
              </table:table-cell>
              <table:table-cell office:value-type="float" office:value="1078">
                <text:p>1078</text:p>
              </table:table-cell>
              <table:table-cell office:value-type="float" office:value="1240.7">
                <text:p>1240.7</text:p>
              </table:table-cell>
              <table:table-cell office:value-type="float" office:value="645.5">
                <text:p>645.5</text:p>
              </table:table-cell>
              <table:table-cell office:value-type="float" office:value="1456">
                <text:p>1456</text:p>
              </table:table-cell>
              <table:table-cell office:value-type="float" office:value="1026.6">
                <text:p>1026.6</text:p>
              </table:table-cell>
              <table:table-cell office:value-type="float" office:value="927.6">
                <text:p>927.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04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23cm" svg:y="4.146cm" style:legend-expansion="high" chart:style-name="ch2"/>
        <chart:plot-area chart:style-name="ch3" table:cell-range-address="'Checksums (AS)'.A8:'Checksums (AS)'.H11" chart:data-source-has-labels="both" svg:x="0.351cm" svg:y="0.197cm" svg:width="14.421cm" svg:height="9.503cm">
          <chart:coordinate-region svg:x="2.131cm" svg:y="0.398cm" svg:width="12.641cm" svg:height="7.154cm"/>
          <chart:axis chart:dimension="x" chart:name="primary-x" chart:style-name="ch4" chartooo:axis-type="auto">
            <chartooo:date-scale/>
            <chart:categories table:cell-range-address="'Checksums (AS)'.B8:'Checksums (AS)'.H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 (AS)'.B9:'Checksums (AS)'.H9" chart:label-cell-address="'Checksums (AS)'.A9:'Checksums (AS)'.A9" chart:class="chart:bar">
            <chart:data-point chart:repeated="7"/>
          </chart:series>
          <chart:series chart:style-name="ch9" chart:values-cell-range-address="'Checksums (AS)'.B10:'Checksums (AS)'.H10" chart:label-cell-address="'Checksums (AS)'.A10:'Checksums (AS)'.A10" chart:class="chart:bar">
            <chart:data-point chart:repeated="7"/>
          </chart:series>
          <chart:series chart:style-name="ch10" chart:values-cell-range-address="'Checksums (AS)'.B11:'Checksums (AS)'.H11" chart:label-cell-address="'Checksums (AS)'.A11:'Checksums (AS)'.A1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S)'.B8:'Checksums (AS)'.H8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S)'.A9:'Checksums (AS)'.A9</svg:desc>
                </draw:g>
              </table:table-cell>
              <table:table-cell office:value-type="float" office:value="7.74650112866817">
                <text:p>7.74650112866817</text:p>
                <draw:g>
                  <svg:desc>'Checksums (AS)'.B9:'Checksums (AS)'.H9</svg:desc>
                </draw:g>
              </table:table-cell>
              <table:table-cell office:value-type="float" office:value="4.60421735604217">
                <text:p>4.60421735604217</text:p>
              </table:table-cell>
              <table:table-cell office:value-type="float" office:value="4.24131842260153">
                <text:p>4.24131842260153</text:p>
              </table:table-cell>
              <table:table-cell office:value-type="float" office:value="6.61927162367223">
                <text:p>6.61927162367223</text:p>
              </table:table-cell>
              <table:table-cell office:value-type="float" office:value="2.33448078026391">
                <text:p>2.33448078026391</text:p>
              </table:table-cell>
              <table:table-cell office:value-type="float" office:value="6.76601178781925">
                <text:p>6.76601178781925</text:p>
              </table:table-cell>
              <table:table-cell office:value-type="float" office:value="7.59885197041616">
                <text:p>7.59885197041616</text:p>
              </table:table-cell>
            </table:table-row>
            <table:table-row>
              <table:table-cell office:value-type="string">
                <text:p>AaruNative</text:p>
                <draw:g>
                  <svg:desc>'Checksums (AS)'.A10:'Checksums (AS)'.A10</svg:desc>
                </draw:g>
              </table:table-cell>
              <table:table-cell office:value-type="float" office:value="12.9084069964266">
                <text:p>12.9084069964266</text:p>
                <draw:g>
                  <svg:desc>'Checksums (AS)'.B10:'Checksums (AS)'.H10</svg:desc>
                </draw:g>
              </table:table-cell>
              <table:table-cell office:value-type="float" office:value="5.28584729981378">
                <text:p>5.28584729981378</text:p>
              </table:table-cell>
              <table:table-cell office:value-type="float" office:value="6.4088938299055">
                <text:p>6.4088938299055</text:p>
              </table:table-cell>
              <table:table-cell office:value-type="float" office:value="5.09710212666511">
                <text:p>5.09710212666511</text:p>
              </table:table-cell>
              <table:table-cell office:value-type="float" office:value="3.1690031152648">
                <text:p>3.1690031152648</text:p>
              </table:table-cell>
              <table:table-cell office:value-type="float" office:value="6.9742810854597">
                <text:p>6.9742810854597</text:p>
              </table:table-cell>
              <table:table-cell office:value-type="float" office:value="8.01093913650646">
                <text:p>8.01093913650646</text:p>
              </table:table-cell>
            </table:table-row>
            <table:table-row>
              <table:table-cell office:value-type="string">
                <text:p>.NET 7</text:p>
                <draw:g>
                  <svg:desc>'Checksums (AS)'.A11:'Checksums (AS)'.A11</svg:desc>
                </draw:g>
              </table:table-cell>
              <table:table-cell office:value-type="float" office:value="8.06889254643781">
                <text:p>8.06889254643781</text:p>
                <draw:g>
                  <svg:desc>'Checksums (AS)'.B11:'Checksums (AS)'.H11</svg:desc>
                </draw:g>
              </table:table-cell>
              <table:table-cell office:value-type="float" office:value="5.26623376623377">
                <text:p>5.26623376623377</text:p>
              </table:table-cell>
              <table:table-cell office:value-type="float" office:value="4.646409285081">
                <text:p>4.646409285081</text:p>
              </table:table-cell>
              <table:table-cell office:value-type="float" office:value="6.75770720371805">
                <text:p>6.75770720371805</text:p>
              </table:table-cell>
              <table:table-cell office:value-type="float" office:value="2.79464285714286">
                <text:p>2.79464285714286</text:p>
              </table:table-cell>
              <table:table-cell office:value-type="float" office:value="6.70933177479057">
                <text:p>6.70933177479057</text:p>
              </table:table-cell>
              <table:table-cell office:value-type="float" office:value="7.42108667529107">
                <text:p>7.4210866752910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58cm" svg:y="6.689cm" style:legend-expansion="high" chart:style-name="ch2"/>
        <chart:plot-area chart:style-name="ch3" table:cell-range-address="'Hashes (AS)'.A1:'Hashes (AS)'.F4" chart:data-source-has-labels="both" svg:x="1.634cm" svg:y="0.299cm" svg:width="26.33cm" svg:height="14.384cm">
          <chart:coordinate-region svg:x="2.638cm" svg:y="0.5cm" svg:width="25.326cm" svg:height="13.533cm"/>
          <chart:axis chart:dimension="x" chart:name="primary-x" chart:style-name="ch4" chartooo:axis-type="auto">
            <chartooo:date-scale/>
            <chart:categories table:cell-range-address="'Hashes (AS)'.B1:'Hashes (AS)'.F1"/>
          </chart:axis>
          <chart:axis chart:dimension="y" chart:name="primary-y" chart:style-name="ch5">
            <chart:title svg:x="0.451cm" svg:y="7.725cm" chart:style-name="ch6">
              <text:p>µs</text:p>
            </chart:title>
          </chart:axis>
          <chart:series chart:style-name="ch7" chart:values-cell-range-address="'Hashes (AS)'.B2:'Hashes (AS)'.F2" chart:label-cell-address="'Hashes (AS)'.A2:'Hashes (AS)'.A2" chart:class="chart:bar">
            <chart:data-point chart:repeated="5"/>
          </chart:series>
          <chart:series chart:style-name="ch8" chart:values-cell-range-address="'Hashes (AS)'.B3:'Hashes (AS)'.F3" chart:label-cell-address="'Hashes (AS)'.A3:'Hashes (AS)'.A3" chart:class="chart:bar">
            <chart:data-point chart:repeated="5"/>
          </chart:series>
          <chart:series chart:style-name="ch9" chart:values-cell-range-address="'Hashes (AS)'.B4:'Hashes (AS)'.F4" chart:label-cell-address="'Hashes (AS)'.A4:'Hashes (AS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S)'.B1:'Hashes (AS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S)'.A2:'Hashes (AS)'.A2</svg:desc>
                </draw:g>
              </table:table-cell>
              <table:table-cell office:value-type="float" office:value="2441">
                <text:p>2441</text:p>
                <draw:g>
                  <svg:desc>'Hashes (AS)'.B2:'Hashes (AS)'.F2</svg:desc>
                </draw:g>
              </table:table-cell>
              <table:table-cell office:value-type="float" office:value="931.6">
                <text:p>931.6</text:p>
              </table:table-cell>
              <table:table-cell office:value-type="float" office:value="928.1">
                <text:p>928.1</text:p>
              </table:table-cell>
              <table:table-cell office:value-type="float" office:value="1221">
                <text:p>1221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OpenSSL</text:p>
                <draw:g>
                  <svg:desc>'Hashes (AS)'.A3:'Hashes (AS)'.A3</svg:desc>
                </draw:g>
              </table:table-cell>
              <table:table-cell office:value-type="float" office:value="NaN">
                <text:p>NaN</text:p>
                <draw:g>
                  <svg:desc>'Hashes (AS)'.B3:'Hashes (AS)'.F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NET 7</text:p>
                <draw:g>
                  <svg:desc>'Hashes (AS)'.A4:'Hashes (AS)'.A4</svg:desc>
                </draw:g>
              </table:table-cell>
              <table:table-cell office:value-type="float" office:value="2451">
                <text:p>2451</text:p>
                <draw:g>
                  <svg:desc>'Hashes (AS)'.B4:'Hashes (AS)'.F4</svg:desc>
                </draw:g>
              </table:table-cell>
              <table:table-cell office:value-type="float" office:value="925.8">
                <text:p>925.8</text:p>
              </table:table-cell>
              <table:table-cell office:value-type="float" office:value="951">
                <text:p>951</text:p>
              </table:table-cell>
              <table:table-cell office:value-type="float" office:value="1225">
                <text:p>1225</text:p>
              </table:table-cell>
              <table:table-cell office:value-type="float" office:value="1223">
                <text:p>1223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3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68cm" svg:y="6.188cm" style:legend-expansion="high" chart:style-name="ch2"/>
        <chart:plot-area chart:style-name="ch3" table:cell-range-address="'SpamSum (AS)'.A1:'SpamSum (AS)'.B6" chart:data-source-has-labels="both" svg:x="1.634cm" svg:y="0.299cm" svg:width="26.118cm" svg:height="14.384cm">
          <chart:coordinate-region svg:x="2.261cm" svg:y="0.5cm" svg:width="25.491cm" svg:height="13.533cm"/>
          <chart:axis chart:dimension="x" chart:name="primary-x" chart:style-name="ch4" chartooo:axis-type="auto">
            <chartooo:date-scale/>
            <chart:categories table:cell-range-address="'SpamSum (AS)'.B1:'SpamSum (AS)'.B1"/>
          </chart:axis>
          <chart:axis chart:dimension="y" chart:name="primary-y" chart:style-name="ch5">
            <chart:title svg:x="0.451cm" svg:y="7.772cm" chart:style-name="ch6">
              <text:p>ms</text:p>
            </chart:title>
          </chart:axis>
          <chart:series chart:style-name="ch7" chart:values-cell-range-address="'SpamSum (AS)'.B2:'SpamSum (AS)'.B2" chart:label-cell-address="'SpamSum (AS)'.A2:'SpamSum (AS)'.A2" chart:class="chart:bar">
            <chart:data-point/>
          </chart:series>
          <chart:series chart:style-name="ch8" chart:values-cell-range-address="'SpamSum (AS)'.B3:'SpamSum (AS)'.B3" chart:label-cell-address="'SpamSum (AS)'.A3:'SpamSum (AS)'.A3" chart:class="chart:bar">
            <chart:data-point/>
          </chart:series>
          <chart:series chart:style-name="ch9" chart:values-cell-range-address="'SpamSum (AS)'.B4:'SpamSum (AS)'.B4" chart:label-cell-address="'SpamSum (AS)'.A4:'SpamSum (AS)'.A4" chart:class="chart:bar">
            <chart:data-point/>
          </chart:series>
          <chart:series chart:style-name="ch10" chart:values-cell-range-address="'SpamSum (AS)'.B5:'SpamSum (AS)'.B5" chart:label-cell-address="'SpamSum (AS)'.A5:'SpamSum (AS)'.A5" chart:class="chart:bar">
            <chart:data-point/>
          </chart:series>
          <chart:series chart:style-name="ch11" chart:values-cell-range-address="'SpamSum (AS)'.B6:'SpamSum (AS)'.B6" chart:label-cell-address="'SpamSum (AS)'.A6:'SpamSum (AS)'.A6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S)'.B1:'SpamSum (AS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S)'.A2:'SpamSum (AS)'.A2</svg:desc>
                </draw:g>
              </table:table-cell>
              <table:table-cell office:value-type="float" office:value="12.65">
                <text:p>12.65</text:p>
                <draw:g>
                  <svg:desc>'SpamSum (AS)'.B2:'SpamSum (AS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S)'.A3:'SpamSum (AS)'.A3</svg:desc>
                </draw:g>
              </table:table-cell>
              <table:table-cell office:value-type="float" office:value="12.67">
                <text:p>12.67</text:p>
                <draw:g>
                  <svg:desc>'SpamSum (AS)'.B3:'SpamSum (AS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S)'.A4:'SpamSum (AS)'.A4</svg:desc>
                </draw:g>
              </table:table-cell>
              <table:table-cell office:value-type="float" office:value="16.27">
                <text:p>16.27</text:p>
                <draw:g>
                  <svg:desc>'SpamSum (AS)'.B4:'SpamSum (AS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S)'.A5:'SpamSum (AS)'.A5</svg:desc>
                </draw:g>
              </table:table-cell>
              <table:table-cell office:value-type="float" office:value="19.69">
                <text:p>19.69</text:p>
                <draw:g>
                  <svg:desc>'SpamSum (AS)'.B5:'SpamSum (AS)'.B5</svg:desc>
                </draw:g>
              </table:table-cell>
            </table:table-row>
            <table:table-row>
              <table:table-cell office:value-type="string">
                <text:p>.NET 7</text:p>
                <draw:g>
                  <svg:desc>'SpamSum (AS)'.A6:'SpamSum (AS)'.A6</svg:desc>
                </draw:g>
              </table:table-cell>
              <table:table-cell office:value-type="float" office:value="10.85">
                <text:p>10.85</text:p>
                <draw:g>
                  <svg:desc>'SpamSum (AS)'.B6:'SpamSum (AS)'.B6</svg:desc>
                </draw:g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3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04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7.193cm" svg:y="4.486cm" style:legend-expansion="high" chart:style-name="ch2"/>
        <chart:plot-area chart:style-name="ch3" table:cell-range-address="'Decompression (x64)'.A9:'Decompression (x64)'.I13" chart:data-source-has-labels="both" svg:x="0.402cm" svg:y="0.218cm" svg:width="16.602cm" svg:height="10.609cm">
          <chart:coordinate-region svg:x="2.182cm" svg:y="0.419cm" svg:width="14.822cm" svg:height="8.377cm"/>
          <chart:axis chart:dimension="x" chart:name="primary-x" chart:style-name="ch4" chartooo:axis-type="auto">
            <chartooo:date-scale/>
            <chart:categories table:cell-range-address="'Decompression (x64)'.B9:'Decompression (x64)'.I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ecompression (x64)'.B10:'Decompression (x64)'.I10" chart:label-cell-address="'Decompression (x64)'.A10:'Decompression (x64)'.A10" chart:class="chart:bar">
            <chart:data-point chart:repeated="8"/>
          </chart:series>
          <chart:series chart:style-name="ch9" chart:values-cell-range-address="'Decompression (x64)'.B11:'Decompression (x64)'.I11" chart:label-cell-address="'Decompression (x64)'.A11:'Decompression (x64)'.A11" chart:class="chart:bar">
            <chart:data-point chart:repeated="8"/>
          </chart:series>
          <chart:series chart:style-name="ch10" chart:values-cell-range-address="'Decompression (x64)'.B12:'Decompression (x64)'.I12" chart:label-cell-address="'Decompression (x64)'.A12:'Decompression (x64)'.A12" chart:class="chart:bar">
            <chart:data-point chart:repeated="8"/>
          </chart:series>
          <chart:series chart:style-name="ch11" chart:values-cell-range-address="'Decompression (x64)'.B13:'Decompression (x64)'.I13" chart:label-cell-address="'Decompression (x64)'.A13:'Decompression (x64)'.A13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 (x64)'.B9:'Decompression (x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 (x64)'.A10:'Decompression (x64)'.A10</svg:desc>
                </draw:g>
              </table:table-cell>
              <table:table-cell office:value-type="float" office:value="1.83909688482424">
                <text:p>1.83909688482424</text:p>
                <draw:g>
                  <svg:desc>'Decompression (x64)'.B10:'Decompression (x64)'.I10</svg:desc>
                </draw:g>
              </table:table-cell>
              <table:table-cell office:value-type="float" office:value="1.0001421464108">
                <text:p>1.0001421464108</text:p>
              </table:table-cell>
              <table:table-cell office:value-type="float" office:value="7.59748427672956">
                <text:p>7.59748427672956</text:p>
              </table:table-cell>
              <table:table-cell office:value-type="float" office:value="1.57676203768318">
                <text:p>1.57676203768318</text:p>
              </table:table-cell>
              <table:table-cell office:value-type="float" office:value="1.04014952235913">
                <text:p>1.04014952235913</text:p>
              </table:table-cell>
              <table:table-cell office:value-type="float" office:value="4.61432843936922">
                <text:p>4.61432843936922</text:p>
              </table:table-cell>
              <table:table-cell office:value-type="float" office:value="0.855489332296796">
                <text:p>0.855489332296796</text:p>
              </table:table-cell>
              <table:table-cell office:value-type="float" office:value="0.98086623760654">
                <text:p>0.98086623760654</text:p>
              </table:table-cell>
            </table:table-row>
            <table:table-row>
              <table:table-cell office:value-type="string">
                <text:p>AaruNative</text:p>
                <draw:g>
                  <svg:desc>'Decompression (x64)'.A11:'Decompression (x64)'.A11</svg:desc>
                </draw:g>
              </table:table-cell>
              <table:table-cell office:value-type="float" office:value="1.98182938096705">
                <text:p>1.98182938096705</text:p>
                <draw:g>
                  <svg:desc>'Decompression (x64)'.B11:'Decompression (x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6.536023054755">
                <text:p>16.536023054755</text:p>
              </table:table-cell>
              <table:table-cell office:value-type="float" office:value="2.4237060874229">
                <text:p>2.4237060874229</text:p>
              </table:table-cell>
              <table:table-cell office:value-type="float" office:value="1.36674549754412">
                <text:p>1.36674549754412</text:p>
              </table:table-cell>
              <table:table-cell office:value-type="float" office:value="NaN">
                <text:p>NaN</text:p>
              </table:table-cell>
              <table:table-cell office:value-type="float" office:value="2.24529585128089">
                <text:p>2.24529585128089</text:p>
              </table:table-cell>
              <table:table-cell office:value-type="float" office:value="1.36968666504736">
                <text:p>1.36968666504736</text:p>
              </table:table-cell>
            </table:table-row>
            <table:table-row>
              <table:table-cell office:value-type="string">
                <text:p>.NET 7</text:p>
                <draw:g>
                  <svg:desc>'Decompression (x64)'.A12:'Decompression (x64)'.A12</svg:desc>
                </draw:g>
              </table:table-cell>
              <table:table-cell office:value-type="float" office:value="1.71920919048891">
                <text:p>1.71920919048891</text:p>
                <draw:g>
                  <svg:desc>'Decompression (x64)'.B12:'Decompression (x64)'.I12</svg:desc>
                </draw:g>
              </table:table-cell>
              <table:table-cell office:value-type="float" office:value="0.816430726386633">
                <text:p>0.816430726386633</text:p>
              </table:table-cell>
              <table:table-cell office:value-type="float" office:value="7.22442555870318">
                <text:p>7.22442555870318</text:p>
              </table:table-cell>
              <table:table-cell office:value-type="float" office:value="1.76420066367363">
                <text:p>1.76420066367363</text:p>
              </table:table-cell>
              <table:table-cell office:value-type="float" office:value="1.01747020585049">
                <text:p>1.01747020585049</text:p>
              </table:table-cell>
              <table:table-cell office:value-type="float" office:value="4.613074204947">
                <text:p>4.613074204947</text:p>
              </table:table-cell>
              <table:table-cell office:value-type="float" office:value="1.06174957118353">
                <text:p>1.06174957118353</text:p>
              </table:table-cell>
              <table:table-cell office:value-type="float" office:value="1.13483598309519">
                <text:p>1.13483598309519</text:p>
              </table:table-cell>
            </table:table-row>
            <table:table-row>
              <table:table-cell office:value-type="string">
                <text:p>.NET 7 AOT</text:p>
                <draw:g>
                  <svg:desc>'Decompression (x64)'.A13:'Decompression (x64)'.A13</svg:desc>
                </draw:g>
              </table:table-cell>
              <table:table-cell office:value-type="float" office:value="1.8909785483397">
                <text:p>1.8909785483397</text:p>
                <draw:g>
                  <svg:desc>'Decompression (x64)'.B13:'Decompression (x64)'.I13</svg:desc>
                </draw:g>
              </table:table-cell>
              <table:table-cell office:value-type="float" office:value="1.01735106998265">
                <text:p>1.01735106998265</text:p>
              </table:table-cell>
              <table:table-cell office:value-type="float" office:value="7.69942972156994">
                <text:p>7.69942972156994</text:p>
              </table:table-cell>
              <table:table-cell office:value-type="float" office:value="1.90594685786588">
                <text:p>1.90594685786588</text:p>
              </table:table-cell>
              <table:table-cell office:value-type="float" office:value="1.05297827610371">
                <text:p>1.05297827610371</text:p>
              </table:table-cell>
              <table:table-cell office:value-type="float" office:value="4.38766804550155">
                <text:p>4.38766804550155</text:p>
              </table:table-cell>
              <table:table-cell office:value-type="float" office:value="1.1201085727211">
                <text:p>1.1201085727211</text:p>
              </table:table-cell>
              <table:table-cell office:value-type="float" office:value="1.07737867787543">
                <text:p>1.077378677875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18cm" svg:y="6.188cm" style:legend-expansion="high" chart:style-name="ch2"/>
        <chart:plot-area chart:style-name="ch3" table:cell-range-address="'Hashes (x64)'.A1:'Hashes (x64)'.F6" chart:data-source-has-labels="both" svg:x="1.634cm" svg:y="0.299cm" svg:width="25.93cm" svg:height="14.384cm">
          <chart:coordinate-region svg:x="2.638cm" svg:y="0.5cm" svg:width="24.926cm" svg:height="13.533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5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series chart:style-name="ch10" chart:values-cell-range-address="'Hashes (x64)'.B5:'Hashes (x64)'.F5" chart:label-cell-address="'Hashes (x64)'.A5:'Hashes (x64)'.A5" chart:class="chart:bar">
            <chart:data-point chart:repeated="5"/>
          </chart:series>
          <chart:series chart:style-name="ch11" chart:values-cell-range-address="'Hashes (x64)'.B6:'Hashes (x64)'.F6" chart:label-cell-address="'Hashes (x64)'.A6:'Hashes (x64)'.A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363">
                <text:p>1363</text:p>
                <draw:g>
                  <svg:desc>'Hashes (x64)'.B2:'Hashes (x64)'.F2</svg:desc>
                </draw:g>
              </table:table-cell>
              <table:table-cell office:value-type="float" office:value="702.9">
                <text:p>702.9</text:p>
              </table:table-cell>
              <table:table-cell office:value-type="float" office:value="729.2">
                <text:p>729.2</text:p>
              </table:table-cell>
              <table:table-cell office:value-type="float" office:value="1303">
                <text:p>1303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381">
                <text:p>1381</text:p>
                <draw:g>
                  <svg:desc>'Hashes (x64)'.B3:'Hashes (x64)'.F3</svg:desc>
                </draw:g>
              </table:table-cell>
              <table:table-cell office:value-type="float" office:value="685.9">
                <text:p>685.9</text:p>
              </table:table-cell>
              <table:table-cell office:value-type="float" office:value="722.4">
                <text:p>722.4</text:p>
              </table:table-cell>
              <table:table-cell office:value-type="float" office:value="1255">
                <text:p>1255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391">
                <text:p>1391</text:p>
                <draw:g>
                  <svg:desc>'Hashes (x64)'.B4:'Hashes (x64)'.F4</svg:desc>
                </draw:g>
              </table:table-cell>
              <table:table-cell office:value-type="float" office:value="696.3">
                <text:p>696.3</text:p>
              </table:table-cell>
              <table:table-cell office:value-type="float" office:value="708.2">
                <text:p>708.2</text:p>
              </table:table-cell>
              <table:table-cell office:value-type="float" office:value="1262">
                <text:p>1262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.NET 7</text:p>
                <draw:g>
                  <svg:desc>'Hashes (x64)'.A5:'Hashes (x64)'.A5</svg:desc>
                </draw:g>
              </table:table-cell>
              <table:table-cell office:value-type="float" office:value="1360">
                <text:p>1360</text:p>
                <draw:g>
                  <svg:desc>'Hashes (x64)'.B5:'Hashes (x64)'.F5</svg:desc>
                </draw:g>
              </table:table-cell>
              <table:table-cell office:value-type="float" office:value="697.8">
                <text:p>697.8</text:p>
              </table:table-cell>
              <table:table-cell office:value-type="float" office:value="720.4">
                <text:p>720.4</text:p>
              </table:table-cell>
              <table:table-cell office:value-type="float" office:value="1284">
                <text:p>1284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.NET 7 AOT</text:p>
                <draw:g>
                  <svg:desc>'Hashes (x64)'.A6:'Hashes (x64)'.A6</svg:desc>
                </draw:g>
              </table:table-cell>
              <table:table-cell office:value-type="float" office:value="1389">
                <text:p>1389</text:p>
                <draw:g>
                  <svg:desc>'Hashes (x64)'.B6:'Hashes (x64)'.F6</svg:desc>
                </draw:g>
              </table:table-cell>
              <table:table-cell office:value-type="float" office:value="680.9">
                <text:p>680.9</text:p>
              </table:table-cell>
              <table:table-cell office:value-type="float" office:value="707.5">
                <text:p>707.5</text:p>
              </table:table-cell>
              <table:table-cell office:value-type="float" office:value="1247">
                <text:p>1247</text:p>
              </table:table-cell>
              <table:table-cell office:value-type="float" office:value="1276">
                <text:p>12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18cm" svg:y="5.938cm" style:legend-expansion="high" chart:style-name="ch2"/>
        <chart:plot-area chart:style-name="ch3" table:cell-range-address="'SpamSum (x64)'.A1:'SpamSum (x64)'.B7" chart:data-source-has-labels="both" svg:x="1.634cm" svg:y="0.299cm" svg:width="25.93cm" svg:height="14.384cm">
          <chart:coordinate-region svg:x="2.261cm" svg:y="0.5cm" svg:width="25.303cm" svg:height="13.533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72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series chart:style-name="ch11" chart:values-cell-range-address="'SpamSum (x64)'.B6:'SpamSum (x64)'.B6" chart:label-cell-address="'SpamSum (x64)'.A6:'SpamSum (x64)'.A6" chart:class="chart:bar">
            <chart:data-point/>
          </chart:series>
          <chart:series chart:style-name="ch12" chart:values-cell-range-address="'SpamSum (x64)'.B7:'SpamSum (x64)'.B7" chart:label-cell-address="'SpamSum (x64)'.A7:'SpamSum (x64)'.A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12.158">
                <text:p>12.158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1.825">
                <text:p>11.825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269">
                <text:p>19.269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7.357">
                <text:p>7.357</text:p>
                <draw:g>
                  <svg:desc>'SpamSum (x64)'.B5:'SpamSum (x64)'.B5</svg:desc>
                </draw:g>
              </table:table-cell>
            </table:table-row>
            <table:table-row>
              <table:table-cell office:value-type="string">
                <text:p>.NET 7</text:p>
                <draw:g>
                  <svg:desc>'SpamSum (x64)'.A6:'SpamSum (x64)'.A6</svg:desc>
                </draw:g>
              </table:table-cell>
              <table:table-cell office:value-type="float" office:value="11.653">
                <text:p>11.653</text:p>
                <draw:g>
                  <svg:desc>'SpamSum (x64)'.B6:'SpamSum (x64)'.B6</svg:desc>
                </draw:g>
              </table:table-cell>
            </table:table-row>
            <table:table-row>
              <table:table-cell office:value-type="string">
                <text:p>.NET 7 AOT</text:p>
                <draw:g>
                  <svg:desc>'SpamSum (x64)'.A7:'SpamSum (x64)'.A7</svg:desc>
                </draw:g>
              </table:table-cell>
              <table:table-cell office:value-type="float" office:value="11.669">
                <text:p>11.669</text:p>
                <draw:g>
                  <svg:desc>'SpamSum (x64)'.B7:'SpamSum (x64)'.B7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68cm" svg:y="6.439cm" style:legend-expansion="high" chart:style-name="ch2"/>
        <chart:plot-area chart:style-name="ch3" table:cell-range-address="'Checksums (arm64)'.A1:'Checksums (arm64)'.H5" chart:data-source-has-labels="both" svg:x="1.634cm" svg:y="0.299cm" svg:width="26.118cm" svg:height="14.384cm">
          <chart:coordinate-region svg:x="2.261cm" svg:y="0.5cm" svg:width="25.491cm" svg:height="13.533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72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17.831">
                <text:p>17.831</text:p>
                <draw:g>
                  <svg:desc>'Checksums (arm64)'.B2:'Checksums (arm64)'.H2</svg:desc>
                </draw:g>
              </table:table-cell>
              <table:table-cell office:value-type="float" office:value="12.993">
                <text:p>12.993</text:p>
              </table:table-cell>
              <table:table-cell office:value-type="float" office:value="14.701">
                <text:p>14.701</text:p>
              </table:table-cell>
              <table:table-cell office:value-type="float" office:value="15.111">
                <text:p>15.111</text:p>
              </table:table-cell>
              <table:table-cell office:value-type="float" office:value="14.308">
                <text:p>14.308</text:p>
              </table:table-cell>
              <table:table-cell office:value-type="float" office:value="17.761">
                <text:p>17.761</text:p>
              </table:table-cell>
              <table:table-cell office:value-type="float" office:value="17.773">
                <text:p>17.773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4.581">
                <text:p>4.581</text:p>
                <draw:g>
                  <svg:desc>'Checksums (arm64)'.B3:'Checksums (arm64)'.H3</svg:desc>
                </draw:g>
              </table:table-cell>
              <table:table-cell office:value-type="float" office:value="6.901">
                <text:p>6.901</text:p>
              </table:table-cell>
              <table:table-cell office:value-type="float" office:value="7.361">
                <text:p>7.361</text:p>
              </table:table-cell>
              <table:table-cell office:value-type="float" office:value="3.387">
                <text:p>3.387</text:p>
              </table:table-cell>
              <table:table-cell office:value-type="float" office:value="7.813">
                <text:p>7.813</text:p>
              </table:table-cell>
              <table:table-cell office:value-type="float" office:value="4.837">
                <text:p>4.837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2.762">
                <text:p>2.762</text:p>
                <draw:g>
                  <svg:desc>'Checksums (arm64)'.B4:'Checksums (arm64)'.H4</svg:desc>
                </draw:g>
              </table:table-cell>
              <table:table-cell office:value-type="float" office:value="3.825">
                <text:p>3.825</text:p>
              </table:table-cell>
              <table:table-cell office:value-type="float" office:value="3.88">
                <text:p>3.88</text:p>
              </table:table-cell>
              <table:table-cell office:value-type="float" office:value="2.769">
                <text:p>2.769</text:p>
              </table:table-cell>
              <table:table-cell office:value-type="float" office:value="6.844">
                <text:p>6.844</text:p>
              </table:table-cell>
              <table:table-cell office:value-type="float" office:value="3.362">
                <text:p>3.36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04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23cm" svg:y="4.397cm" style:legend-expansion="high" chart:style-name="ch2"/>
        <chart:plot-area chart:style-name="ch3" table:cell-range-address="'Checksums (arm64)'.A9:'Checksums (arm64)'.H11" chart:data-source-has-labels="both" svg:x="0.351cm" svg:y="0.197cm" svg:width="14.421cm" svg:height="9.503cm">
          <chart:coordinate-region svg:x="1.943cm" svg:y="0.398cm" svg:width="12.829cm" svg:height="7.154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9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3.89238157607509">
                <text:p>3.89238157607509</text:p>
                <draw:g>
                  <svg:desc>'Checksums (arm64)'.B10:'Checksums (arm64)'.H10</svg:desc>
                </draw:g>
              </table:table-cell>
              <table:table-cell office:value-type="float" office:value="1.88277061295464">
                <text:p>1.88277061295464</text:p>
              </table:table-cell>
              <table:table-cell office:value-type="float" office:value="1.99714712674908">
                <text:p>1.99714712674908</text:p>
              </table:table-cell>
              <table:table-cell office:value-type="float" office:value="4.46147032772365">
                <text:p>4.46147032772365</text:p>
              </table:table-cell>
              <table:table-cell office:value-type="float" office:value="1.83130679636503">
                <text:p>1.83130679636503</text:p>
              </table:table-cell>
              <table:table-cell office:value-type="float" office:value="3.67190407277238">
                <text:p>3.67190407277238</text:p>
              </table:table-cell>
              <table:table-cell office:value-type="float" office:value="3.9822989020838">
                <text:p>3.9822989020838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6.45582910934106">
                <text:p>6.45582910934106</text:p>
                <draw:g>
                  <svg:desc>'Checksums (arm64)'.B11:'Checksums (arm64)'.H11</svg:desc>
                </draw:g>
              </table:table-cell>
              <table:table-cell office:value-type="float" office:value="3.39686274509804">
                <text:p>3.39686274509804</text:p>
              </table:table-cell>
              <table:table-cell office:value-type="float" office:value="3.7889175257732">
                <text:p>3.7889175257732</text:p>
              </table:table-cell>
              <table:table-cell office:value-type="float" office:value="5.45720476706392">
                <text:p>5.45720476706392</text:p>
              </table:table-cell>
              <table:table-cell office:value-type="float" office:value="2.0905902980713">
                <text:p>2.0905902980713</text:p>
              </table:table-cell>
              <table:table-cell office:value-type="float" office:value="5.28286734086853">
                <text:p>5.28286734086853</text:p>
              </table:table-cell>
              <table:table-cell office:value-type="float" office:value="5.33723723723724">
                <text:p>5.337237237237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58cm" svg:y="6.689cm" style:legend-expansion="high" chart:style-name="ch2"/>
        <chart:plot-area chart:style-name="ch3" table:cell-range-address="'Hashes (arm64)'.A1:'Hashes (arm64)'.F4" chart:data-source-has-labels="both" svg:x="1.634cm" svg:y="0.299cm" svg:width="26.33cm" svg:height="14.384cm">
          <chart:coordinate-region svg:x="2.261cm" svg:y="0.5cm" svg:width="25.703cm" svg:height="13.533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72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7.624">
                <text:p>7.624</text:p>
                <draw:g>
                  <svg:desc>'Hashes (arm64)'.B2:'Hashes (arm64)'.F2</svg:desc>
                </draw:g>
              </table:table-cell>
              <table:table-cell office:value-type="float" office:value="8.732">
                <text:p>8.732</text:p>
              </table:table-cell>
              <table:table-cell office:value-type="float" office:value="12.59">
                <text:p>12.59</text:p>
              </table:table-cell>
              <table:table-cell office:value-type="float" office:value="9.755">
                <text:p>9.755</text:p>
              </table:table-cell>
              <table:table-cell office:value-type="float" office:value="9.782">
                <text:p>9.782</text:p>
              </table:table-cell>
            </table:table-row>
            <table:table-row>
              <table:table-cell office:value-type="string">
                <text:p>OpenSSL</text:p>
                <draw:g>
                  <svg:desc>'Hashes (arm64)'.A3:'Hashes (arm64)'.A3</svg:desc>
                </draw:g>
              </table:table-cell>
              <table:table-cell office:value-type="float" office:value="8.375">
                <text:p>8.375</text:p>
                <draw:g>
                  <svg:desc>'Hashes (arm64)'.B3:'Hashes (arm64)'.F3</svg:desc>
                </draw:g>
              </table:table-cell>
              <table:table-cell office:value-type="float" office:value="8.525">
                <text:p>8.525</text:p>
              </table:table-cell>
              <table:table-cell office:value-type="float" office:value="13.81">
                <text:p>13.81</text:p>
              </table:table-cell>
              <table:table-cell office:value-type="float" office:value="9.73">
                <text:p>9.73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rhash</text:p>
                <draw:g>
                  <svg:desc>'Hashes (arm64)'.A4:'Hashes (arm64)'.A4</svg:desc>
                </draw:g>
              </table:table-cell>
              <table:table-cell office:value-type="float" office:value="8.405">
                <text:p>8.405</text:p>
                <draw:g>
                  <svg:desc>'Hashes (arm64)'.B4:'Hashes (arm64)'.F4</svg:desc>
                </draw:g>
              </table:table-cell>
              <table:table-cell office:value-type="float" office:value="8.657">
                <text:p>8.657</text:p>
              </table:table-cell>
              <table:table-cell office:value-type="float" office:value="13.52">
                <text:p>13.52</text:p>
              </table:table-cell>
              <table:table-cell office:value-type="float" office:value="10.269">
                <text:p>10.269</text:p>
              </table:table-cell>
              <table:table-cell office:value-type="float" office:value="10.108">
                <text:p>10.1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